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732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Coin_20_du_20_tableau_20_croisé">
      <style:table-cell-properties fo:border-bottom="none" fo:border-left="0.071cm solid #000000" fo:border-right="none" fo:border-top="0.071cm solid #000000"/>
    </style:style>
    <style:style style:name="ce2" style:family="table-cell" style:parent-style-name="Coin_20_du_20_tableau_20_croisé">
      <style:table-cell-properties fo:border-bottom="none" fo:border-left="0.071cm solid #000000" fo:border-right="none" fo:border-top="none"/>
    </style:style>
    <style:style style:name="ce3" style:family="table-cell" style:parent-style-name="Champ_20_du_20_tableau_20_croisé">
      <style:table-cell-properties fo:border-bottom="0.035cm solid #000000" fo:border-left="0.071cm solid #000000" fo:border-right="0.035cm solid #000000" fo:border-top="0.035cm solid #000000"/>
    </style:style>
    <style:style style:name="ce4" style:family="table-cell" style:parent-style-name="Catégorie_20_du_20_tableau_20_croisé">
      <style:table-cell-properties fo:border-bottom="none" fo:border-left="0.071cm solid #000000" fo:border-right="0.035cm solid #000000" fo:border-top="0.035cm solid #000000"/>
    </style:style>
    <style:style style:name="ce5" style:family="table-cell" style:parent-style-name="Catégorie_20_du_20_tableau_20_croisé">
      <style:table-cell-properties fo:border-bottom="none" fo:border-left="0.071cm solid #000000" fo:border-right="0.035cm solid #000000" fo:border-top="none"/>
    </style:style>
    <style:style style:name="ce6" style:family="table-cell" style:parent-style-name="Catégorie_20_du_20_tableau_20_croisé">
      <style:table-cell-properties fo:border-bottom="0.035cm solid #000000" fo:border-left="0.071cm solid #000000" fo:border-right="0.035cm solid #000000" fo:border-top="none"/>
    </style:style>
    <style:style style:name="ce7" style:family="table-cell" style:parent-style-name="Titre_20_du_20_tableau_20_croisé">
      <style:table-cell-properties fo:border-bottom="0.035cm solid #000000" fo:border-left="0.071cm solid #000000" fo:border-right="none" fo:border-top="0.035cm solid #000000"/>
    </style:style>
    <style:style style:name="ce8" style:family="table-cell" style:parent-style-name="Titre_20_du_20_tableau_20_croisé">
      <style:table-cell-properties fo:border-bottom="0.071cm solid #000000" fo:border-left="0.071cm solid #000000" fo:border-right="none" fo:border-top="0.035cm solid #000000"/>
    </style:style>
    <style:style style:name="ce9" style:family="table-cell" style:parent-style-name="Default">
      <style:table-cell-properties fo:border="0.035cm solid #000000"/>
    </style:style>
    <style:style style:name="ce10" style:family="table-cell" style:parent-style-name="Coin_20_du_20_tableau_20_croisé">
      <style:table-cell-properties fo:border-bottom="none" fo:border-left="none" fo:border-right="none" fo:border-top="0.071cm solid #000000"/>
    </style:style>
    <style:style style:name="ce11" style:family="table-cell" style:parent-style-name="Champ_20_du_20_tableau_20_croisé">
      <style:table-cell-properties fo:border="0.035cm solid #000000"/>
    </style:style>
    <style:style style:name="ce12" style:family="table-cell" style:parent-style-name="Catégorie_20_du_20_tableau_20_croisé">
      <style:table-cell-properties fo:border-bottom="none" fo:border-left="0.035cm solid #000000" fo:border-right="0.035cm solid #000000" fo:border-top="0.035cm solid #000000"/>
    </style:style>
    <style:style style:name="ce13" style:family="table-cell" style:parent-style-name="Catégorie_20_du_20_tableau_20_croisé">
      <style:table-cell-properties fo:border-bottom="0.035cm solid #000000" fo:border-left="0.035cm solid #000000" fo:border-right="0.035cm solid #000000" fo:border-top="none"/>
    </style:style>
    <style:style style:name="ce14" style:family="table-cell" style:parent-style-name="Titre_20_du_20_tableau_20_croisé">
      <style:table-cell-properties fo:border-bottom="0.035cm solid #000000" fo:border-left="none" fo:border-right="none" fo:border-top="0.035cm solid #000000"/>
    </style:style>
    <style:style style:name="ce15" style:family="table-cell" style:parent-style-name="Titre_20_du_20_tableau_20_croisé">
      <style:table-cell-properties fo:border-bottom="0.071cm solid #000000" fo:border-left="none" fo:border-right="none" fo:border-top="0.035cm solid #000000"/>
    </style:style>
    <style:style style:name="ce16" style:family="table-cell" style:parent-style-name="Coin_20_du_20_tableau_20_croisé">
      <style:table-cell-properties fo:border-bottom="none" fo:border-left="none" fo:border-right="0.035cm solid #000000" fo:border-top="0.071cm solid #000000"/>
    </style:style>
    <style:style style:name="ce17" style:family="table-cell" style:parent-style-name="Coin_20_du_20_tableau_20_croisé">
      <style:table-cell-properties fo:border-bottom="none" fo:border-left="none" fo:border-right="0.035cm solid #000000" fo:border-top="none"/>
    </style:style>
    <style:style style:name="ce18" style:family="table-cell" style:parent-style-name="Titre_20_du_20_tableau_20_croisé">
      <style:table-cell-properties fo:border-bottom="0.035cm solid #000000" fo:border-left="none" fo:border-right="0.035cm solid #000000" fo:border-top="0.035cm solid #000000"/>
    </style:style>
    <style:style style:name="ce19" style:family="table-cell" style:parent-style-name="Titre_20_du_20_tableau_20_croisé">
      <style:table-cell-properties fo:border-bottom="0.071cm solid #000000" fo:border-left="none" fo:border-right="0.035cm solid #000000" fo:border-top="0.035cm solid #000000"/>
    </style:style>
    <style:style style:name="ce20" style:family="table-cell" style:parent-style-name="Champ_20_du_20_tableau_20_croisé">
      <style:table-cell-properties fo:border-bottom="0.035cm solid #000000" fo:border-left="0.035cm solid #000000" fo:border-right="0.035cm solid #000000" fo:border-top="0.071cm solid #000000"/>
    </style:style>
    <style:style style:name="ce21" style:family="table-cell" style:parent-style-name="Catégorie_20_du_20_tableau_20_croisé">
      <style:table-cell-properties fo:border-bottom="0.035cm solid #000000" fo:border-left="0.035cm solid #000000" fo:border-right="none" fo:border-top="0.035cm solid #000000"/>
    </style:style>
    <style:style style:name="ce22" style:family="table-cell" style:parent-style-name="Catégorie_20_du_20_tableau_20_croisé">
      <style:table-cell-properties fo:border-bottom="none" fo:border-left="0.035cm solid #000000" fo:border-right="none" fo:border-top="none"/>
    </style:style>
    <style:style style:name="ce23" style:family="table-cell" style:parent-style-name="Catégorie_20_du_20_tableau_20_croisé">
      <style:table-cell-properties fo:border-bottom="0.035cm solid #000000" fo:border-left="0.035cm solid #000000" fo:border-right="none" fo:border-top="none"/>
    </style:style>
    <style:style style:name="ce24" style:family="table-cell" style:parent-style-name="Valeur_20_du_20_tableau_20_croisé">
      <style:table-cell-properties fo:border-bottom="none" fo:border-left="0.035cm solid #000000" fo:border-right="none" fo:border-top="0.035cm solid #000000"/>
    </style:style>
    <style:style style:name="ce25" style:family="table-cell" style:parent-style-name="Valeur_20_du_20_tableau_20_croisé">
      <style:table-cell-properties fo:border-bottom="0.035cm solid #000000" fo:border-left="0.035cm solid #000000" fo:border-right="none" fo:border-top="none"/>
    </style:style>
    <style:style style:name="ce26" style:family="table-cell" style:parent-style-name="Valeur_20_du_20_tableau_20_croisé">
      <style:table-cell-properties fo:border-bottom="none" fo:border-left="none" fo:border-right="none" fo:border-top="0.035cm solid #000000"/>
    </style:style>
    <style:style style:name="ce27" style:family="table-cell" style:parent-style-name="Valeur_20_du_20_tableau_20_croisé">
      <style:table-cell-properties fo:border-bottom="0.035cm solid #000000" fo:border-left="none" fo:border-right="none" fo:border-top="none"/>
    </style:style>
    <style:style style:name="ce28" style:family="table-cell" style:parent-style-name="Résultat_20_du_20_tableau_20_croisé">
      <style:table-cell-properties fo:border-bottom="0.035cm solid #000000" fo:border-left="0.035cm solid #000000" fo:border-right="none" fo:border-top="0.035cm solid #000000"/>
    </style:style>
    <style:style style:name="ce29" style:family="table-cell" style:parent-style-name="Résultat_20_du_20_tableau_20_croisé">
      <style:table-cell-properties fo:border-bottom="0.071cm solid #000000" fo:border-left="0.035cm solid #000000" fo:border-right="none" fo:border-top="0.035cm solid #000000"/>
    </style:style>
    <style:style style:name="ce30" style:family="table-cell" style:parent-style-name="Catégorie_20_du_20_tableau_20_croisé">
      <style:table-cell-properties fo:border-bottom="0.035cm solid #000000" fo:border-left="none" fo:border-right="none" fo:border-top="0.035cm solid #000000"/>
    </style:style>
    <style:style style:name="ce31" style:family="table-cell" style:parent-style-name="Catégorie_20_du_20_tableau_20_croisé">
      <style:table-cell-properties fo:border-bottom="0.035cm solid #000000" fo:border-left="none" fo:border-right="none" fo:border-top="none"/>
    </style:style>
    <style:style style:name="ce32" style:family="table-cell" style:parent-style-name="Résultat_20_du_20_tableau_20_croisé">
      <style:table-cell-properties fo:border-bottom="0.035cm solid #000000" fo:border-left="none" fo:border-right="none" fo:border-top="0.035cm solid #000000"/>
    </style:style>
    <style:style style:name="ce33" style:family="table-cell" style:parent-style-name="Résultat_20_du_20_tableau_20_croisé">
      <style:table-cell-properties fo:border-bottom="0.071cm solid #000000" fo:border-left="none" fo:border-right="none" fo:border-top="0.035cm solid #000000"/>
    </style:style>
    <style:style style:name="ce34" style:family="table-cell" style:parent-style-name="Valeur_20_du_20_tableau_20_croisé">
      <style:table-cell-properties fo:border-bottom="none" fo:border-left="none" fo:border-right="0.035cm solid #000000" fo:border-top="0.035cm solid #000000"/>
    </style:style>
    <style:style style:name="ce35" style:family="table-cell" style:parent-style-name="Valeur_20_du_20_tableau_20_croisé">
      <style:table-cell-properties fo:border-bottom="0.035cm solid #000000" fo:border-left="none" fo:border-right="0.035cm solid #000000" fo:border-top="none"/>
    </style:style>
    <style:style style:name="ce36" style:family="table-cell" style:parent-style-name="Résultat_20_du_20_tableau_20_croisé">
      <style:table-cell-properties fo:border-bottom="0.035cm solid #000000" fo:border-left="none" fo:border-right="0.035cm solid #000000" fo:border-top="0.035cm solid #000000"/>
    </style:style>
    <style:style style:name="ce37" style:family="table-cell" style:parent-style-name="Résultat_20_du_20_tableau_20_croisé">
      <style:table-cell-properties fo:border-bottom="0.071cm solid #000000" fo:border-left="none" fo:border-right="0.035cm solid #000000" fo:border-top="0.035cm solid #000000"/>
    </style:style>
    <style:style style:name="ce38" style:family="table-cell" style:parent-style-name="Catégorie_20_du_20_tableau_20_croisé">
      <style:table-cell-properties fo:border-bottom="0.035cm solid #000000" fo:border-left="none" fo:border-right="0.035cm solid #000000" fo:border-top="0.035cm solid #000000"/>
    </style:style>
    <style:style style:name="ce39" style:family="table-cell" style:parent-style-name="Coin_20_du_20_tableau_20_croisé">
      <style:table-cell-properties fo:border-bottom="none" fo:border-left="none" fo:border-right="0.071cm solid #000000" fo:border-top="0.071cm solid #000000"/>
    </style:style>
    <style:style style:name="ce40" style:family="table-cell" style:parent-style-name="Titre_20_du_20_tableau_20_croisé">
      <style:table-cell-properties fo:border-bottom="none" fo:border-left="0.035cm solid #000000" fo:border-right="0.071cm solid #000000" fo:border-top="0.035cm solid #000000"/>
    </style:style>
    <style:style style:name="ce41" style:family="table-cell" style:parent-style-name="Titre_20_du_20_tableau_20_croisé">
      <style:table-cell-properties fo:border-bottom="none" fo:border-left="0.035cm solid #000000" fo:border-right="0.071cm solid #000000" fo:border-top="none"/>
    </style:style>
    <style:style style:name="ce42" style:family="table-cell" style:parent-style-name="Titre_20_du_20_tableau_20_croisé">
      <style:table-cell-properties fo:border-bottom="0.035cm solid #000000" fo:border-left="0.035cm solid #000000" fo:border-right="0.071cm solid #000000" fo:border-top="none"/>
    </style:style>
    <style:style style:name="ce43" style:family="table-cell" style:parent-style-name="Résultat_20_du_20_tableau_20_croisé">
      <style:table-cell-properties fo:border-bottom="none" fo:border-left="0.035cm solid #000000" fo:border-right="0.071cm solid #000000" fo:border-top="0.035cm solid #000000"/>
    </style:style>
    <style:style style:name="ce44" style:family="table-cell" style:parent-style-name="Résultat_20_du_20_tableau_20_croisé">
      <style:table-cell-properties fo:border-bottom="0.035cm solid #000000" fo:border-left="0.035cm solid #000000" fo:border-right="0.071cm solid #000000" fo:border-top="none"/>
    </style:style>
    <style:style style:name="ce45" style:family="table-cell" style:parent-style-name="Résultat_20_du_20_tableau_20_croisé">
      <style:table-cell-properties fo:border-bottom="0.035cm solid #000000" fo:border-left="0.035cm solid #000000" fo:border-right="0.071cm solid #000000" fo:border-top="0.035cm solid #000000"/>
    </style:style>
    <style:style style:name="ce46" style:family="table-cell" style:parent-style-name="Résultat_20_du_20_tableau_20_croisé">
      <style:table-cell-properties fo:border-bottom="0.071cm solid #000000" fo:border-left="0.035cm solid #000000" fo:border-right="0.071cm solid #000000" fo:border-top="0.035cm solid #000000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6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Total</text:p>
          </table:table-cell>
          <table:table-cell office:value-type="string">
            <text:p>Sales</text:p>
          </table:table-cell>
          <table:table-cell office:value-type="string">
            <text:p>Cb</text:p>
          </table:table-cell>
          <table:table-cell office:value-type="string">
            <text:p>Check</text:p>
          </table:table-cell>
          <table:table-cell office:value-type="string">
            <text:p>Category</text:p>
          </table:table-cell>
          <table:table-cell office:value-type="string">
            <text:p>Region</text:p>
          </table:table-cell>
          <table:table-cell office:value-type="string">
            <text:p>Employee</text:p>
          </table:table-cell>
          <table:table-cell office:value-type="string">
            <text:p>Chief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6011">
            <text:p>6011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6127">
            <text:p>612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9983">
            <text:p>998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3132">
            <text:p>3132</text:p>
          </table:table-cell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7800">
            <text:p>7800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9224">
            <text:p>9224</text:p>
          </table:table-cell>
          <table:table-cell office:value-type="float" office:value="81">
            <text:p>81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6481">
            <text:p>6481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2901">
            <text:p>2901</text:p>
          </table:table-cell>
          <table:table-cell office:value-type="float" office:value="36">
            <text:p>36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7289">
            <text:p>7289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8019">
            <text:p>8019</text:p>
          </table:table-cell>
          <table:table-cell office:value-type="float" office:value="24">
            <text:p>24</text:p>
          </table:table-cell>
          <table:table-cell office:value-type="float" office:value="81">
            <text:p>81</text:p>
          </table:table-cell>
          <table:table-cell office:value-type="float" office:value="19">
            <text:p>19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8938">
            <text:p>8938</text:p>
          </table:table-cell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27">
            <text:p>27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9525">
            <text:p>9525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5311">
            <text:p>5311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3472">
            <text:p>3472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9616">
            <text:p>9616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4247">
            <text:p>4247</text:p>
          </table:table-cell>
          <table:table-cell office:value-type="float" office:value="95">
            <text:p>95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1022">
            <text:p>1022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2216">
            <text:p>2216</text:p>
          </table:table-cell>
          <table:table-cell office:value-type="float" office:value="33">
            <text:p>33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2730">
            <text:p>273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3463">
            <text:p>3463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1184">
            <text:p>1184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9431">
            <text:p>943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5807">
            <text:p>5807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7093">
            <text:p>709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479">
            <text:p>479</text:p>
          </table:table-cell>
          <table:table-cell office:value-type="float" office:value="91">
            <text:p>91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6934">
            <text:p>6934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9320">
            <text:p>9320</text:p>
          </table:table-cell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9611">
            <text:p>9611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6070">
            <text:p>6070</text:p>
          </table:table-cell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2456">
            <text:p>2456</text:p>
          </table:table-cell>
          <table:table-cell office:value-type="float" office:value="54">
            <text:p>54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7189">
            <text:p>7189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2011">
            <text:p>2011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2442">
            <text:p>2442</text:p>
          </table:table-cell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  <table:table-cell office:value-type="float" office:value="13">
            <text:p>13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9921">
            <text:p>9921</text:p>
          </table:table-cell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6468">
            <text:p>646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2244">
            <text:p>2244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24">
            <text:p>24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4797">
            <text:p>4797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5727">
            <text:p>5727</text:p>
          </table:table-cell>
          <table:table-cell table:number-columns-repeated="2"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2868">
            <text:p>286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4502">
            <text:p>4502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1861">
            <text:p>1861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3705">
            <text:p>370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2921">
            <text:p>2921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4436">
            <text:p>4436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3347">
            <text:p>3347</text:p>
          </table:table-cell>
          <table:table-cell office:value-type="float" office:value="49">
            <text:p>49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3134">
            <text:p>3134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73">
            <text:p>73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3975">
            <text:p>3975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1181">
            <text:p>1181</text:p>
          </table:table-cell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8676">
            <text:p>8676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0/01/2015</text:p>
          </table:table-cell>
          <table:table-cell office:value-type="float" office:value="8719">
            <text:p>871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1577">
            <text:p>1577</text:p>
          </table:table-cell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7893">
            <text:p>7893</text:p>
          </table:table-cell>
          <table:table-cell office:value-type="float" office:value="94">
            <text:p>94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8558">
            <text:p>8558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  <table:table-cell office:value-type="float" office:value="26">
            <text:p>26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7802">
            <text:p>7802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364">
            <text:p>364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1634">
            <text:p>1634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5374">
            <text:p>5374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1579">
            <text:p>1579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2613">
            <text:p>2613</text:p>
          </table:table-cell>
          <table:table-cell office:value-type="float" office:value="61">
            <text:p>61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6114">
            <text:p>61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6722">
            <text:p>6722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1481">
            <text:p>1481</text:p>
          </table:table-cell>
          <table:table-cell office:value-type="float" office:value="96">
            <text:p>96</text:p>
          </table:table-cell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2550">
            <text:p>255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6374">
            <text:p>6374</text:p>
          </table:table-cell>
          <table:table-cell table:number-columns-repeated="2"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8186">
            <text:p>8186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5126">
            <text:p>5126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7708">
            <text:p>7708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2611">
            <text:p>2611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1190">
            <text:p>1190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2956">
            <text:p>2956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7634">
            <text:p>7634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9961">
            <text:p>9961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6581">
            <text:p>6581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3688">
            <text:p>3688</text:p>
          </table:table-cell>
          <table:table-cell table:number-columns-repeated="2" office:value-type="float" office:value="62">
            <text:p>62</text:p>
          </table:table-cell>
          <table:table-cell office:value-type="float" office:value="38">
            <text:p>38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9469">
            <text:p>9469</text:p>
          </table:table-cell>
          <table:table-cell office:value-type="float" office:value="67">
            <text:p>67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9667">
            <text:p>9667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5031">
            <text:p>5031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808">
            <text:p>808</text:p>
          </table:table-cell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1852">
            <text:p>1852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1626">
            <text:p>162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1751">
            <text:p>1751</text:p>
          </table:table-cell>
          <table:table-cell office:value-type="float" office:value="98">
            <text:p>98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6903">
            <text:p>6903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1080">
            <text:p>1080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1893">
            <text:p>1893</text:p>
          </table:table-cell>
          <table:table-cell office:value-type="float" office:value="61">
            <text:p>61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4912">
            <text:p>4912</text:p>
          </table:table-cell>
          <table:table-cell office:value-type="float" office:value="81">
            <text:p>81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2438">
            <text:p>2438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5680">
            <text:p>5680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9042">
            <text:p>9042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9301">
            <text:p>9301</text:p>
          </table:table-cell>
          <table:table-cell office:value-type="float" office:value="23">
            <text:p>23</text:p>
          </table:table-cell>
          <table:table-cell office:value-type="float" office:value="86">
            <text:p>86</text:p>
          </table:table-cell>
          <table:table-cell office:value-type="float" office:value="14">
            <text:p>14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1096">
            <text:p>1096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5862">
            <text:p>5862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7097">
            <text:p>7097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1382">
            <text:p>138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9405">
            <text:p>9405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5030">
            <text:p>503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2218">
            <text:p>2218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3079">
            <text:p>3079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866">
            <text:p>866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1/01/2015</text:p>
          </table:table-cell>
          <table:table-cell office:value-type="float" office:value="9639">
            <text:p>9639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6541">
            <text:p>6541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2836">
            <text:p>2836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1818">
            <text:p>18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924">
            <text:p>924</text:p>
          </table:table-cell>
          <table:table-cell office:value-type="float" office:value="91">
            <text:p>91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1001">
            <text:p>1001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4663">
            <text:p>4663</text:p>
          </table:table-cell>
          <table:table-cell office:value-type="float" office:value="95">
            <text:p>95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1155">
            <text:p>1155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9637">
            <text:p>9637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1769">
            <text:p>1769</text:p>
          </table:table-cell>
          <table:table-cell office:value-type="float" office:value="77">
            <text:p>77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2281">
            <text:p>2281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9518">
            <text:p>9518</text:p>
          </table:table-cell>
          <table:table-cell office:value-type="float" office:value="34">
            <text:p>34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496">
            <text:p>496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953">
            <text:p>953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6336">
            <text:p>6336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8967">
            <text:p>8967</text:p>
          </table:table-cell>
          <table:table-cell office:value-type="float" office:value="76">
            <text:p>76</text:p>
          </table:table-cell>
          <table:table-cell office:value-type="float" office:value="19">
            <text:p>19</text:p>
          </table:table-cell>
          <table:table-cell office:value-type="float" office:value="81">
            <text:p>81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652">
            <text:p>652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5619">
            <text:p>5619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27">
            <text:p>27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6492">
            <text:p>6492</text:p>
          </table:table-cell>
          <table:table-cell office:value-type="float" office:value="93">
            <text:p>93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7320">
            <text:p>732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982">
            <text:p>982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836">
            <text:p>83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9804">
            <text:p>9804</text:p>
          </table:table-cell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2891">
            <text:p>289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9934">
            <text:p>99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5369">
            <text:p>536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4435">
            <text:p>4435</text:p>
          </table:table-cell>
          <table:table-cell office:value-type="float" office:value="75">
            <text:p>75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2891">
            <text:p>2891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81">
            <text:p>81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870">
            <text:p>870</text:p>
          </table:table-cell>
          <table:table-cell office:value-type="float" office:value="32">
            <text:p>32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2132">
            <text:p>2132</text:p>
          </table:table-cell>
          <table:table-cell office:value-type="float" office:value="86">
            <text:p>86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9976">
            <text:p>9976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6549">
            <text:p>6549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8947">
            <text:p>8947</text:p>
          </table:table-cell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5001">
            <text:p>5001</text:p>
          </table:table-cell>
          <table:table-cell office:value-type="float" office:value="85">
            <text:p>85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9332">
            <text:p>9332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8611">
            <text:p>8611</text:p>
          </table:table-cell>
          <table:table-cell office:value-type="float" office:value="41">
            <text:p>41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1158">
            <text:p>1158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4228">
            <text:p>4228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7588">
            <text:p>758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4140">
            <text:p>4140</text:p>
          </table:table-cell>
          <table:table-cell office:value-type="float" office:value="61">
            <text:p>61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7734">
            <text:p>7734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7657">
            <text:p>7657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7739">
            <text:p>7739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9451">
            <text:p>9451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3160">
            <text:p>3160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7751">
            <text:p>7751</text:p>
          </table:table-cell>
          <table:table-cell office:value-type="float" office:value="73">
            <text:p>73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3933">
            <text:p>3933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1433">
            <text:p>1433</text:p>
          </table:table-cell>
          <table:table-cell office:value-type="float" office:value="88">
            <text:p>88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4693">
            <text:p>4693</text:p>
          </table:table-cell>
          <table:table-cell office:value-type="float" office:value="97">
            <text:p>97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1768">
            <text:p>1768</text:p>
          </table:table-cell>
          <table:table-cell office:value-type="float" office:value="68">
            <text:p>68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9521">
            <text:p>9521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2/01/2015</text:p>
          </table:table-cell>
          <table:table-cell office:value-type="float" office:value="2381">
            <text:p>238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8628">
            <text:p>8628</text:p>
          </table:table-cell>
          <table:table-cell office:value-type="float" office:value="96">
            <text:p>96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6235">
            <text:p>6235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9152">
            <text:p>9152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5493">
            <text:p>5493</text:p>
          </table:table-cell>
          <table:table-cell office:value-type="float" office:value="44">
            <text:p>44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3538">
            <text:p>3538</text:p>
          </table:table-cell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7200">
            <text:p>720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3162">
            <text:p>316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7347">
            <text:p>7347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2998">
            <text:p>299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5091">
            <text:p>5091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81">
            <text:p>81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5167">
            <text:p>5167</text:p>
          </table:table-cell>
          <table:table-cell office:value-type="float" office:value="46">
            <text:p>46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4577">
            <text:p>4577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1619">
            <text:p>1619</text:p>
          </table:table-cell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float" office:value="19">
            <text:p>19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789">
            <text:p>789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 office:value-type="float" office:value="27">
            <text:p>27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4106">
            <text:p>4106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8499">
            <text:p>8499</text:p>
          </table:table-cell>
          <table:table-cell office:value-type="float" office:value="69">
            <text:p>69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9842">
            <text:p>9842</text:p>
          </table:table-cell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6657">
            <text:p>6657</text:p>
          </table:table-cell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3718">
            <text:p>3718</text:p>
          </table:table-cell>
          <table:table-cell office:value-type="float" office:value="62">
            <text:p>62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1200">
            <text:p>120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8344">
            <text:p>8344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9675">
            <text:p>9675</text:p>
          </table:table-cell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1739">
            <text:p>1739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1354">
            <text:p>1354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8985">
            <text:p>898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816">
            <text:p>816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8986">
            <text:p>8986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4">
            <text:p>14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6371">
            <text:p>6371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9228">
            <text:p>9228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5712">
            <text:p>5712</text:p>
          </table:table-cell>
          <table:table-cell office:value-type="float" office:value="54">
            <text:p>54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3286">
            <text:p>3286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7071">
            <text:p>7071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2408">
            <text:p>2408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2293">
            <text:p>2293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2978">
            <text:p>2978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1456">
            <text:p>1456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5173">
            <text:p>5173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8939">
            <text:p>893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818">
            <text:p>818</text:p>
          </table:table-cell>
          <table:table-cell office:value-type="float" office:value="97">
            <text:p>97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8379">
            <text:p>8379</text:p>
          </table:table-cell>
          <table:table-cell office:value-type="float" office:value="97">
            <text:p>97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318">
            <text:p>318</text:p>
          </table:table-cell>
          <table:table-cell table:number-columns-repeated="2"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6023">
            <text:p>6023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6644">
            <text:p>6644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4711">
            <text:p>4711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4463">
            <text:p>4463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8526">
            <text:p>8526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9770">
            <text:p>977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4292">
            <text:p>4292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3/01/2015</text:p>
          </table:table-cell>
          <table:table-cell office:value-type="float" office:value="7120">
            <text:p>7120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5309">
            <text:p>5309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9533">
            <text:p>9533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7332">
            <text:p>7332</text:p>
          </table:table-cell>
          <table:table-cell office:value-type="float" office:value="96">
            <text:p>96</text:p>
          </table:table-cell>
          <table:table-cell office:value-type="float" office:value="74">
            <text:p>74</text:p>
          </table:table-cell>
          <table:table-cell office:value-type="float" office:value="26">
            <text:p>26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9519">
            <text:p>9519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9712">
            <text:p>971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7396">
            <text:p>739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7920">
            <text:p>7920</text:p>
          </table:table-cell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38">
            <text:p>38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6442">
            <text:p>6442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9749">
            <text:p>9749</text:p>
          </table:table-cell>
          <table:table-cell office:value-type="float" office:value="45">
            <text:p>45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7436">
            <text:p>7436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780">
            <text:p>780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715">
            <text:p>71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8095">
            <text:p>809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6159">
            <text:p>6159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1019">
            <text:p>1019</text:p>
          </table:table-cell>
          <table:table-cell office:value-type="float" office:value="83">
            <text:p>83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279">
            <text:p>279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1190">
            <text:p>119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2241">
            <text:p>2241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5372">
            <text:p>5372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7711">
            <text:p>7711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887">
            <text:p>887</text:p>
          </table:table-cell>
          <table:table-cell office:value-type="float" office:value="90">
            <text:p>90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8596">
            <text:p>8596</text:p>
          </table:table-cell>
          <table:table-cell office:value-type="float" office:value="68">
            <text:p>68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338">
            <text:p>338</text:p>
          </table:table-cell>
          <table:table-cell office:value-type="float" office:value="16">
            <text:p>16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5211">
            <text:p>5211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6018">
            <text:p>6018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7256">
            <text:p>725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8885">
            <text:p>8885</text:p>
          </table:table-cell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851">
            <text:p>851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8541">
            <text:p>8541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1755">
            <text:p>1755</text:p>
          </table:table-cell>
          <table:table-cell office:value-type="float" office:value="54">
            <text:p>54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9374">
            <text:p>9374</text:p>
          </table:table-cell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5668">
            <text:p>5668</text:p>
          </table:table-cell>
          <table:table-cell office:value-type="float" office:value="33">
            <text:p>33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4566">
            <text:p>4566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2954">
            <text:p>2954</text:p>
          </table:table-cell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2563">
            <text:p>2563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73">
            <text:p>73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9548">
            <text:p>9548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3883">
            <text:p>3883</text:p>
          </table:table-cell>
          <table:table-cell office:value-type="float" office:value="66">
            <text:p>66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6945">
            <text:p>694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9706">
            <text:p>9706</text:p>
          </table:table-cell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5299">
            <text:p>5299</text:p>
          </table:table-cell>
          <table:table-cell office:value-type="float" office:value="83">
            <text:p>83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8600">
            <text:p>86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8616">
            <text:p>8616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4777">
            <text:p>4777</text:p>
          </table:table-cell>
          <table:table-cell office:value-type="float" office:value="36">
            <text:p>36</text:p>
          </table:table-cell>
          <table:table-cell office:value-type="float" office:value="87">
            <text:p>87</text:p>
          </table:table-cell>
          <table:table-cell office:value-type="float" office:value="13">
            <text:p>13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682">
            <text:p>682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7518">
            <text:p>7518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543">
            <text:p>543</text:p>
          </table:table-cell>
          <table:table-cell office:value-type="float" office:value="97">
            <text:p>97</text:p>
          </table:table-cell>
          <table:table-cell office:value-type="float" office:value="62">
            <text:p>62</text:p>
          </table:table-cell>
          <table:table-cell office:value-type="float" office:value="38">
            <text:p>38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9980">
            <text:p>9980</text:p>
          </table:table-cell>
          <table:table-cell office:value-type="float" office:value="91">
            <text:p>91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3181">
            <text:p>3181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4695">
            <text:p>4695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4732">
            <text:p>4732</text:p>
          </table:table-cell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4/01/2015</text:p>
          </table:table-cell>
          <table:table-cell office:value-type="float" office:value="7208">
            <text:p>7208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9826">
            <text:p>9826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9658">
            <text:p>9658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7891">
            <text:p>7891</text:p>
          </table:table-cell>
          <table:table-cell office:value-type="float" office:value="98">
            <text:p>98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Adri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723">
            <text:p>723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7472">
            <text:p>7472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655">
            <text:p>655</text:p>
          </table:table-cell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Agnes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9657">
            <text:p>9657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string">
            <text:p>Sport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2768">
            <text:p>2768</text:p>
          </table:table-cell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string">
            <text:p>Kitchen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7672">
            <text:p>767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string">
            <text:p>Phone</text:p>
          </table:table-cell>
          <table:table-cell office:value-type="string">
            <text:p>south</text:p>
          </table:table-cell>
          <table:table-cell office:value-type="string">
            <text:p>Nathan</text:p>
          </table:table-cell>
          <table:table-cell office:value-type="string">
            <text:p>Denis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8423">
            <text:p>8423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5805">
            <text:p>580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4187">
            <text:p>418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Jean-Pierr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4733">
            <text:p>4733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4976">
            <text:p>4976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89">
            <text:p>89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4880">
            <text:p>4880</text:p>
          </table:table-cell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Fabrice</text:p>
          </table:table-cell>
          <table:table-cell office:value-type="string">
            <text:p>Alic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4668">
            <text:p>4668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8138">
            <text:p>8138</text:p>
          </table:table-cell>
          <table:table-cell office:value-type="float" office:value="12">
            <text:p>12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2913">
            <text:p>2913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Sacha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9889">
            <text:p>9889</text:p>
          </table:table-cell>
          <table:table-cell office:value-type="float" office:value="87">
            <text:p>87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373">
            <text:p>373</text:p>
          </table:table-cell>
          <table:table-cell office:value-type="float" office:value="37">
            <text:p>37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8435">
            <text:p>843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Agathe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5598">
            <text:p>5598</text:p>
          </table:table-cell>
          <table:table-cell office:value-type="float" office:value="94">
            <text:p>94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Sport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6228">
            <text:p>6228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string">
            <text:p>Kitchen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2279">
            <text:p>2279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5">
            <text:p>5</text:p>
          </table:table-cell>
          <table:table-cell office:value-type="string">
            <text:p>Phone</text:p>
          </table:table-cell>
          <table:table-cell office:value-type="string">
            <text:p>north</text:p>
          </table:table-cell>
          <table:table-cell office:value-type="string">
            <text:p>Adam</text:p>
          </table:table-cell>
          <table:table-cell office:value-type="string">
            <text:p>Arnaud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3604">
            <text:p>3604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6102">
            <text:p>610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721">
            <text:p>721</text:p>
          </table:table-cell>
          <table:table-cell table:number-columns-repeated="2"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Xavier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3307">
            <text:p>3307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5104">
            <text:p>5104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3898">
            <text:p>3898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Christain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3595">
            <text:p>3595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string">
            <text:p>Sport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1504">
            <text:p>1504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string">
            <text:p>Kitchen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6203">
            <text:p>6203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string">
            <text:p>Phone</text:p>
          </table:table-cell>
          <table:table-cell office:value-type="string">
            <text:p>west</text:p>
          </table:table-cell>
          <table:table-cell office:value-type="string">
            <text:p>Marie</text:p>
          </table:table-cell>
          <table:table-cell office:value-type="string">
            <text:p>Hervé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7773">
            <text:p>777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24">
            <text:p>24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8006">
            <text:p>8006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5468">
            <text:p>5468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Jules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1254">
            <text:p>1254</text:p>
          </table:table-cell>
          <table:table-cell office:value-type="float" office:value="91">
            <text:p>91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3000">
            <text:p>3000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9124">
            <text:p>912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Pierre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5464">
            <text:p>5464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2418">
            <text:p>2418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1287">
            <text:p>1287</text:p>
          </table:table-cell>
          <table:table-cell office:value-type="float" office:value="65">
            <text:p>65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Jean</text:p>
          </table:table-cell>
          <table:table-cell office:value-type="string">
            <text:p>Christophe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4043">
            <text:p>4043</text:p>
          </table:table-cell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3020">
            <text:p>3020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8575">
            <text:p>8575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Quan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6070">
            <text:p>6070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3378">
            <text:p>3378</text:p>
          </table:table-cell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5285">
            <text:p>528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Anna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1124">
            <text:p>1124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string">
            <text:p>Sport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>
            <text:p>Kitchen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 office:value-type="string">
            <text:p>25/01/2015</text:p>
          </table:table-cell>
          <table:table-cell office:value-type="float" office:value="7271">
            <text:p>727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string">
            <text:p>Phone</text:p>
          </table:table-cell>
          <table:table-cell office:value-type="string">
            <text:p>east</text:p>
          </table:table-cell>
          <table:table-cell office:value-type="string">
            <text:p>Elisabeth</text:p>
          </table:table-cell>
          <table:table-cell office:value-type="string">
            <text:p>Mathieux</text:p>
          </table:table-cell>
          <table:table-cell table:number-columns-repeated="46"/>
        </table:table-row>
        <table:table-row table:style-name="ro1">
          <table:table-cell table:style-name="Default"/>
          <table:table-cell table:number-columns-repeated="54"/>
        </table:table-row>
        <table:table-row table:style-name="ro1">
          <table:table-cell table:style-name="Default" office:value-type="string">
            <text:p>Filtre</text:p>
          </table:table-cell>
          <table:table-cell table:number-columns-repeated="54"/>
        </table:table-row>
        <table:table-row table:style-name="ro1">
          <table:table-cell table:style-name="Champ_20_du_20_tableau_20_croisé" office:value-type="string">
            <text:p>Region</text:p>
          </table:table-cell>
          <table:table-cell table:style-name="ce9" office:value-type="string">
            <text:p>- tout -</text:p>
          </table:table-cell>
          <table:table-cell table:number-columns-repeated="53"/>
        </table:table-row>
        <table:table-row table:style-name="ro1">
          <table:table-cell table:style-name="Default"/>
          <table:table-cell table:number-columns-repeated="54"/>
        </table:table-row>
        <table:table-row table:style-name="ro1">
          <table:table-cell table:style-name="ce1"/>
          <table:table-cell table:style-name="ce10"/>
          <table:table-cell table:style-name="ce16"/>
          <table:table-cell table:style-name="ce20" office:value-type="string">
            <text:p>Chief</text:p>
          </table:table-cell>
          <table:table-cell table:style-name="ce20" office:value-type="string">
            <text:p>Employee</text:p>
          </table:table-cell>
          <table:table-cell table:style-name="ce20" office:value-type="string">
            <text:p>Category</text:p>
          </table:table-cell>
          <table:table-cell table:style-name="ce10" table:number-columns-repeated="48"/>
          <table:table-cell table:style-name="ce39"/>
        </table:table-row>
        <table:table-row table:style-name="ro1">
          <table:table-cell table:style-name="ce2"/>
          <table:table-cell table:style-name="Coin_20_du_20_tableau_20_croisé"/>
          <table:table-cell table:style-name="ce17"/>
          <table:table-cell table:style-name="ce21" office:value-type="string">
            <text:p>Alice</text:p>
          </table:table-cell>
          <table:table-cell table:style-name="ce30" table:number-columns-repeated="4"/>
          <table:table-cell table:style-name="ce38"/>
          <table:table-cell table:style-name="ce21" office:value-type="string">
            <text:p>Arnaud</text:p>
          </table:table-cell>
          <table:table-cell table:style-name="ce30" table:number-columns-repeated="7"/>
          <table:table-cell table:style-name="ce38"/>
          <table:table-cell table:style-name="ce21" office:value-type="string">
            <text:p>Christophe</text:p>
          </table:table-cell>
          <table:table-cell table:style-name="ce30" table:number-columns-repeated="7"/>
          <table:table-cell table:style-name="ce38"/>
          <table:table-cell table:style-name="ce21" office:value-type="string">
            <text:p>Denis</text:p>
          </table:table-cell>
          <table:table-cell table:style-name="ce30" table:number-columns-repeated="7"/>
          <table:table-cell table:style-name="ce38"/>
          <table:table-cell table:style-name="ce21" office:value-type="string">
            <text:p>Hervé</text:p>
          </table:table-cell>
          <table:table-cell table:style-name="ce30" table:number-columns-repeated="7"/>
          <table:table-cell table:style-name="ce38"/>
          <table:table-cell table:style-name="ce21" office:value-type="string">
            <text:p>Mathieux</text:p>
          </table:table-cell>
          <table:table-cell table:style-name="ce30" table:number-columns-repeated="7"/>
          <table:table-cell table:style-name="ce38"/>
          <table:table-cell table:style-name="ce40" office:value-type="string">
            <text:p>Total Résultat</text:p>
          </table:table-cell>
        </table:table-row>
        <table:table-row table:style-name="ro1">
          <table:table-cell table:style-name="ce2"/>
          <table:table-cell table:style-name="Coin_20_du_20_tableau_20_croisé"/>
          <table:table-cell table:style-name="ce17"/>
          <table:table-cell table:style-name="ce22" office:value-type="string">
            <text:p>Fabrice</text:p>
          </table:table-cell>
          <table:table-cell table:style-name="Catégorie_20_du_20_tableau_20_croisé" table:number-columns-repeated="2"/>
          <table:table-cell table:style-name="Catégorie_20_du_20_tableau_20_croisé" office:value-type="string">
            <text:p>Jean-Pierre</text:p>
          </table:table-cell>
          <table:table-cell table:style-name="Catégorie_20_du_20_tableau_20_croisé" table:number-columns-repeated="2"/>
          <table:table-cell table:style-name="Catégorie_20_du_20_tableau_20_croisé" office:value-type="string">
            <text:p>Adam</text:p>
          </table:table-cell>
          <table:table-cell table:style-name="Catégorie_20_du_20_tableau_20_croisé" table:number-columns-repeated="2"/>
          <table:table-cell table:style-name="Catégorie_20_du_20_tableau_20_croisé" office:value-type="string">
            <text:p>Agathe</text:p>
          </table:table-cell>
          <table:table-cell table:style-name="Catégorie_20_du_20_tableau_20_croisé" table:number-columns-repeated="2"/>
          <table:table-cell table:style-name="Catégorie_20_du_20_tableau_20_croisé" office:value-type="string">
            <text:p>Sacha</text:p>
          </table:table-cell>
          <table:table-cell table:style-name="Catégorie_20_du_20_tableau_20_croisé" table:number-columns-repeated="2"/>
          <table:table-cell table:style-name="Catégorie_20_du_20_tableau_20_croisé" office:value-type="string">
            <text:p>Jean</text:p>
          </table:table-cell>
          <table:table-cell table:style-name="Catégorie_20_du_20_tableau_20_croisé" table:number-columns-repeated="2"/>
          <table:table-cell table:style-name="Catégorie_20_du_20_tableau_20_croisé" office:value-type="string">
            <text:p>Jules</text:p>
          </table:table-cell>
          <table:table-cell table:style-name="Catégorie_20_du_20_tableau_20_croisé" table:number-columns-repeated="2"/>
          <table:table-cell table:style-name="Catégorie_20_du_20_tableau_20_croisé" office:value-type="string">
            <text:p>Pierre</text:p>
          </table:table-cell>
          <table:table-cell table:style-name="Catégorie_20_du_20_tableau_20_croisé" table:number-columns-repeated="2"/>
          <table:table-cell table:style-name="Catégorie_20_du_20_tableau_20_croisé" office:value-type="string">
            <text:p>Adrian</text:p>
          </table:table-cell>
          <table:table-cell table:style-name="Catégorie_20_du_20_tableau_20_croisé" table:number-columns-repeated="2"/>
          <table:table-cell table:style-name="Catégorie_20_du_20_tableau_20_croisé" office:value-type="string">
            <text:p>Agnes</text:p>
          </table:table-cell>
          <table:table-cell table:style-name="Catégorie_20_du_20_tableau_20_croisé" table:number-columns-repeated="2"/>
          <table:table-cell table:style-name="Catégorie_20_du_20_tableau_20_croisé" office:value-type="string">
            <text:p>Nathan</text:p>
          </table:table-cell>
          <table:table-cell table:style-name="Catégorie_20_du_20_tableau_20_croisé" table:number-columns-repeated="2"/>
          <table:table-cell table:style-name="Catégorie_20_du_20_tableau_20_croisé" office:value-type="string">
            <text:p>Christain</text:p>
          </table:table-cell>
          <table:table-cell table:style-name="Catégorie_20_du_20_tableau_20_croisé" table:number-columns-repeated="2"/>
          <table:table-cell table:style-name="Catégorie_20_du_20_tableau_20_croisé" office:value-type="string">
            <text:p>Marie</text:p>
          </table:table-cell>
          <table:table-cell table:style-name="Catégorie_20_du_20_tableau_20_croisé" table:number-columns-repeated="2"/>
          <table:table-cell table:style-name="Catégorie_20_du_20_tableau_20_croisé" office:value-type="string">
            <text:p>Xavier</text:p>
          </table:table-cell>
          <table:table-cell table:style-name="Catégorie_20_du_20_tableau_20_croisé" table:number-columns-repeated="2"/>
          <table:table-cell table:style-name="Catégorie_20_du_20_tableau_20_croisé" office:value-type="string">
            <text:p>Anna</text:p>
          </table:table-cell>
          <table:table-cell table:style-name="Catégorie_20_du_20_tableau_20_croisé" table:number-columns-repeated="2"/>
          <table:table-cell table:style-name="Catégorie_20_du_20_tableau_20_croisé" office:value-type="string">
            <text:p>Elisabeth</text:p>
          </table:table-cell>
          <table:table-cell table:style-name="Catégorie_20_du_20_tableau_20_croisé" table:number-columns-repeated="2"/>
          <table:table-cell table:style-name="Catégorie_20_du_20_tableau_20_croisé" office:value-type="string">
            <text:p>Quan</text:p>
          </table:table-cell>
          <table:table-cell table:style-name="Catégorie_20_du_20_tableau_20_croisé" table:number-columns-repeated="2"/>
          <table:table-cell table:style-name="ce41"/>
        </table:table-row>
        <table:table-row table:style-name="ro1">
          <table:table-cell table:style-name="ce3" office:value-type="string">
            <text:p>Date</text:p>
          </table:table-cell>
          <table:table-cell table:style-name="ce11" office:value-type="string">
            <text:p>Cb</text:p>
          </table:table-cell>
          <table:table-cell table:style-name="ce11" office:value-type="string">
            <text:p>Données</text:p>
          </table:table-cell>
          <table:table-cell table:style-name="ce23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31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31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31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31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31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31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31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31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31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31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31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31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31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31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31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31" office:value-type="string">
            <text:p>Kitchen</text:p>
          </table:table-cell>
          <table:table-cell table:style-name="ce31" office:value-type="string">
            <text:p>Phone</text:p>
          </table:table-cell>
          <table:table-cell table:style-name="ce31" office:value-type="string">
            <text:p>Sport</text:p>
          </table:table-cell>
          <table:table-cell table:style-name="ce42"/>
        </table:table-row>
        <table:table-row table:style-name="ro1">
          <table:table-cell table:style-name="ce4" office:value-type="string">
            <text:p>20/01/2015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33">
            <text:p>33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33">
            <text:p>3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 office:value-type="float" office:value="6127">
            <text:p>6127</text:p>
          </table:table-cell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6127">
            <text:p>6127</text:p>
          </table:table-cell>
        </table:table-row>
        <table:table-row table:style-name="ro1">
          <table:table-cell/>
          <table:table-cell table:style-name="ce12" office:value-type="float" office:value="3">
            <text:p>3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6">
            <text:p>6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13">
            <text:p>13</text:p>
          </table:table-cell>
          <table:table-cell table:style-name="ce34"/>
          <table:table-cell table:style-name="ce26" table:number-columns-repeated="3"/>
          <table:table-cell table:style-name="ce43" office:value-type="float" office:value="19">
            <text:p>1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9431">
            <text:p>9431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8719">
            <text:p>8719</text:p>
          </table:table-cell>
          <table:table-cell table:style-name="ce35"/>
          <table:table-cell table:style-name="ce27" table:number-columns-repeated="3"/>
          <table:table-cell table:style-name="ce44" office:value-type="float" office:value="18150">
            <text:p>18150</text:p>
          </table:table-cell>
        </table:table-row>
        <table:table-row table:style-name="ro1">
          <table:table-cell/>
          <table:table-cell table:style-name="ce12" office:value-type="float" office:value="6">
            <text:p>6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81">
            <text:p>81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81">
            <text:p>8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2011">
            <text:p>2011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2011">
            <text:p>2011</text:p>
          </table:table-cell>
        </table:table-row>
        <table:table-row table:style-name="ro1">
          <table:table-cell/>
          <table:table-cell table:style-name="ce12" office:value-type="float" office:value="7">
            <text:p>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82">
            <text:p>82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82">
            <text:p>82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7289">
            <text:p>7289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7289">
            <text:p>7289</text:p>
          </table:table-cell>
        </table:table-row>
        <table:table-row table:style-name="ro1">
          <table:table-cell/>
          <table:table-cell table:style-name="ce12" office:value-type="float" office:value="10">
            <text:p>10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41">
            <text:p>41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41">
            <text:p>4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6934">
            <text:p>6934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6934">
            <text:p>6934</text:p>
          </table:table-cell>
        </table:table-row>
        <table:table-row table:style-name="ro1">
          <table:table-cell/>
          <table:table-cell table:style-name="ce12" office:value-type="float" office:value="12">
            <text:p>12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30">
            <text:p>30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4">
            <text:p>4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34">
            <text:p>3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1022">
            <text:p>1022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9983">
            <text:p>9983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1005">
            <text:p>11005</text:p>
          </table:table-cell>
        </table:table-row>
        <table:table-row table:style-name="ro1">
          <table:table-cell/>
          <table:table-cell table:style-name="ce12" office:value-type="float" office:value="13">
            <text:p>13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95">
            <text:p>95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95">
            <text:p>9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4247">
            <text:p>4247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4247">
            <text:p>4247</text:p>
          </table:table-cell>
        </table:table-row>
        <table:table-row table:style-name="ro1">
          <table:table-cell/>
          <table:table-cell table:style-name="ce12" office:value-type="float" office:value="15">
            <text:p>15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83">
            <text:p>83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83">
            <text:p>8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9320">
            <text:p>9320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9320">
            <text:p>9320</text:p>
          </table:table-cell>
        </table:table-row>
        <table:table-row table:style-name="ro1">
          <table:table-cell/>
          <table:table-cell table:style-name="ce12" office:value-type="float" office:value="23">
            <text:p>23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7">
            <text:p>7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7">
            <text:p>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7093">
            <text:p>7093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7093">
            <text:p>7093</text:p>
          </table:table-cell>
        </table:table-row>
        <table:table-row table:style-name="ro1">
          <table:table-cell/>
          <table:table-cell table:style-name="ce12" office:value-type="float" office:value="24">
            <text:p>24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81">
            <text:p>81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81">
            <text:p>8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9224">
            <text:p>9224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9224">
            <text:p>9224</text:p>
          </table:table-cell>
        </table:table-row>
        <table:table-row table:style-name="ro1">
          <table:table-cell/>
          <table:table-cell table:style-name="ce12" office:value-type="float" office:value="25">
            <text:p>25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17">
            <text:p>17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7">
            <text:p>1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2730">
            <text:p>2730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2730">
            <text:p>2730</text:p>
          </table:table-cell>
        </table:table-row>
        <table:table-row table:style-name="ro1">
          <table:table-cell/>
          <table:table-cell table:style-name="ce12" office:value-type="float" office:value="27">
            <text:p>2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53">
            <text:p>53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53">
            <text:p>5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3134">
            <text:p>3134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3134">
            <text:p>3134</text:p>
          </table:table-cell>
        </table:table-row>
        <table:table-row table:style-name="ro1">
          <table:table-cell/>
          <table:table-cell table:style-name="ce12" office:value-type="float" office:value="28">
            <text:p>28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53">
            <text:p>53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53">
            <text:p>5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9611">
            <text:p>9611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9611">
            <text:p>9611</text:p>
          </table:table-cell>
        </table:table-row>
        <table:table-row table:style-name="ro1">
          <table:table-cell/>
          <table:table-cell table:style-name="ce12" office:value-type="float" office:value="30">
            <text:p>30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4">
            <text:p>4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4">
            <text:p>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6468">
            <text:p>6468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6468">
            <text:p>6468</text:p>
          </table:table-cell>
        </table:table-row>
        <table:table-row table:style-name="ro1">
          <table:table-cell/>
          <table:table-cell table:style-name="ce12" office:value-type="float" office:value="31">
            <text:p>31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37">
            <text:p>37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46">
            <text:p>46</text:p>
          </table:table-cell>
          <table:table-cell table:style-name="ce26" table:number-columns-repeated="3"/>
          <table:table-cell table:style-name="ce24"/>
          <table:table-cell table:style-name="ce26" office:value-type="float" office:value="71">
            <text:p>71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54">
            <text:p>15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1184">
            <text:p>1184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7189">
            <text:p>7189</text:p>
          </table:table-cell>
          <table:table-cell table:style-name="ce27" table:number-columns-repeated="3"/>
          <table:table-cell table:style-name="ce25"/>
          <table:table-cell table:style-name="ce27" office:value-type="float" office:value="3975">
            <text:p>3975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12348">
            <text:p>12348</text:p>
          </table:table-cell>
        </table:table-row>
        <table:table-row table:style-name="ro1">
          <table:table-cell/>
          <table:table-cell table:style-name="ce12" office:value-type="float" office:value="32">
            <text:p>32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35">
            <text:p>35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35">
            <text:p>3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5807">
            <text:p>5807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5807">
            <text:p>5807</text:p>
          </table:table-cell>
        </table:table-row>
        <table:table-row table:style-name="ro1">
          <table:table-cell/>
          <table:table-cell table:style-name="ce12" office:value-type="float" office:value="33">
            <text:p>33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41">
            <text:p>41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41">
            <text:p>4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9525">
            <text:p>9525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9525">
            <text:p>9525</text:p>
          </table:table-cell>
        </table:table-row>
        <table:table-row table:style-name="ro1">
          <table:table-cell/>
          <table:table-cell table:style-name="ce12" office:value-type="float" office:value="37">
            <text:p>3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61">
            <text:p>61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1">
            <text:p>6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8676">
            <text:p>8676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8676">
            <text:p>8676</text:p>
          </table:table-cell>
        </table:table-row>
        <table:table-row table:style-name="ro1">
          <table:table-cell/>
          <table:table-cell table:style-name="ce12" office:value-type="float" office:value="46">
            <text:p>46</text:p>
          </table:table-cell>
          <table:table-cell table:style-name="ce12" office:value-type="string">
            <text:p>Somme - Sales</text:p>
          </table:table-cell>
          <table:table-cell table:style-name="ce24" office:value-type="float" office:value="45">
            <text:p>45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45">
            <text:p>4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 office:value-type="float" office:value="3472">
            <text:p>3472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3472">
            <text:p>3472</text:p>
          </table:table-cell>
        </table:table-row>
        <table:table-row table:style-name="ro1">
          <table:table-cell/>
          <table:table-cell table:style-name="ce12" office:value-type="float" office:value="49">
            <text:p>49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48">
            <text:p>48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48">
            <text:p>4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3463">
            <text:p>3463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3463">
            <text:p>3463</text:p>
          </table:table-cell>
        </table:table-row>
        <table:table-row table:style-name="ro1">
          <table:table-cell/>
          <table:table-cell table:style-name="ce12" office:value-type="float" office:value="56">
            <text:p>56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 office:value-type="float" office:value="24">
            <text:p>24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24">
            <text:p>2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 office:value-type="float" office:value="5311">
            <text:p>5311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5311">
            <text:p>5311</text:p>
          </table:table-cell>
        </table:table-row>
        <table:table-row table:style-name="ro1">
          <table:table-cell/>
          <table:table-cell table:style-name="ce12" office:value-type="float" office:value="57">
            <text:p>5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85">
            <text:p>85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85">
            <text:p>8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6070">
            <text:p>6070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6070">
            <text:p>6070</text:p>
          </table:table-cell>
        </table:table-row>
        <table:table-row table:style-name="ro1">
          <table:table-cell/>
          <table:table-cell table:style-name="ce12" office:value-type="float" office:value="61">
            <text:p>61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98">
            <text:p>98</text:p>
          </table:table-cell>
          <table:table-cell table:style-name="ce24"/>
          <table:table-cell table:style-name="ce26"/>
          <table:table-cell table:style-name="ce34"/>
          <table:table-cell table:style-name="ce43" office:value-type="float" office:value="98">
            <text:p>9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1181">
            <text:p>1181</text:p>
          </table:table-cell>
          <table:table-cell table:style-name="ce25"/>
          <table:table-cell table:style-name="ce27"/>
          <table:table-cell table:style-name="ce35"/>
          <table:table-cell table:style-name="ce44" office:value-type="float" office:value="1181">
            <text:p>1181</text:p>
          </table:table-cell>
        </table:table-row>
        <table:table-row table:style-name="ro1">
          <table:table-cell/>
          <table:table-cell table:style-name="ce12" office:value-type="float" office:value="65">
            <text:p>65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56">
            <text:p>56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56">
            <text:p>5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6481">
            <text:p>6481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6481">
            <text:p>6481</text:p>
          </table:table-cell>
        </table:table-row>
        <table:table-row table:style-name="ro1">
          <table:table-cell/>
          <table:table-cell table:style-name="ce12" office:value-type="float" office:value="66">
            <text:p>66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36">
            <text:p>36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36">
            <text:p>3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2901">
            <text:p>2901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2901">
            <text:p>2901</text:p>
          </table:table-cell>
        </table:table-row>
        <table:table-row table:style-name="ro1">
          <table:table-cell/>
          <table:table-cell table:style-name="ce12" office:value-type="float" office:value="67">
            <text:p>6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58">
            <text:p>58</text:p>
          </table:table-cell>
          <table:table-cell table:style-name="ce26"/>
          <table:table-cell table:style-name="ce43" office:value-type="float" office:value="58">
            <text:p>5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4436">
            <text:p>4436</text:p>
          </table:table-cell>
          <table:table-cell table:style-name="ce27"/>
          <table:table-cell table:style-name="ce44" office:value-type="float" office:value="4436">
            <text:p>4436</text:p>
          </table:table-cell>
        </table:table-row>
        <table:table-row table:style-name="ro1">
          <table:table-cell/>
          <table:table-cell table:style-name="ce12" office:value-type="float" office:value="69">
            <text:p>6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83">
            <text:p>83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83">
            <text:p>8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4797">
            <text:p>4797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4797">
            <text:p>4797</text:p>
          </table:table-cell>
        </table:table-row>
        <table:table-row table:style-name="ro1">
          <table:table-cell/>
          <table:table-cell table:style-name="ce12" office:value-type="float" office:value="71">
            <text:p>71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61">
            <text:p>61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1">
            <text:p>6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2868">
            <text:p>2868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2868">
            <text:p>2868</text:p>
          </table:table-cell>
        </table:table-row>
        <table:table-row table:style-name="ro1">
          <table:table-cell/>
          <table:table-cell table:style-name="ce12" office:value-type="float" office:value="72">
            <text:p>7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7">
            <text:p>7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7">
            <text:p>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4502">
            <text:p>4502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4502">
            <text:p>4502</text:p>
          </table:table-cell>
        </table:table-row>
        <table:table-row table:style-name="ro1">
          <table:table-cell/>
          <table:table-cell table:style-name="ce12" office:value-type="float" office:value="73">
            <text:p>73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 office:value-type="float" office:value="18">
            <text:p>18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8">
            <text:p>1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 office:value-type="float" office:value="8938">
            <text:p>8938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8938">
            <text:p>8938</text:p>
          </table:table-cell>
        </table:table-row>
        <table:table-row table:style-name="ro1">
          <table:table-cell/>
          <table:table-cell table:style-name="ce12" office:value-type="float" office:value="75">
            <text:p>75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67">
            <text:p>67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67">
            <text:p>6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47">
            <text:p>47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47">
            <text:p>47</text:p>
          </table:table-cell>
        </table:table-row>
        <table:table-row table:style-name="ro1">
          <table:table-cell/>
          <table:table-cell table:style-name="ce12" office:value-type="float" office:value="76">
            <text:p>76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69">
            <text:p>69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9">
            <text:p>6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2244">
            <text:p>2244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2244">
            <text:p>2244</text:p>
          </table:table-cell>
        </table:table-row>
        <table:table-row table:style-name="ro1">
          <table:table-cell/>
          <table:table-cell table:style-name="ce12" office:value-type="float" office:value="77">
            <text:p>77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 office:value-type="float" office:value="84">
            <text:p>84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84">
            <text:p>8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 office:value-type="float" office:value="9616">
            <text:p>9616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9616">
            <text:p>9616</text:p>
          </table:table-cell>
        </table:table-row>
        <table:table-row table:style-name="ro1">
          <table:table-cell/>
          <table:table-cell table:style-name="ce12" office:value-type="float" office:value="79">
            <text:p>79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91">
            <text:p>91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57">
            <text:p>57</text:p>
          </table:table-cell>
          <table:table-cell table:style-name="ce26" table:number-columns-repeated="2"/>
          <table:table-cell table:style-name="ce43" office:value-type="float" office:value="148">
            <text:p>14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3132">
            <text:p>3132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2921">
            <text:p>2921</text:p>
          </table:table-cell>
          <table:table-cell table:style-name="ce27" table:number-columns-repeated="2"/>
          <table:table-cell table:style-name="ce44" office:value-type="float" office:value="6053">
            <text:p>6053</text:p>
          </table:table-cell>
        </table:table-row>
        <table:table-row table:style-name="ro1">
          <table:table-cell/>
          <table:table-cell table:style-name="ce12" office:value-type="float" office:value="80">
            <text:p>80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64">
            <text:p>64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64">
            <text:p>6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1861">
            <text:p>1861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1861">
            <text:p>1861</text:p>
          </table:table-cell>
        </table:table-row>
        <table:table-row table:style-name="ro1">
          <table:table-cell/>
          <table:table-cell table:style-name="ce12" office:value-type="float" office:value="81">
            <text:p>81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24">
            <text:p>24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24">
            <text:p>2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8019">
            <text:p>8019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8019">
            <text:p>8019</text:p>
          </table:table-cell>
        </table:table-row>
        <table:table-row table:style-name="ro1">
          <table:table-cell/>
          <table:table-cell table:style-name="ce12" office:value-type="float" office:value="84">
            <text:p>84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91">
            <text:p>91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91">
            <text:p>9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479">
            <text:p>479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479">
            <text:p>479</text:p>
          </table:table-cell>
        </table:table-row>
        <table:table-row table:style-name="ro1">
          <table:table-cell/>
          <table:table-cell table:style-name="ce12" office:value-type="float" office:value="87">
            <text:p>8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34">
            <text:p>34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34">
            <text:p>3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2442">
            <text:p>2442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2442">
            <text:p>2442</text:p>
          </table:table-cell>
        </table:table-row>
        <table:table-row table:style-name="ro1">
          <table:table-cell/>
          <table:table-cell table:style-name="ce12" office:value-type="float" office:value="89">
            <text:p>8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89">
            <text:p>89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81">
            <text:p>81</text:p>
          </table:table-cell>
          <table:table-cell table:style-name="ce43" office:value-type="float" office:value="170">
            <text:p>17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5727">
            <text:p>5727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3705">
            <text:p>3705</text:p>
          </table:table-cell>
          <table:table-cell table:style-name="ce44" office:value-type="float" office:value="9432">
            <text:p>9432</text:p>
          </table:table-cell>
        </table:table-row>
        <table:table-row table:style-name="ro1">
          <table:table-cell/>
          <table:table-cell table:style-name="ce12" office:value-type="float" office:value="90">
            <text:p>90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33">
            <text:p>33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33">
            <text:p>3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2216">
            <text:p>2216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2216">
            <text:p>2216</text:p>
          </table:table-cell>
        </table:table-row>
        <table:table-row table:style-name="ro1">
          <table:table-cell/>
          <table:table-cell table:style-name="ce12" office:value-type="float" office:value="91">
            <text:p>91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16">
            <text:p>16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6">
            <text:p>1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9921">
            <text:p>9921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9921">
            <text:p>9921</text:p>
          </table:table-cell>
        </table:table-row>
        <table:table-row table:style-name="ro1">
          <table:table-cell/>
          <table:table-cell table:style-name="ce12" office:value-type="float" office:value="94">
            <text:p>94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49">
            <text:p>49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49">
            <text:p>4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3347">
            <text:p>3347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3347">
            <text:p>3347</text:p>
          </table:table-cell>
        </table:table-row>
        <table:table-row table:style-name="ro1">
          <table:table-cell/>
          <table:table-cell table:style-name="ce12" office:value-type="float" office:value="96">
            <text:p>96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54">
            <text:p>54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54">
            <text:p>5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2456">
            <text:p>2456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2456">
            <text:p>2456</text:p>
          </table:table-cell>
        </table:table-row>
        <table:table-row table:style-name="ro1">
          <table:table-cell/>
          <table:table-cell table:style-name="ce12" office:value-type="float" office:value="99">
            <text:p>99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8">
            <text:p>8</text:p>
          </table:table-cell>
          <table:table-cell table:style-name="ce24" office:value-type="float" office:value="28">
            <text:p>28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36">
            <text:p>36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6011">
            <text:p>6011</text:p>
          </table:table-cell>
          <table:table-cell table:style-name="ce25" office:value-type="float" office:value="7800">
            <text:p>7800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3811">
            <text:p>13811</text:p>
          </table:table-cell>
        </table:table-row>
        <table:table-row table:style-name="ro1">
          <table:table-cell table:style-name="ce4" office:value-type="string">
            <text:p>21/01/201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Somme - Sales</text:p>
          </table:table-cell>
          <table:table-cell table:style-name="ce24" office:value-type="float" office:value="15">
            <text:p>15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5">
            <text:p>1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 office:value-type="float" office:value="2550">
            <text:p>2550</text:p>
          </table:table-cell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2550">
            <text:p>2550</text:p>
          </table:table-cell>
        </table:table-row>
        <table:table-row table:style-name="ro1">
          <table:table-cell/>
          <table:table-cell table:style-name="ce12" office:value-type="float" office:value="5">
            <text:p>5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61">
            <text:p>61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1">
            <text:p>6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6581">
            <text:p>6581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6581">
            <text:p>6581</text:p>
          </table:table-cell>
        </table:table-row>
        <table:table-row table:style-name="ro1">
          <table:table-cell/>
          <table:table-cell table:style-name="ce12" office:value-type="float" office:value="6">
            <text:p>6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71">
            <text:p>71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71">
            <text:p>7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808">
            <text:p>808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808">
            <text:p>808</text:p>
          </table:table-cell>
        </table:table-row>
        <table:table-row table:style-name="ro1">
          <table:table-cell/>
          <table:table-cell table:style-name="ce12" office:value-type="float" office:value="7">
            <text:p>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94">
            <text:p>94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94">
            <text:p>9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5030">
            <text:p>5030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5030">
            <text:p>5030</text:p>
          </table:table-cell>
        </table:table-row>
        <table:table-row table:style-name="ro1">
          <table:table-cell/>
          <table:table-cell table:style-name="ce12" office:value-type="float" office:value="8">
            <text:p>8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66">
            <text:p>66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66">
            <text:p>6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2218">
            <text:p>2218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2218">
            <text:p>2218</text:p>
          </table:table-cell>
        </table:table-row>
        <table:table-row table:style-name="ro1">
          <table:table-cell/>
          <table:table-cell table:style-name="ce12" office:value-type="float" office:value="11">
            <text:p>11</text:p>
          </table:table-cell>
          <table:table-cell table:style-name="ce12" office:value-type="string">
            <text:p>Somme - Sales</text:p>
          </table:table-cell>
          <table:table-cell table:style-name="ce26" table:number-columns-repeated="2"/>
          <table:table-cell table:style-name="ce26" office:value-type="float" office:value="96">
            <text:p>96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96">
            <text:p>9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2"/>
          <table:table-cell table:style-name="ce27" office:value-type="float" office:value="1481">
            <text:p>1481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481">
            <text:p>1481</text:p>
          </table:table-cell>
        </table:table-row>
        <table:table-row table:style-name="ro1">
          <table:table-cell/>
          <table:table-cell table:style-name="ce12" office:value-type="float" office:value="13">
            <text:p>13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">
            <text:p>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office:value-type="float" office:value="6114">
            <text:p>6114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6114">
            <text:p>6114</text:p>
          </table:table-cell>
        </table:table-row>
        <table:table-row table:style-name="ro1">
          <table:table-cell/>
          <table:table-cell table:style-name="ce12" office:value-type="float" office:value="17">
            <text:p>1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79">
            <text:p>79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79">
            <text:p>7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1190">
            <text:p>1190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190">
            <text:p>1190</text:p>
          </table:table-cell>
        </table:table-row>
        <table:table-row table:style-name="ro1">
          <table:table-cell/>
          <table:table-cell table:style-name="ce12" office:value-type="float" office:value="24">
            <text:p>24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69">
            <text:p>69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69">
            <text:p>6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5031">
            <text:p>5031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5031">
            <text:p>5031</text:p>
          </table:table-cell>
        </table:table-row>
        <table:table-row table:style-name="ro1">
          <table:table-cell/>
          <table:table-cell table:style-name="ce12" office:value-type="float" office:value="26">
            <text:p>26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70">
            <text:p>70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70">
            <text:p>7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364">
            <text:p>364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364">
            <text:p>364</text:p>
          </table:table-cell>
        </table:table-row>
        <table:table-row table:style-name="ro1">
          <table:table-cell/>
          <table:table-cell table:style-name="ce12" office:value-type="float" office:value="29">
            <text:p>2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46">
            <text:p>46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46">
            <text:p>4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5862">
            <text:p>5862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5862">
            <text:p>5862</text:p>
          </table:table-cell>
        </table:table-row>
        <table:table-row table:style-name="ro1">
          <table:table-cell/>
          <table:table-cell table:style-name="ce12" office:value-type="float" office:value="30">
            <text:p>30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63">
            <text:p>63</text:p>
          </table:table-cell>
          <table:table-cell table:style-name="ce26"/>
          <table:table-cell table:style-name="ce43" office:value-type="float" office:value="63">
            <text:p>6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9405">
            <text:p>9405</text:p>
          </table:table-cell>
          <table:table-cell table:style-name="ce27"/>
          <table:table-cell table:style-name="ce44" office:value-type="float" office:value="9405">
            <text:p>9405</text:p>
          </table:table-cell>
        </table:table-row>
        <table:table-row table:style-name="ro1">
          <table:table-cell/>
          <table:table-cell table:style-name="ce12" office:value-type="float" office:value="31">
            <text:p>31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64">
            <text:p>64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64">
            <text:p>6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4">
            <text:p>4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4">
            <text:p>4</text:p>
          </table:table-cell>
        </table:table-row>
        <table:table-row table:style-name="ro1">
          <table:table-cell/>
          <table:table-cell table:style-name="ce12" office:value-type="float" office:value="33">
            <text:p>33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39">
            <text:p>39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39">
            <text:p>3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2611">
            <text:p>2611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2611">
            <text:p>2611</text:p>
          </table:table-cell>
        </table:table-row>
        <table:table-row table:style-name="ro1">
          <table:table-cell/>
          <table:table-cell table:style-name="ce12" office:value-type="float" office:value="37">
            <text:p>37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60">
            <text:p>60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60">
            <text:p>6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2956">
            <text:p>2956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2956">
            <text:p>2956</text:p>
          </table:table-cell>
        </table:table-row>
        <table:table-row table:style-name="ro1">
          <table:table-cell/>
          <table:table-cell table:style-name="ce12" office:value-type="float" office:value="40">
            <text:p>40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11">
            <text:p>11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1">
            <text:p>1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5126">
            <text:p>5126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5126">
            <text:p>5126</text:p>
          </table:table-cell>
        </table:table-row>
        <table:table-row table:style-name="ro1">
          <table:table-cell/>
          <table:table-cell table:style-name="ce12" office:value-type="float" office:value="41">
            <text:p>41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81">
            <text:p>81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81">
            <text:p>8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4912">
            <text:p>4912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4912">
            <text:p>4912</text:p>
          </table:table-cell>
        </table:table-row>
        <table:table-row table:style-name="ro1">
          <table:table-cell/>
          <table:table-cell table:style-name="ce12" office:value-type="float" office:value="45">
            <text:p>45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18">
            <text:p>18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8">
            <text:p>1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63">
            <text:p>63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63">
            <text:p>63</text:p>
          </table:table-cell>
        </table:table-row>
        <table:table-row table:style-name="ro1">
          <table:table-cell/>
          <table:table-cell table:style-name="ce12" office:value-type="float" office:value="46">
            <text:p>46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94">
            <text:p>94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94">
            <text:p>9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7893">
            <text:p>7893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7893">
            <text:p>7893</text:p>
          </table:table-cell>
        </table:table-row>
        <table:table-row table:style-name="ro1">
          <table:table-cell/>
          <table:table-cell table:style-name="ce12" office:value-type="float" office:value="48">
            <text:p>48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41">
            <text:p>41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67">
            <text:p>67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08">
            <text:p>10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2438">
            <text:p>2438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9469">
            <text:p>9469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1907">
            <text:p>11907</text:p>
          </table:table-cell>
        </table:table-row>
        <table:table-row table:style-name="ro1">
          <table:table-cell/>
          <table:table-cell table:style-name="ce12" office:value-type="float" office:value="49">
            <text:p>4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0">
            <text:p>0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0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1626">
            <text:p>1626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1626">
            <text:p>1626</text:p>
          </table:table-cell>
        </table:table-row>
        <table:table-row table:style-name="ro1">
          <table:table-cell/>
          <table:table-cell table:style-name="ce12" office:value-type="float" office:value="50">
            <text:p>50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29">
            <text:p>29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29">
            <text:p>2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1096">
            <text:p>1096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096">
            <text:p>1096</text:p>
          </table:table-cell>
        </table:table-row>
        <table:table-row table:style-name="ro1">
          <table:table-cell/>
          <table:table-cell table:style-name="ce12" office:value-type="float" office:value="53">
            <text:p>53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30">
            <text:p>30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30">
            <text:p>3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9961">
            <text:p>9961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9961">
            <text:p>9961</text:p>
          </table:table-cell>
        </table:table-row>
        <table:table-row table:style-name="ro1">
          <table:table-cell/>
          <table:table-cell table:style-name="ce12" office:value-type="float" office:value="56">
            <text:p>56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 office:value-type="float" office:value="63">
            <text:p>63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3">
            <text:p>6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 office:value-type="float" office:value="6722">
            <text:p>6722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6722">
            <text:p>6722</text:p>
          </table:table-cell>
        </table:table-row>
        <table:table-row table:style-name="ro1">
          <table:table-cell/>
          <table:table-cell table:style-name="ce12" office:value-type="float" office:value="58">
            <text:p>58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78">
            <text:p>78</text:p>
          </table:table-cell>
          <table:table-cell table:style-name="ce26" table:number-columns-repeated="2"/>
          <table:table-cell table:style-name="ce24" office:value-type="float" office:value="94">
            <text:p>94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72">
            <text:p>172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5680">
            <text:p>5680</text:p>
          </table:table-cell>
          <table:table-cell table:style-name="ce27" table:number-columns-repeated="2"/>
          <table:table-cell table:style-name="ce25" office:value-type="float" office:value="1577">
            <text:p>1577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7257">
            <text:p>7257</text:p>
          </table:table-cell>
        </table:table-row>
        <table:table-row table:style-name="ro1">
          <table:table-cell/>
          <table:table-cell table:style-name="ce12" office:value-type="float" office:value="61">
            <text:p>61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73">
            <text:p>73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73">
            <text:p>7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7634">
            <text:p>7634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7634">
            <text:p>7634</text:p>
          </table:table-cell>
        </table:table-row>
        <table:table-row table:style-name="ro1">
          <table:table-cell/>
          <table:table-cell table:style-name="ce12" office:value-type="float" office:value="62">
            <text:p>6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62">
            <text:p>62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62">
            <text:p>62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3688">
            <text:p>3688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3688">
            <text:p>3688</text:p>
          </table:table-cell>
        </table:table-row>
        <table:table-row table:style-name="ro1">
          <table:table-cell/>
          <table:table-cell table:style-name="ce12" office:value-type="float" office:value="63">
            <text:p>63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98">
            <text:p>98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98">
            <text:p>9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1751">
            <text:p>1751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751">
            <text:p>1751</text:p>
          </table:table-cell>
        </table:table-row>
        <table:table-row table:style-name="ro1">
          <table:table-cell/>
          <table:table-cell table:style-name="ce12" office:value-type="float" office:value="65">
            <text:p>65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93">
            <text:p>93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43" office:value-type="float" office:value="93">
            <text:p>9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9639">
            <text:p>9639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44" office:value-type="float" office:value="9639">
            <text:p>9639</text:p>
          </table:table-cell>
        </table:table-row>
        <table:table-row table:style-name="ro1">
          <table:table-cell/>
          <table:table-cell table:style-name="ce12" office:value-type="float" office:value="66">
            <text:p>66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79">
            <text:p>79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79">
            <text:p>7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5374">
            <text:p>5374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5374">
            <text:p>5374</text:p>
          </table:table-cell>
        </table:table-row>
        <table:table-row table:style-name="ro1">
          <table:table-cell/>
          <table:table-cell table:style-name="ce12" office:value-type="float" office:value="67">
            <text:p>67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 office:value-type="float" office:value="67">
            <text:p>67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30">
            <text:p>30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45">
            <text:p>45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42">
            <text:p>142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 office:value-type="float" office:value="6374">
            <text:p>6374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1579">
            <text:p>1579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6903">
            <text:p>6903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14856">
            <text:p>14856</text:p>
          </table:table-cell>
        </table:table-row>
        <table:table-row table:style-name="ro1">
          <table:table-cell/>
          <table:table-cell table:style-name="ce12" office:value-type="float" office:value="68">
            <text:p>68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60">
            <text:p>60</text:p>
          </table:table-cell>
          <table:table-cell table:style-name="ce26" table:number-columns-repeated="3"/>
          <table:table-cell table:style-name="ce43" office:value-type="float" office:value="60">
            <text:p>6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3079">
            <text:p>3079</text:p>
          </table:table-cell>
          <table:table-cell table:style-name="ce27" table:number-columns-repeated="3"/>
          <table:table-cell table:style-name="ce44" office:value-type="float" office:value="3079">
            <text:p>3079</text:p>
          </table:table-cell>
        </table:table-row>
        <table:table-row table:style-name="ro1">
          <table:table-cell/>
          <table:table-cell table:style-name="ce12" office:value-type="float" office:value="69">
            <text:p>6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60">
            <text:p>60</text:p>
          </table:table-cell>
          <table:table-cell table:style-name="ce43" office:value-type="float" office:value="60">
            <text:p>6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7097">
            <text:p>7097</text:p>
          </table:table-cell>
          <table:table-cell table:style-name="ce44" office:value-type="float" office:value="7097">
            <text:p>7097</text:p>
          </table:table-cell>
        </table:table-row>
        <table:table-row table:style-name="ro1">
          <table:table-cell/>
          <table:table-cell table:style-name="ce12" office:value-type="float" office:value="70">
            <text:p>70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73">
            <text:p>73</text:p>
          </table:table-cell>
          <table:table-cell table:style-name="ce26" table:number-columns-repeated="2"/>
          <table:table-cell table:style-name="ce43" office:value-type="float" office:value="73">
            <text:p>7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1382">
            <text:p>1382</text:p>
          </table:table-cell>
          <table:table-cell table:style-name="ce27" table:number-columns-repeated="2"/>
          <table:table-cell table:style-name="ce44" office:value-type="float" office:value="1382">
            <text:p>1382</text:p>
          </table:table-cell>
        </table:table-row>
        <table:table-row table:style-name="ro1">
          <table:table-cell/>
          <table:table-cell table:style-name="ce12" office:value-type="float" office:value="71">
            <text:p>71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90">
            <text:p>90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43" office:value-type="float" office:value="90">
            <text:p>9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866">
            <text:p>866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44" office:value-type="float" office:value="866">
            <text:p>866</text:p>
          </table:table-cell>
        </table:table-row>
        <table:table-row table:style-name="ro1">
          <table:table-cell/>
          <table:table-cell table:style-name="ce12" office:value-type="float" office:value="72">
            <text:p>72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82">
            <text:p>82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82">
            <text:p>82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1852">
            <text:p>1852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852">
            <text:p>1852</text:p>
          </table:table-cell>
        </table:table-row>
        <table:table-row table:style-name="ro1">
          <table:table-cell/>
          <table:table-cell table:style-name="ce12" office:value-type="float" office:value="74">
            <text:p>74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13">
            <text:p>13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3">
            <text:p>1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8558">
            <text:p>8558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8558">
            <text:p>8558</text:p>
          </table:table-cell>
        </table:table-row>
        <table:table-row table:style-name="ro1">
          <table:table-cell/>
          <table:table-cell table:style-name="ce12" office:value-type="float" office:value="75">
            <text:p>75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60">
            <text:p>60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0">
            <text:p>6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1634">
            <text:p>1634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634">
            <text:p>1634</text:p>
          </table:table-cell>
        </table:table-row>
        <table:table-row table:style-name="ro1">
          <table:table-cell/>
          <table:table-cell table:style-name="ce12" office:value-type="float" office:value="79">
            <text:p>7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31">
            <text:p>31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31">
            <text:p>3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1080">
            <text:p>1080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1080">
            <text:p>1080</text:p>
          </table:table-cell>
        </table:table-row>
        <table:table-row table:style-name="ro1">
          <table:table-cell/>
          <table:table-cell table:style-name="ce12" office:value-type="float" office:value="85">
            <text:p>85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18">
            <text:p>18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office:value-type="float" office:value="61">
            <text:p>61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79">
            <text:p>7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7708">
            <text:p>7708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office:value-type="float" office:value="1893">
            <text:p>1893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9601">
            <text:p>9601</text:p>
          </table:table-cell>
        </table:table-row>
        <table:table-row table:style-name="ro1">
          <table:table-cell/>
          <table:table-cell table:style-name="ce12" office:value-type="float" office:value="86">
            <text:p>86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23">
            <text:p>23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23">
            <text:p>2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9301">
            <text:p>9301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9301">
            <text:p>9301</text:p>
          </table:table-cell>
        </table:table-row>
        <table:table-row table:style-name="ro1">
          <table:table-cell/>
          <table:table-cell table:style-name="ce12" office:value-type="float" office:value="88">
            <text:p>88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75">
            <text:p>75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4">
            <text:p>4</text:p>
          </table:table-cell>
          <table:table-cell table:style-name="ce34"/>
          <table:table-cell table:style-name="ce26" table:number-columns-repeated="3"/>
          <table:table-cell table:style-name="ce24" office:value-type="float" office:value="50">
            <text:p>50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29">
            <text:p>12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8186">
            <text:p>8186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9042">
            <text:p>9042</text:p>
          </table:table-cell>
          <table:table-cell table:style-name="ce35"/>
          <table:table-cell table:style-name="ce27" table:number-columns-repeated="3"/>
          <table:table-cell table:style-name="ce25" office:value-type="float" office:value="7802">
            <text:p>7802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25030">
            <text:p>25030</text:p>
          </table:table-cell>
        </table:table-row>
        <table:table-row table:style-name="ro1">
          <table:table-cell/>
          <table:table-cell table:style-name="ce12" office:value-type="float" office:value="89">
            <text:p>8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61">
            <text:p>61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61">
            <text:p>6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2613">
            <text:p>2613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2613">
            <text:p>2613</text:p>
          </table:table-cell>
        </table:table-row>
        <table:table-row table:style-name="ro1">
          <table:table-cell/>
          <table:table-cell table:style-name="ce12" office:value-type="float" office:value="93">
            <text:p>93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16">
            <text:p>16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6">
            <text:p>16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9667">
            <text:p>9667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9667">
            <text:p>9667</text:p>
          </table:table-cell>
        </table:table-row>
        <table:table-row table:style-name="ro1">
          <table:table-cell table:style-name="ce4" office:value-type="string">
            <text:p>22/01/201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15">
            <text:p>15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5">
            <text:p>1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/>
          <table:table-cell table:style-name="Valeur_20_du_20_tableau_20_croisé" office:value-type="float" office:value="836">
            <text:p>836</text:p>
          </table:table-cell>
          <table:table-cell table:style-name="Valeur_20_du_20_tableau_20_croisé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836">
            <text:p>836</text:p>
          </table:table-cell>
        </table:table-row>
        <table:table-row table:style-name="ro1">
          <table:table-cell/>
          <table:table-cell table:style-name="ce12" office:value-type="float" office:value="2">
            <text:p>2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25">
            <text:p>25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46">
            <text:p>46</text:p>
          </table:table-cell>
          <table:table-cell table:style-name="ce43" office:value-type="float" office:value="71">
            <text:p>7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7320">
            <text:p>7320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9451">
            <text:p>9451</text:p>
          </table:table-cell>
          <table:table-cell table:style-name="ce44" office:value-type="float" office:value="16771">
            <text:p>16771</text:p>
          </table:table-cell>
        </table:table-row>
        <table:table-row table:style-name="ro1">
          <table:table-cell/>
          <table:table-cell table:style-name="ce12" office:value-type="float" office:value="3">
            <text:p>3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1">
            <text:p>1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">
            <text:p>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9934">
            <text:p>9934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9934">
            <text:p>9934</text:p>
          </table:table-cell>
        </table:table-row>
        <table:table-row table:style-name="ro1">
          <table:table-cell/>
          <table:table-cell table:style-name="ce12" office:value-type="float" office:value="7">
            <text:p>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4">
            <text:p>4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37">
            <text:p>37</text:p>
          </table:table-cell>
          <table:table-cell table:style-name="ce34"/>
          <table:table-cell table:style-name="ce26" table:number-columns-repeated="3"/>
          <table:table-cell table:style-name="ce43" office:value-type="float" office:value="41">
            <text:p>4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1818">
            <text:p>1818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2381">
            <text:p>2381</text:p>
          </table:table-cell>
          <table:table-cell table:style-name="ce35"/>
          <table:table-cell table:style-name="ce27" table:number-columns-repeated="3"/>
          <table:table-cell table:style-name="ce44" office:value-type="float" office:value="4199">
            <text:p>4199</text:p>
          </table:table-cell>
        </table:table-row>
        <table:table-row table:style-name="ro1">
          <table:table-cell/>
          <table:table-cell table:style-name="ce12" office:value-type="float" office:value="8">
            <text:p>8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84">
            <text:p>84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84">
            <text:p>8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4228">
            <text:p>4228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4228">
            <text:p>4228</text:p>
          </table:table-cell>
        </table:table-row>
        <table:table-row table:style-name="ro1">
          <table:table-cell/>
          <table:table-cell table:style-name="ce12" office:value-type="float" office:value="9">
            <text:p>9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25">
            <text:p>25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25">
            <text:p>2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7657">
            <text:p>7657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7657">
            <text:p>7657</text:p>
          </table:table-cell>
        </table:table-row>
        <table:table-row table:style-name="ro1">
          <table:table-cell/>
          <table:table-cell table:style-name="ce12" office:value-type="float" office:value="12">
            <text:p>1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47">
            <text:p>47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47">
            <text:p>4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1001">
            <text:p>1001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1001">
            <text:p>1001</text:p>
          </table:table-cell>
        </table:table-row>
        <table:table-row table:style-name="ro1">
          <table:table-cell/>
          <table:table-cell table:style-name="ce12" office:value-type="float" office:value="17">
            <text:p>1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20">
            <text:p>20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20">
            <text:p>2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7588">
            <text:p>7588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7588">
            <text:p>7588</text:p>
          </table:table-cell>
        </table:table-row>
        <table:table-row table:style-name="ro1">
          <table:table-cell/>
          <table:table-cell table:style-name="ce12" office:value-type="float" office:value="19">
            <text:p>1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 office:value-type="float" office:value="76">
            <text:p>76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37">
            <text:p>37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13">
            <text:p>11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 office:value-type="float" office:value="8967">
            <text:p>8967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2891">
            <text:p>2891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11858">
            <text:p>11858</text:p>
          </table:table-cell>
        </table:table-row>
        <table:table-row table:style-name="ro1">
          <table:table-cell/>
          <table:table-cell table:style-name="ce12" office:value-type="float" office:value="20">
            <text:p>20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29">
            <text:p>29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19">
            <text:p>19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48">
            <text:p>4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7739">
            <text:p>7739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6549">
            <text:p>6549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4288">
            <text:p>14288</text:p>
          </table:table-cell>
        </table:table-row>
        <table:table-row table:style-name="ro1">
          <table:table-cell/>
          <table:table-cell table:style-name="ce12" office:value-type="float" office:value="22">
            <text:p>2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97">
            <text:p>97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97">
            <text:p>9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4693">
            <text:p>4693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4693">
            <text:p>4693</text:p>
          </table:table-cell>
        </table:table-row>
        <table:table-row table:style-name="ro1">
          <table:table-cell/>
          <table:table-cell table:style-name="ce12" office:value-type="float" office:value="23">
            <text:p>23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75">
            <text:p>75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75">
            <text:p>7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4435">
            <text:p>4435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4435">
            <text:p>4435</text:p>
          </table:table-cell>
        </table:table-row>
        <table:table-row table:style-name="ro1">
          <table:table-cell/>
          <table:table-cell table:style-name="ce12" office:value-type="float" office:value="24">
            <text:p>24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87">
            <text:p>87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68">
            <text:p>68</text:p>
          </table:table-cell>
          <table:table-cell table:style-name="ce24"/>
          <table:table-cell table:style-name="ce26"/>
          <table:table-cell table:style-name="ce34"/>
          <table:table-cell table:style-name="ce43" office:value-type="float" office:value="155">
            <text:p>15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982">
            <text:p>982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1768">
            <text:p>1768</text:p>
          </table:table-cell>
          <table:table-cell table:style-name="ce25"/>
          <table:table-cell table:style-name="ce27"/>
          <table:table-cell table:style-name="ce35"/>
          <table:table-cell table:style-name="ce44" office:value-type="float" office:value="2750">
            <text:p>2750</text:p>
          </table:table-cell>
        </table:table-row>
        <table:table-row table:style-name="ro1">
          <table:table-cell/>
          <table:table-cell table:style-name="ce12" office:value-type="float" office:value="32">
            <text:p>32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4">
            <text:p>4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4">
            <text:p>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2836">
            <text:p>2836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2836">
            <text:p>2836</text:p>
          </table:table-cell>
        </table:table-row>
        <table:table-row table:style-name="ro1">
          <table:table-cell/>
          <table:table-cell table:style-name="ce12" office:value-type="float" office:value="33">
            <text:p>33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93">
            <text:p>93</text:p>
          </table:table-cell>
          <table:table-cell table:style-name="ce34" office:value-type="float" office:value="37">
            <text:p>37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30">
            <text:p>13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6492">
            <text:p>6492</text:p>
          </table:table-cell>
          <table:table-cell table:style-name="ce35" office:value-type="float" office:value="652">
            <text:p>652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7144">
            <text:p>7144</text:p>
          </table:table-cell>
        </table:table-row>
        <table:table-row table:style-name="ro1">
          <table:table-cell/>
          <table:table-cell table:style-name="ce12" office:value-type="float" office:value="34">
            <text:p>34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47">
            <text:p>47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86">
            <text:p>86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33">
            <text:p>13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2891">
            <text:p>2891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2132">
            <text:p>2132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5023">
            <text:p>5023</text:p>
          </table:table-cell>
        </table:table-row>
        <table:table-row table:style-name="ro1">
          <table:table-cell/>
          <table:table-cell table:style-name="ce12" office:value-type="float" office:value="36">
            <text:p>36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63">
            <text:p>63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63">
            <text:p>6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1155">
            <text:p>1155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1155">
            <text:p>1155</text:p>
          </table:table-cell>
        </table:table-row>
        <table:table-row table:style-name="ro1">
          <table:table-cell/>
          <table:table-cell table:style-name="ce12" office:value-type="float" office:value="37">
            <text:p>3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91">
            <text:p>91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91">
            <text:p>9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924">
            <text:p>924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924">
            <text:p>924</text:p>
          </table:table-cell>
        </table:table-row>
        <table:table-row table:style-name="ro1">
          <table:table-cell/>
          <table:table-cell table:style-name="ce12" office:value-type="float" office:value="39">
            <text:p>3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66">
            <text:p>66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66">
            <text:p>6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9637">
            <text:p>9637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9637">
            <text:p>9637</text:p>
          </table:table-cell>
        </table:table-row>
        <table:table-row table:style-name="ro1">
          <table:table-cell/>
          <table:table-cell table:style-name="ce12" office:value-type="float" office:value="40">
            <text:p>40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10">
            <text:p>10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0">
            <text:p>1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5369">
            <text:p>5369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5369">
            <text:p>5369</text:p>
          </table:table-cell>
        </table:table-row>
        <table:table-row table:style-name="ro1">
          <table:table-cell/>
          <table:table-cell table:style-name="ce12" office:value-type="float" office:value="42">
            <text:p>4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26">
            <text:p>26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26">
            <text:p>2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7734">
            <text:p>7734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7734">
            <text:p>7734</text:p>
          </table:table-cell>
        </table:table-row>
        <table:table-row table:style-name="ro1">
          <table:table-cell/>
          <table:table-cell table:style-name="ce12" office:value-type="float" office:value="46">
            <text:p>46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95">
            <text:p>95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95">
            <text:p>9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4663">
            <text:p>4663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4663">
            <text:p>4663</text:p>
          </table:table-cell>
        </table:table-row>
        <table:table-row table:style-name="ro1">
          <table:table-cell/>
          <table:table-cell table:style-name="ce12" office:value-type="float" office:value="48">
            <text:p>48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85">
            <text:p>85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85">
            <text:p>8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5001">
            <text:p>5001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5001">
            <text:p>5001</text:p>
          </table:table-cell>
        </table:table-row>
        <table:table-row table:style-name="ro1">
          <table:table-cell/>
          <table:table-cell table:style-name="ce12" office:value-type="float" office:value="49">
            <text:p>49</text:p>
          </table:table-cell>
          <table:table-cell table:style-name="ce12" office:value-type="string">
            <text:p>Somme - Sales</text:p>
          </table:table-cell>
          <table:table-cell table:style-name="ce26" table:number-columns-repeated="2"/>
          <table:table-cell table:style-name="ce26" office:value-type="float" office:value="52">
            <text:p>52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41">
            <text:p>41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93">
            <text:p>9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2"/>
          <table:table-cell table:style-name="ce27" office:value-type="float" office:value="953">
            <text:p>953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8947">
            <text:p>8947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9900">
            <text:p>9900</text:p>
          </table:table-cell>
        </table:table-row>
        <table:table-row table:style-name="ro1">
          <table:table-cell/>
          <table:table-cell table:style-name="ce12" office:value-type="float" office:value="52">
            <text:p>5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77">
            <text:p>77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77">
            <text:p>7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1769">
            <text:p>1769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1769">
            <text:p>1769</text:p>
          </table:table-cell>
        </table:table-row>
        <table:table-row table:style-name="ro1">
          <table:table-cell/>
          <table:table-cell table:style-name="ce12" office:value-type="float" office:value="53">
            <text:p>53</text:p>
          </table:table-cell>
          <table:table-cell table:style-name="ce12" office:value-type="string">
            <text:p>Somme - Sales</text:p>
          </table:table-cell>
          <table:table-cell table:style-name="ce26" office:value-type="float" office:value="25">
            <text:p>25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25">
            <text:p>2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office:value-type="float" office:value="6336">
            <text:p>6336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6336">
            <text:p>6336</text:p>
          </table:table-cell>
        </table:table-row>
        <table:table-row table:style-name="ro1">
          <table:table-cell/>
          <table:table-cell table:style-name="ce12" office:value-type="float" office:value="61">
            <text:p>61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71">
            <text:p>71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71">
            <text:p>7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1158">
            <text:p>1158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1158">
            <text:p>1158</text:p>
          </table:table-cell>
        </table:table-row>
        <table:table-row table:style-name="ro1">
          <table:table-cell/>
          <table:table-cell table:style-name="ce12" office:value-type="float" office:value="63">
            <text:p>63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44">
            <text:p>44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44">
            <text:p>4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3933">
            <text:p>3933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3933">
            <text:p>3933</text:p>
          </table:table-cell>
        </table:table-row>
        <table:table-row table:style-name="ro1">
          <table:table-cell/>
          <table:table-cell table:style-name="ce12" office:value-type="float" office:value="65">
            <text:p>65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73">
            <text:p>73</text:p>
          </table:table-cell>
          <table:table-cell table:style-name="ce34"/>
          <table:table-cell table:style-name="ce43" office:value-type="float" office:value="73">
            <text:p>7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7751">
            <text:p>7751</text:p>
          </table:table-cell>
          <table:table-cell table:style-name="ce35"/>
          <table:table-cell table:style-name="ce44" office:value-type="float" office:value="7751">
            <text:p>7751</text:p>
          </table:table-cell>
        </table:table-row>
        <table:table-row table:style-name="ro1">
          <table:table-cell/>
          <table:table-cell table:style-name="ce12" office:value-type="float" office:value="66">
            <text:p>66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60">
            <text:p>60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0">
            <text:p>6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9976">
            <text:p>9976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9976">
            <text:p>9976</text:p>
          </table:table-cell>
        </table:table-row>
        <table:table-row table:style-name="ro1">
          <table:table-cell/>
          <table:table-cell table:style-name="ce12" office:value-type="float" office:value="73">
            <text:p>73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83">
            <text:p>83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83">
            <text:p>8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5619">
            <text:p>5619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5619">
            <text:p>5619</text:p>
          </table:table-cell>
        </table:table-row>
        <table:table-row table:style-name="ro1">
          <table:table-cell/>
          <table:table-cell table:style-name="ce12" office:value-type="float" office:value="77">
            <text:p>7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 office:value-type="float" office:value="60">
            <text:p>60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0">
            <text:p>6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 office:value-type="float" office:value="496">
            <text:p>496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496">
            <text:p>496</text:p>
          </table:table-cell>
        </table:table-row>
        <table:table-row table:style-name="ro1">
          <table:table-cell/>
          <table:table-cell table:style-name="ce12" office:value-type="float" office:value="80">
            <text:p>80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76">
            <text:p>76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76">
            <text:p>7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9332">
            <text:p>9332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9332">
            <text:p>9332</text:p>
          </table:table-cell>
        </table:table-row>
        <table:table-row table:style-name="ro1">
          <table:table-cell/>
          <table:table-cell table:style-name="ce12" office:value-type="float" office:value="84">
            <text:p>84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85">
            <text:p>85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61">
            <text:p>61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32">
            <text:p>32</text:p>
          </table:table-cell>
          <table:table-cell table:style-name="ce26" table:number-columns-repeated="2"/>
          <table:table-cell table:style-name="ce43" office:value-type="float" office:value="178">
            <text:p>17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2281">
            <text:p>2281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4140">
            <text:p>4140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3160">
            <text:p>3160</text:p>
          </table:table-cell>
          <table:table-cell table:style-name="ce27" table:number-columns-repeated="2"/>
          <table:table-cell table:style-name="ce44" office:value-type="float" office:value="9581">
            <text:p>9581</text:p>
          </table:table-cell>
        </table:table-row>
        <table:table-row table:style-name="ro1">
          <table:table-cell/>
          <table:table-cell table:style-name="ce12" office:value-type="float" office:value="85">
            <text:p>85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92">
            <text:p>92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13">
            <text:p>13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43" office:value-type="float" office:value="105">
            <text:p>10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6541">
            <text:p>6541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9521">
            <text:p>9521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44" office:value-type="float" office:value="16062">
            <text:p>16062</text:p>
          </table:table-cell>
        </table:table-row>
        <table:table-row table:style-name="ro1">
          <table:table-cell/>
          <table:table-cell table:style-name="ce12" office:value-type="float" office:value="89">
            <text:p>89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 office:value-type="float" office:value="34">
            <text:p>34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34">
            <text:p>3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 office:value-type="float" office:value="9518">
            <text:p>9518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9518">
            <text:p>9518</text:p>
          </table:table-cell>
        </table:table-row>
        <table:table-row table:style-name="ro1">
          <table:table-cell/>
          <table:table-cell table:style-name="ce12" office:value-type="float" office:value="92">
            <text:p>9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36">
            <text:p>36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88">
            <text:p>88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24">
            <text:p>12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9804">
            <text:p>9804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1433">
            <text:p>1433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11237">
            <text:p>11237</text:p>
          </table:table-cell>
        </table:table-row>
        <table:table-row table:style-name="ro1">
          <table:table-cell/>
          <table:table-cell table:style-name="ce12" office:value-type="float" office:value="93">
            <text:p>93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41">
            <text:p>41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41">
            <text:p>4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8611">
            <text:p>8611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8611">
            <text:p>8611</text:p>
          </table:table-cell>
        </table:table-row>
        <table:table-row table:style-name="ro1">
          <table:table-cell/>
          <table:table-cell table:style-name="ce12" office:value-type="float" office:value="97">
            <text:p>97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32">
            <text:p>32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32">
            <text:p>32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870">
            <text:p>870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870">
            <text:p>870</text:p>
          </table:table-cell>
        </table:table-row>
        <table:table-row table:style-name="ro1">
          <table:table-cell table:style-name="ce4" office:value-type="string">
            <text:p>23/01/201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37">
            <text:p>37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37">
            <text:p>3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 office:value-type="float" office:value="7200">
            <text:p>7200</text:p>
          </table:table-cell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44" office:value-type="float" office:value="7200">
            <text:p>7200</text:p>
          </table:table-cell>
        </table:table-row>
        <table:table-row table:style-name="ro1">
          <table:table-cell/>
          <table:table-cell table:style-name="ce12" office:value-type="float" office:value="2">
            <text:p>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40">
            <text:p>40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40">
            <text:p>4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2998">
            <text:p>2998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2998">
            <text:p>2998</text:p>
          </table:table-cell>
        </table:table-row>
        <table:table-row table:style-name="ro1">
          <table:table-cell/>
          <table:table-cell table:style-name="ce12" office:value-type="float" office:value="3">
            <text:p>3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22">
            <text:p>22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18">
            <text:p>18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40">
            <text:p>4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9228">
            <text:p>9228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8985">
            <text:p>8985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8213">
            <text:p>18213</text:p>
          </table:table-cell>
        </table:table-row>
        <table:table-row table:style-name="ro1">
          <table:table-cell/>
          <table:table-cell table:style-name="ce12" office:value-type="float" office:value="4">
            <text:p>4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69">
            <text:p>69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43" office:value-type="float" office:value="69">
            <text:p>6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4292">
            <text:p>4292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44" office:value-type="float" office:value="4292">
            <text:p>4292</text:p>
          </table:table-cell>
        </table:table-row>
        <table:table-row table:style-name="ro1">
          <table:table-cell/>
          <table:table-cell table:style-name="ce12" office:value-type="float" office:value="6">
            <text:p>6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7">
            <text:p>7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7">
            <text:p>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8939">
            <text:p>8939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8939">
            <text:p>8939</text:p>
          </table:table-cell>
        </table:table-row>
        <table:table-row table:style-name="ro1">
          <table:table-cell/>
          <table:table-cell table:style-name="ce12" office:value-type="float" office:value="8">
            <text:p>8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18">
            <text:p>18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8">
            <text:p>1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3162">
            <text:p>3162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3162">
            <text:p>3162</text:p>
          </table:table-cell>
        </table:table-row>
        <table:table-row table:style-name="ro1">
          <table:table-cell/>
          <table:table-cell table:style-name="ce12" office:value-type="float" office:value="14">
            <text:p>14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14">
            <text:p>14</text:p>
          </table:table-cell>
          <table:table-cell table:style-name="ce43" office:value-type="float" office:value="14">
            <text:p>1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318">
            <text:p>318</text:p>
          </table:table-cell>
          <table:table-cell table:style-name="ce44" office:value-type="float" office:value="318">
            <text:p>318</text:p>
          </table:table-cell>
        </table:table-row>
        <table:table-row table:style-name="ro1">
          <table:table-cell/>
          <table:table-cell table:style-name="ce12" office:value-type="float" office:value="17">
            <text:p>17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20">
            <text:p>20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20">
            <text:p>2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7347">
            <text:p>7347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7347">
            <text:p>7347</text:p>
          </table:table-cell>
        </table:table-row>
        <table:table-row table:style-name="ro1">
          <table:table-cell/>
          <table:table-cell table:style-name="ce12" office:value-type="float" office:value="18">
            <text:p>18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49">
            <text:p>49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49">
            <text:p>4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38">
            <text:p>38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38">
            <text:p>38</text:p>
          </table:table-cell>
        </table:table-row>
        <table:table-row table:style-name="ro1">
          <table:table-cell/>
          <table:table-cell table:style-name="ce12" office:value-type="float" office:value="19">
            <text:p>1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27">
            <text:p>27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27">
            <text:p>2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5091">
            <text:p>5091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5091">
            <text:p>5091</text:p>
          </table:table-cell>
        </table:table-row>
        <table:table-row table:style-name="ro1">
          <table:table-cell/>
          <table:table-cell table:style-name="ce12" office:value-type="float" office:value="22">
            <text:p>22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88">
            <text:p>88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88">
            <text:p>8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6657">
            <text:p>6657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6657">
            <text:p>6657</text:p>
          </table:table-cell>
        </table:table-row>
        <table:table-row table:style-name="ro1">
          <table:table-cell/>
          <table:table-cell table:style-name="ce12" office:value-type="float" office:value="24">
            <text:p>24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91">
            <text:p>91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91">
            <text:p>9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9675">
            <text:p>9675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9675">
            <text:p>9675</text:p>
          </table:table-cell>
        </table:table-row>
        <table:table-row table:style-name="ro1">
          <table:table-cell/>
          <table:table-cell table:style-name="ce12" office:value-type="float" office:value="25">
            <text:p>25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87">
            <text:p>87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73">
            <text:p>73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60">
            <text:p>16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1456">
            <text:p>1456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7071">
            <text:p>7071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8527">
            <text:p>8527</text:p>
          </table:table-cell>
        </table:table-row>
        <table:table-row table:style-name="ro1">
          <table:table-cell/>
          <table:table-cell table:style-name="ce12" office:value-type="float" office:value="28">
            <text:p>28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78">
            <text:p>78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78">
            <text:p>7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3538">
            <text:p>3538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3538">
            <text:p>3538</text:p>
          </table:table-cell>
        </table:table-row>
        <table:table-row table:style-name="ro1">
          <table:table-cell/>
          <table:table-cell table:style-name="ce12" office:value-type="float" office:value="33">
            <text:p>33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69">
            <text:p>69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1">
            <text:p>1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70">
            <text:p>7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8499">
            <text:p>8499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178">
            <text:p>178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8677">
            <text:p>8677</text:p>
          </table:table-cell>
        </table:table-row>
        <table:table-row table:style-name="ro1">
          <table:table-cell/>
          <table:table-cell table:style-name="ce12" office:value-type="float" office:value="37">
            <text:p>37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36">
            <text:p>36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63">
            <text:p>63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30">
            <text:p>30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9">
            <text:p>9</text:p>
          </table:table-cell>
          <table:table-cell table:style-name="ce26"/>
          <table:table-cell table:style-name="ce34"/>
          <table:table-cell table:style-name="ce43" office:value-type="float" office:value="138">
            <text:p>13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1354">
            <text:p>1354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2293">
            <text:p>2293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6371">
            <text:p>6371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6023">
            <text:p>6023</text:p>
          </table:table-cell>
          <table:table-cell table:style-name="ce27"/>
          <table:table-cell table:style-name="ce35"/>
          <table:table-cell table:style-name="ce44" office:value-type="float" office:value="16041">
            <text:p>16041</text:p>
          </table:table-cell>
        </table:table-row>
        <table:table-row table:style-name="ro1">
          <table:table-cell/>
          <table:table-cell table:style-name="ce12" office:value-type="float" office:value="40">
            <text:p>40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6">
            <text:p>6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">
            <text:p>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1200">
            <text:p>1200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200">
            <text:p>1200</text:p>
          </table:table-cell>
        </table:table-row>
        <table:table-row table:style-name="ro1">
          <table:table-cell/>
          <table:table-cell table:style-name="ce12" office:value-type="float" office:value="45">
            <text:p>45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27">
            <text:p>27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27">
            <text:p>2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4711">
            <text:p>4711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4711">
            <text:p>4711</text:p>
          </table:table-cell>
        </table:table-row>
        <table:table-row table:style-name="ro1">
          <table:table-cell/>
          <table:table-cell table:style-name="ce12" office:value-type="float" office:value="46">
            <text:p>46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41">
            <text:p>41</text:p>
          </table:table-cell>
          <table:table-cell table:style-name="ce26" table:number-columns-repeated="3"/>
          <table:table-cell table:style-name="ce43" office:value-type="float" office:value="41">
            <text:p>4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9770">
            <text:p>9770</text:p>
          </table:table-cell>
          <table:table-cell table:style-name="ce27" table:number-columns-repeated="3"/>
          <table:table-cell table:style-name="ce44" office:value-type="float" office:value="9770">
            <text:p>9770</text:p>
          </table:table-cell>
        </table:table-row>
        <table:table-row table:style-name="ro1">
          <table:table-cell/>
          <table:table-cell table:style-name="ce12" office:value-type="float" office:value="48">
            <text:p>48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54">
            <text:p>54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54">
            <text:p>5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6235">
            <text:p>6235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6235">
            <text:p>6235</text:p>
          </table:table-cell>
        </table:table-row>
        <table:table-row table:style-name="ro1">
          <table:table-cell/>
          <table:table-cell table:style-name="ce12" office:value-type="float" office:value="53">
            <text:p>53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97">
            <text:p>97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97">
            <text:p>9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818">
            <text:p>818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818">
            <text:p>818</text:p>
          </table:table-cell>
        </table:table-row>
        <table:table-row table:style-name="ro1">
          <table:table-cell/>
          <table:table-cell table:style-name="ce12" office:value-type="float" office:value="58">
            <text:p>58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65">
            <text:p>65</text:p>
          </table:table-cell>
          <table:table-cell table:style-name="ce34"/>
          <table:table-cell table:style-name="ce43" office:value-type="float" office:value="65">
            <text:p>6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6644">
            <text:p>6644</text:p>
          </table:table-cell>
          <table:table-cell table:style-name="ce35"/>
          <table:table-cell table:style-name="ce44" office:value-type="float" office:value="6644">
            <text:p>6644</text:p>
          </table:table-cell>
        </table:table-row>
        <table:table-row table:style-name="ro1">
          <table:table-cell/>
          <table:table-cell table:style-name="ce12" office:value-type="float" office:value="59">
            <text:p>59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62">
            <text:p>62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2">
            <text:p>62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3718">
            <text:p>3718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3718">
            <text:p>3718</text:p>
          </table:table-cell>
        </table:table-row>
        <table:table-row table:style-name="ro1">
          <table:table-cell/>
          <table:table-cell table:style-name="ce12" office:value-type="float" office:value="63">
            <text:p>63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96">
            <text:p>96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96">
            <text:p>9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8628">
            <text:p>8628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8628">
            <text:p>8628</text:p>
          </table:table-cell>
        </table:table-row>
        <table:table-row table:style-name="ro1">
          <table:table-cell/>
          <table:table-cell table:style-name="ce12" office:value-type="float" office:value="64">
            <text:p>64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5">
            <text:p>5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5">
            <text:p>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2408">
            <text:p>2408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2408">
            <text:p>2408</text:p>
          </table:table-cell>
        </table:table-row>
        <table:table-row table:style-name="ro1">
          <table:table-cell/>
          <table:table-cell table:style-name="ce12" office:value-type="float" office:value="65">
            <text:p>65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49">
            <text:p>49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49">
            <text:p>4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8344">
            <text:p>8344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8344">
            <text:p>8344</text:p>
          </table:table-cell>
        </table:table-row>
        <table:table-row table:style-name="ro1">
          <table:table-cell/>
          <table:table-cell table:style-name="ce12" office:value-type="float" office:value="73">
            <text:p>73</text:p>
          </table:table-cell>
          <table:table-cell table:style-name="ce12" office:value-type="string">
            <text:p>Somme - Sales</text:p>
          </table:table-cell>
          <table:table-cell table:style-name="ce26" office:value-type="float" office:value="57">
            <text:p>57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57">
            <text:p>5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office:value-type="float" office:value="789">
            <text:p>789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789">
            <text:p>789</text:p>
          </table:table-cell>
        </table:table-row>
        <table:table-row table:style-name="ro1">
          <table:table-cell/>
          <table:table-cell table:style-name="ce12" office:value-type="float" office:value="77">
            <text:p>77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office:value-type="float" office:value="46">
            <text:p>46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87">
            <text:p>87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43" office:value-type="float" office:value="133">
            <text:p>13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office:value-type="float" office:value="5167">
            <text:p>5167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7120">
            <text:p>7120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44" office:value-type="float" office:value="12287">
            <text:p>12287</text:p>
          </table:table-cell>
        </table:table-row>
        <table:table-row table:style-name="ro1">
          <table:table-cell/>
          <table:table-cell table:style-name="ce12" office:value-type="float" office:value="78">
            <text:p>78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23">
            <text:p>23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23">
            <text:p>2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3286">
            <text:p>3286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3286">
            <text:p>3286</text:p>
          </table:table-cell>
        </table:table-row>
        <table:table-row table:style-name="ro1">
          <table:table-cell/>
          <table:table-cell table:style-name="ce12" office:value-type="float" office:value="80">
            <text:p>80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56">
            <text:p>56</text:p>
          </table:table-cell>
          <table:table-cell table:style-name="ce26"/>
          <table:table-cell table:style-name="ce34"/>
          <table:table-cell table:style-name="ce26"/>
          <table:table-cell table:style-name="ce26" office:value-type="float" office:value="97">
            <text:p>97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44">
            <text:p>44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97">
            <text:p>19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9842">
            <text:p>9842</text:p>
          </table:table-cell>
          <table:table-cell table:style-name="ce27"/>
          <table:table-cell table:style-name="ce35"/>
          <table:table-cell table:style-name="ce27"/>
          <table:table-cell table:style-name="ce27" office:value-type="float" office:value="8379">
            <text:p>8379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5493">
            <text:p>5493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23714">
            <text:p>23714</text:p>
          </table:table-cell>
        </table:table-row>
        <table:table-row table:style-name="ro1">
          <table:table-cell/>
          <table:table-cell table:style-name="ce12" office:value-type="float" office:value="81">
            <text:p>81</text:p>
          </table:table-cell>
          <table:table-cell table:style-name="ce12" office:value-type="string">
            <text:p>Somme - Sales</text:p>
          </table:table-cell>
          <table:table-cell table:style-name="ce26" table:number-columns-repeated="2"/>
          <table:table-cell table:style-name="ce26" office:value-type="float" office:value="26">
            <text:p>26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26">
            <text:p>2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2"/>
          <table:table-cell table:style-name="ce27" office:value-type="float" office:value="1619">
            <text:p>1619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619">
            <text:p>1619</text:p>
          </table:table-cell>
        </table:table-row>
        <table:table-row table:style-name="ro1">
          <table:table-cell/>
          <table:table-cell table:style-name="ce12" office:value-type="float" office:value="82">
            <text:p>8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54">
            <text:p>54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54">
            <text:p>5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5712">
            <text:p>5712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5712">
            <text:p>5712</text:p>
          </table:table-cell>
        </table:table-row>
        <table:table-row table:style-name="ro1">
          <table:table-cell/>
          <table:table-cell table:style-name="ce12" office:value-type="float" office:value="83">
            <text:p>83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 office:value-type="float" office:value="76">
            <text:p>76</text:p>
          </table:table-cell>
          <table:table-cell table:style-name="ce34"/>
          <table:table-cell table:style-name="ce26" office:value-type="float" office:value="0">
            <text:p>0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71">
            <text:p>71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47">
            <text:p>14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 office:value-type="float" office:value="4577">
            <text:p>4577</text:p>
          </table:table-cell>
          <table:table-cell table:style-name="ce35"/>
          <table:table-cell table:style-name="ce27" office:value-type="float" office:value="1739">
            <text:p>1739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5173">
            <text:p>5173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1489">
            <text:p>11489</text:p>
          </table:table-cell>
        </table:table-row>
        <table:table-row table:style-name="ro1">
          <table:table-cell/>
          <table:table-cell table:style-name="ce12" office:value-type="float" office:value="86">
            <text:p>86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0">
            <text:p>0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0">
            <text:p>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8986">
            <text:p>8986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8986">
            <text:p>8986</text:p>
          </table:table-cell>
        </table:table-row>
        <table:table-row table:style-name="ro1">
          <table:table-cell/>
          <table:table-cell table:style-name="ce12" office:value-type="float" office:value="88">
            <text:p>88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80">
            <text:p>80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80">
            <text:p>8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8526">
            <text:p>8526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8526">
            <text:p>8526</text:p>
          </table:table-cell>
        </table:table-row>
        <table:table-row table:style-name="ro1">
          <table:table-cell/>
          <table:table-cell table:style-name="ce12" office:value-type="float" office:value="90">
            <text:p>90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 office:value-type="float" office:value="95">
            <text:p>95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95">
            <text:p>9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 office:value-type="float" office:value="4106">
            <text:p>4106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4106">
            <text:p>4106</text:p>
          </table:table-cell>
        </table:table-row>
        <table:table-row table:style-name="ro1">
          <table:table-cell/>
          <table:table-cell table:style-name="ce12" office:value-type="float" office:value="92">
            <text:p>92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10">
            <text:p>10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0">
            <text:p>1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2978">
            <text:p>2978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2978">
            <text:p>2978</text:p>
          </table:table-cell>
        </table:table-row>
        <table:table-row table:style-name="ro1">
          <table:table-cell/>
          <table:table-cell table:style-name="ce12" office:value-type="float" office:value="93">
            <text:p>93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64">
            <text:p>64</text:p>
          </table:table-cell>
          <table:table-cell table:style-name="ce26" table:number-columns-repeated="2"/>
          <table:table-cell table:style-name="ce24" office:value-type="float" office:value="80">
            <text:p>80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44">
            <text:p>14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816">
            <text:p>816</text:p>
          </table:table-cell>
          <table:table-cell table:style-name="ce27" table:number-columns-repeated="2"/>
          <table:table-cell table:style-name="ce25" office:value-type="float" office:value="4463">
            <text:p>4463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5279">
            <text:p>5279</text:p>
          </table:table-cell>
        </table:table-row>
        <table:table-row table:style-name="ro1">
          <table:table-cell/>
          <table:table-cell table:style-name="ce12" office:value-type="float" office:value="98">
            <text:p>98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96">
            <text:p>96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96">
            <text:p>96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9152">
            <text:p>9152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9152">
            <text:p>9152</text:p>
          </table:table-cell>
        </table:table-row>
        <table:table-row table:style-name="ro1">
          <table:table-cell table:style-name="ce4" office:value-type="string">
            <text:p>24/01/201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8">
            <text:p>8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8">
            <text:p>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office:value-type="float" office:value="8600">
            <text:p>8600</text:p>
          </table:table-cell>
          <table:table-cell table:style-name="Valeur_20_du_20_tableau_20_croisé" table:number-columns-repeated="2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8600">
            <text:p>8600</text:p>
          </table:table-cell>
        </table:table-row>
        <table:table-row table:style-name="ro1">
          <table:table-cell/>
          <table:table-cell table:style-name="ce12" office:value-type="float" office:value="2">
            <text:p>2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12">
            <text:p>12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33">
            <text:p>33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45">
            <text:p>4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9712">
            <text:p>9712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7256">
            <text:p>7256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6968">
            <text:p>16968</text:p>
          </table:table-cell>
        </table:table-row>
        <table:table-row table:style-name="ro1">
          <table:table-cell/>
          <table:table-cell table:style-name="ce12" office:value-type="float" office:value="5">
            <text:p>5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15">
            <text:p>15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86">
            <text:p>86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01">
            <text:p>10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7396">
            <text:p>7396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9374">
            <text:p>9374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16770">
            <text:p>16770</text:p>
          </table:table-cell>
        </table:table-row>
        <table:table-row table:style-name="ro1">
          <table:table-cell/>
          <table:table-cell table:style-name="ce12" office:value-type="float" office:value="11">
            <text:p>11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">
            <text:p>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1190">
            <text:p>1190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190">
            <text:p>1190</text:p>
          </table:table-cell>
        </table:table-row>
        <table:table-row table:style-name="ro1">
          <table:table-cell/>
          <table:table-cell table:style-name="ce12" office:value-type="float" office:value="13">
            <text:p>13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31">
            <text:p>31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31">
            <text:p>3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9519">
            <text:p>9519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9519">
            <text:p>9519</text:p>
          </table:table-cell>
        </table:table-row>
        <table:table-row table:style-name="ro1">
          <table:table-cell/>
          <table:table-cell table:style-name="ce12" office:value-type="float" office:value="18">
            <text:p>18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19">
            <text:p>19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9">
            <text:p>1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6945">
            <text:p>6945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6945">
            <text:p>6945</text:p>
          </table:table-cell>
        </table:table-row>
        <table:table-row table:style-name="ro1">
          <table:table-cell/>
          <table:table-cell table:style-name="ce12" office:value-type="float" office:value="23">
            <text:p>23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 office:value-type="float" office:value="1">
            <text:p>1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">
            <text:p>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 office:value-type="float" office:value="8095">
            <text:p>8095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8095">
            <text:p>8095</text:p>
          </table:table-cell>
        </table:table-row>
        <table:table-row table:style-name="ro1">
          <table:table-cell/>
          <table:table-cell table:style-name="ce12" office:value-type="float" office:value="25">
            <text:p>25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 office:value-type="float" office:value="2">
            <text:p>2</text:p>
          </table:table-cell>
          <table:table-cell table:style-name="ce34" office:value-type="float" office:value="28">
            <text:p>28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30">
            <text:p>3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 office:value-type="float" office:value="715">
            <text:p>715</text:p>
          </table:table-cell>
          <table:table-cell table:style-name="ce35" office:value-type="float" office:value="7436">
            <text:p>7436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8151">
            <text:p>8151</text:p>
          </table:table-cell>
        </table:table-row>
        <table:table-row table:style-name="ro1">
          <table:table-cell/>
          <table:table-cell table:style-name="ce12" office:value-type="float" office:value="27">
            <text:p>27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60">
            <text:p>60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60">
            <text:p>6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2563">
            <text:p>2563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2563">
            <text:p>2563</text:p>
          </table:table-cell>
        </table:table-row>
        <table:table-row table:style-name="ro1">
          <table:table-cell/>
          <table:table-cell table:style-name="ce12" office:value-type="float" office:value="28">
            <text:p>28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90">
            <text:p>90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44">
            <text:p>44</text:p>
          </table:table-cell>
          <table:table-cell table:style-name="ce34"/>
          <table:table-cell table:style-name="ce26" table:number-columns-repeated="3"/>
          <table:table-cell table:style-name="ce43" office:value-type="float" office:value="134">
            <text:p>13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887">
            <text:p>887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7208">
            <text:p>7208</text:p>
          </table:table-cell>
          <table:table-cell table:style-name="ce35"/>
          <table:table-cell table:style-name="ce27" table:number-columns-repeated="3"/>
          <table:table-cell table:style-name="ce44" office:value-type="float" office:value="8095">
            <text:p>8095</text:p>
          </table:table-cell>
        </table:table-row>
        <table:table-row table:style-name="ro1">
          <table:table-cell/>
          <table:table-cell table:style-name="ce12" office:value-type="float" office:value="29">
            <text:p>2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38">
            <text:p>38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38">
            <text:p>3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8616">
            <text:p>8616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8616">
            <text:p>8616</text:p>
          </table:table-cell>
        </table:table-row>
        <table:table-row table:style-name="ro1">
          <table:table-cell/>
          <table:table-cell table:style-name="ce12" office:value-type="float" office:value="31">
            <text:p>31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66">
            <text:p>66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6">
            <text:p>6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3883">
            <text:p>3883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3883">
            <text:p>3883</text:p>
          </table:table-cell>
        </table:table-row>
        <table:table-row table:style-name="ro1">
          <table:table-cell/>
          <table:table-cell table:style-name="ce12" office:value-type="float" office:value="32">
            <text:p>3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67">
            <text:p>67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67">
            <text:p>6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6442">
            <text:p>6442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6442">
            <text:p>6442</text:p>
          </table:table-cell>
        </table:table-row>
        <table:table-row table:style-name="ro1">
          <table:table-cell/>
          <table:table-cell table:style-name="ce12" office:value-type="float" office:value="37">
            <text:p>3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97">
            <text:p>97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45">
            <text:p>45</text:p>
          </table:table-cell>
          <table:table-cell table:style-name="ce26" table:number-columns-repeated="3"/>
          <table:table-cell table:style-name="ce43" office:value-type="float" office:value="142">
            <text:p>142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8885">
            <text:p>8885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4695">
            <text:p>4695</text:p>
          </table:table-cell>
          <table:table-cell table:style-name="ce27" table:number-columns-repeated="3"/>
          <table:table-cell table:style-name="ce44" office:value-type="float" office:value="13580">
            <text:p>13580</text:p>
          </table:table-cell>
        </table:table-row>
        <table:table-row table:style-name="ro1">
          <table:table-cell/>
          <table:table-cell table:style-name="ce12" office:value-type="float" office:value="39">
            <text:p>3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15">
            <text:p>15</text:p>
          </table:table-cell>
          <table:table-cell table:style-name="ce26"/>
          <table:table-cell table:style-name="ce34"/>
          <table:table-cell table:style-name="ce43" office:value-type="float" office:value="15">
            <text:p>1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682">
            <text:p>682</text:p>
          </table:table-cell>
          <table:table-cell table:style-name="ce27"/>
          <table:table-cell table:style-name="ce35"/>
          <table:table-cell table:style-name="ce44" office:value-type="float" office:value="682">
            <text:p>682</text:p>
          </table:table-cell>
        </table:table-row>
        <table:table-row table:style-name="ro1">
          <table:table-cell/>
          <table:table-cell table:style-name="ce12" office:value-type="float" office:value="41">
            <text:p>41</text:p>
          </table:table-cell>
          <table:table-cell table:style-name="ce12" office:value-type="string">
            <text:p>Somme - Sales</text:p>
          </table:table-cell>
          <table:table-cell table:style-name="ce26"/>
          <table:table-cell table:style-name="ce26" office:value-type="float" office:value="83">
            <text:p>83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83">
            <text:p>8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/>
          <table:table-cell table:style-name="ce27" office:value-type="float" office:value="1019">
            <text:p>1019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019">
            <text:p>1019</text:p>
          </table:table-cell>
        </table:table-row>
        <table:table-row table:style-name="ro1">
          <table:table-cell/>
          <table:table-cell table:style-name="ce12" office:value-type="float" office:value="42">
            <text:p>4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37">
            <text:p>37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37">
            <text:p>3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5211">
            <text:p>5211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5211">
            <text:p>5211</text:p>
          </table:table-cell>
        </table:table-row>
        <table:table-row table:style-name="ro1">
          <table:table-cell/>
          <table:table-cell table:style-name="ce12" office:value-type="float" office:value="48">
            <text:p>48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83">
            <text:p>83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83">
            <text:p>8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5299">
            <text:p>5299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5299">
            <text:p>5299</text:p>
          </table:table-cell>
        </table:table-row>
        <table:table-row table:style-name="ro1">
          <table:table-cell/>
          <table:table-cell table:style-name="ce12" office:value-type="float" office:value="50">
            <text:p>50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68">
            <text:p>68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68">
            <text:p>6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8596">
            <text:p>8596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8596">
            <text:p>8596</text:p>
          </table:table-cell>
        </table:table-row>
        <table:table-row table:style-name="ro1">
          <table:table-cell/>
          <table:table-cell table:style-name="ce12" office:value-type="float" office:value="56">
            <text:p>56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90">
            <text:p>90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90">
            <text:p>9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2954">
            <text:p>2954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2954">
            <text:p>2954</text:p>
          </table:table-cell>
        </table:table-row>
        <table:table-row table:style-name="ro1">
          <table:table-cell/>
          <table:table-cell table:style-name="ce12" office:value-type="float" office:value="58">
            <text:p>58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91">
            <text:p>91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91">
            <text:p>9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9980">
            <text:p>9980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9980">
            <text:p>9980</text:p>
          </table:table-cell>
        </table:table-row>
        <table:table-row table:style-name="ro1">
          <table:table-cell/>
          <table:table-cell table:style-name="ce12" office:value-type="float" office:value="59">
            <text:p>59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16">
            <text:p>16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10">
            <text:p>10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26">
            <text:p>2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338">
            <text:p>338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3181">
            <text:p>3181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3519">
            <text:p>3519</text:p>
          </table:table-cell>
        </table:table-row>
        <table:table-row table:style-name="ro1">
          <table:table-cell/>
          <table:table-cell table:style-name="ce12" office:value-type="float" office:value="60">
            <text:p>60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90">
            <text:p>90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90">
            <text:p>9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4566">
            <text:p>4566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4566">
            <text:p>4566</text:p>
          </table:table-cell>
        </table:table-row>
        <table:table-row table:style-name="ro1">
          <table:table-cell/>
          <table:table-cell table:style-name="ce12" office:value-type="float" office:value="61">
            <text:p>61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13">
            <text:p>13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3">
            <text:p>1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279">
            <text:p>279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279">
            <text:p>279</text:p>
          </table:table-cell>
        </table:table-row>
        <table:table-row table:style-name="ro1">
          <table:table-cell/>
          <table:table-cell table:style-name="ce12" office:value-type="float" office:value="62">
            <text:p>6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96">
            <text:p>96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97">
            <text:p>97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93">
            <text:p>19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7920">
            <text:p>7920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543">
            <text:p>543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8463">
            <text:p>8463</text:p>
          </table:table-cell>
        </table:table-row>
        <table:table-row table:style-name="ro1">
          <table:table-cell/>
          <table:table-cell table:style-name="ce12" office:value-type="float" office:value="66">
            <text:p>66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63">
            <text:p>63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3">
            <text:p>6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851">
            <text:p>851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851">
            <text:p>851</text:p>
          </table:table-cell>
        </table:table-row>
        <table:table-row table:style-name="ro1">
          <table:table-cell/>
          <table:table-cell table:style-name="ce12" office:value-type="float" office:value="69">
            <text:p>6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62">
            <text:p>62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62">
            <text:p>62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7711">
            <text:p>7711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7711">
            <text:p>7711</text:p>
          </table:table-cell>
        </table:table-row>
        <table:table-row table:style-name="ro1">
          <table:table-cell/>
          <table:table-cell table:style-name="ce12" office:value-type="float" office:value="71">
            <text:p>71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68">
            <text:p>68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8">
            <text:p>6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6018">
            <text:p>6018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6018">
            <text:p>6018</text:p>
          </table:table-cell>
        </table:table-row>
        <table:table-row table:style-name="ro1">
          <table:table-cell/>
          <table:table-cell table:style-name="ce12" office:value-type="float" office:value="72">
            <text:p>7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office:value-type="float" office:value="73">
            <text:p>73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74">
            <text:p>7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office:value-type="float" office:value="780">
            <text:p>780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8541">
            <text:p>8541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9321">
            <text:p>9321</text:p>
          </table:table-cell>
        </table:table-row>
        <table:table-row table:style-name="ro1">
          <table:table-cell/>
          <table:table-cell table:style-name="ce12" office:value-type="float" office:value="74">
            <text:p>74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96">
            <text:p>96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96">
            <text:p>9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7332">
            <text:p>7332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7332">
            <text:p>7332</text:p>
          </table:table-cell>
        </table:table-row>
        <table:table-row table:style-name="ro1">
          <table:table-cell/>
          <table:table-cell table:style-name="ce12" office:value-type="float" office:value="77">
            <text:p>77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80">
            <text:p>80</text:p>
          </table:table-cell>
          <table:table-cell table:style-name="ce34"/>
          <table:table-cell table:style-name="ce43" office:value-type="float" office:value="80">
            <text:p>8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7518">
            <text:p>7518</text:p>
          </table:table-cell>
          <table:table-cell table:style-name="ce35"/>
          <table:table-cell table:style-name="ce44" office:value-type="float" office:value="7518">
            <text:p>7518</text:p>
          </table:table-cell>
        </table:table-row>
        <table:table-row table:style-name="ro1">
          <table:table-cell/>
          <table:table-cell table:style-name="ce12" office:value-type="float" office:value="80">
            <text:p>80</text:p>
          </table:table-cell>
          <table:table-cell table:style-name="ce12" office:value-type="string">
            <text:p>Somme - Sales</text:p>
          </table:table-cell>
          <table:table-cell table:style-name="ce26" office:value-type="float" office:value="90">
            <text:p>90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29">
            <text:p>29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19">
            <text:p>11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office:value-type="float" office:value="6159">
            <text:p>6159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5309">
            <text:p>5309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1468">
            <text:p>11468</text:p>
          </table:table-cell>
        </table:table-row>
        <table:table-row table:style-name="ro1">
          <table:table-cell/>
          <table:table-cell table:style-name="ce12" office:value-type="float" office:value="85">
            <text:p>85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75">
            <text:p>75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46">
            <text:p>46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43" office:value-type="float" office:value="121">
            <text:p>12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9533">
            <text:p>9533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4732">
            <text:p>4732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44" office:value-type="float" office:value="14265">
            <text:p>14265</text:p>
          </table:table-cell>
        </table:table-row>
        <table:table-row table:style-name="ro1">
          <table:table-cell/>
          <table:table-cell table:style-name="ce12" office:value-type="float" office:value="87">
            <text:p>8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36">
            <text:p>36</text:p>
          </table:table-cell>
          <table:table-cell table:style-name="ce43" office:value-type="float" office:value="36">
            <text:p>3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4777">
            <text:p>4777</text:p>
          </table:table-cell>
          <table:table-cell table:style-name="ce44" office:value-type="float" office:value="4777">
            <text:p>4777</text:p>
          </table:table-cell>
        </table:table-row>
        <table:table-row table:style-name="ro1">
          <table:table-cell/>
          <table:table-cell table:style-name="ce12" office:value-type="float" office:value="93">
            <text:p>93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70">
            <text:p>70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70">
            <text:p>7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5372">
            <text:p>5372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5372">
            <text:p>5372</text:p>
          </table:table-cell>
        </table:table-row>
        <table:table-row table:style-name="ro1">
          <table:table-cell/>
          <table:table-cell table:style-name="ce12" office:value-type="float" office:value="94">
            <text:p>94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17">
            <text:p>17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7">
            <text:p>1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9706">
            <text:p>9706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9706">
            <text:p>9706</text:p>
          </table:table-cell>
        </table:table-row>
        <table:table-row table:style-name="ro1">
          <table:table-cell/>
          <table:table-cell table:style-name="ce12" office:value-type="float" office:value="95">
            <text:p>95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18">
            <text:p>18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33">
            <text:p>33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51">
            <text:p>5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2241">
            <text:p>2241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5668">
            <text:p>5668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7909">
            <text:p>7909</text:p>
          </table:table-cell>
        </table:table-row>
        <table:table-row table:style-name="ro1">
          <table:table-cell/>
          <table:table-cell table:style-name="ce12" office:value-type="float" office:value="97">
            <text:p>9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45">
            <text:p>45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45">
            <text:p>4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9749">
            <text:p>9749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9749">
            <text:p>9749</text:p>
          </table:table-cell>
        </table:table-row>
        <table:table-row table:style-name="ro1">
          <table:table-cell/>
          <table:table-cell table:style-name="ce12" office:value-type="float" office:value="98">
            <text:p>98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80">
            <text:p>80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54">
            <text:p>54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34">
            <text:p>134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9548">
            <text:p>9548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1755">
            <text:p>1755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11303">
            <text:p>11303</text:p>
          </table:table-cell>
        </table:table-row>
        <table:table-row table:style-name="ro1">
          <table:table-cell table:style-name="ce4" office:value-type="string">
            <text:p>25/01/201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90">
            <text:p>90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82">
            <text:p>82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72">
            <text:p>172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 office:value-type="float" office:value="8435">
            <text:p>8435</text:p>
          </table:table-cell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 office:value-type="float" office:value="3307">
            <text:p>3307</text:p>
          </table:table-cell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25"/>
          <table:table-cell table:style-name="ce27"/>
          <table:table-cell table:style-name="ce35"/>
          <table:table-cell table:style-name="Valeur_20_du_20_tableau_20_croisé" table:number-columns-repeated="3"/>
          <table:table-cell table:style-name="ce44" office:value-type="float" office:value="11742">
            <text:p>11742</text:p>
          </table:table-cell>
        </table:table-row>
        <table:table-row table:style-name="ro1">
          <table:table-cell/>
          <table:table-cell table:style-name="ce12" office:value-type="float" office:value="4">
            <text:p>4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68">
            <text:p>68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78">
            <text:p>78</text:p>
          </table:table-cell>
          <table:table-cell table:style-name="ce34"/>
          <table:table-cell table:style-name="ce43" office:value-type="float" office:value="146">
            <text:p>14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2418">
            <text:p>2418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8575">
            <text:p>8575</text:p>
          </table:table-cell>
          <table:table-cell table:style-name="ce35"/>
          <table:table-cell table:style-name="ce44" office:value-type="float" office:value="10993">
            <text:p>10993</text:p>
          </table:table-cell>
        </table:table-row>
        <table:table-row table:style-name="ro1">
          <table:table-cell/>
          <table:table-cell table:style-name="ce12" office:value-type="float" office:value="6">
            <text:p>6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6">
            <text:p>6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">
            <text:p>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721">
            <text:p>721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721">
            <text:p>721</text:p>
          </table:table-cell>
        </table:table-row>
        <table:table-row table:style-name="ro1">
          <table:table-cell/>
          <table:table-cell table:style-name="ce12" office:value-type="float" office:value="7">
            <text:p>7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 office:value-type="float" office:value="79">
            <text:p>79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79">
            <text:p>7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 office:value-type="float" office:value="4733">
            <text:p>4733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4733">
            <text:p>4733</text:p>
          </table:table-cell>
        </table:table-row>
        <table:table-row table:style-name="ro1">
          <table:table-cell/>
          <table:table-cell table:style-name="ce12" office:value-type="float" office:value="8">
            <text:p>8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 office:value-type="float" office:value="10">
            <text:p>10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0">
            <text:p>1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 office:value-type="float" office:value="4187">
            <text:p>4187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4187">
            <text:p>4187</text:p>
          </table:table-cell>
        </table:table-row>
        <table:table-row table:style-name="ro1">
          <table:table-cell/>
          <table:table-cell table:style-name="ce12" office:value-type="float" office:value="9">
            <text:p>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42">
            <text:p>42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42">
            <text:p>42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9124">
            <text:p>9124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9124">
            <text:p>9124</text:p>
          </table:table-cell>
        </table:table-row>
        <table:table-row table:style-name="ro1">
          <table:table-cell/>
          <table:table-cell table:style-name="ce12" office:value-type="float" office:value="11">
            <text:p>11</text:p>
          </table:table-cell>
          <table:table-cell table:style-name="ce12" office:value-type="string">
            <text:p>Somme - Sales</text:p>
          </table:table-cell>
          <table:table-cell table:style-name="ce26" office:value-type="float" office:value="38">
            <text:p>38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38">
            <text:p>3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office:value-type="float" office:value="4976">
            <text:p>4976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4976">
            <text:p>4976</text:p>
          </table:table-cell>
        </table:table-row>
        <table:table-row table:style-name="ro1">
          <table:table-cell/>
          <table:table-cell table:style-name="ce12" office:value-type="float" office:value="18">
            <text:p>18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97">
            <text:p>97</text:p>
          </table:table-cell>
          <table:table-cell table:style-name="ce43" office:value-type="float" office:value="97">
            <text:p>9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4043">
            <text:p>4043</text:p>
          </table:table-cell>
          <table:table-cell table:style-name="ce44" office:value-type="float" office:value="4043">
            <text:p>4043</text:p>
          </table:table-cell>
        </table:table-row>
        <table:table-row table:style-name="ro1">
          <table:table-cell/>
          <table:table-cell table:style-name="ce12" office:value-type="float" office:value="21">
            <text:p>21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 office:value-type="float" office:value="2">
            <text:p>2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2">
            <text:p>2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 office:value-type="float" office:value="5805">
            <text:p>5805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5805">
            <text:p>5805</text:p>
          </table:table-cell>
        </table:table-row>
        <table:table-row table:style-name="ro1">
          <table:table-cell/>
          <table:table-cell table:style-name="ce12" office:value-type="float" office:value="22">
            <text:p>2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12">
            <text:p>12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2">
            <text:p>12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6102">
            <text:p>6102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6102">
            <text:p>6102</text:p>
          </table:table-cell>
        </table:table-row>
        <table:table-row table:style-name="ro1">
          <table:table-cell/>
          <table:table-cell table:style-name="ce12" office:value-type="float" office:value="23">
            <text:p>23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28">
            <text:p>28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28">
            <text:p>2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6228">
            <text:p>6228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6228">
            <text:p>6228</text:p>
          </table:table-cell>
        </table:table-row>
        <table:table-row table:style-name="ro1">
          <table:table-cell/>
          <table:table-cell table:style-name="ce12" office:value-type="float" office:value="29">
            <text:p>2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11">
            <text:p>11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1">
            <text:p>1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5104">
            <text:p>5104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5104">
            <text:p>5104</text:p>
          </table:table-cell>
        </table:table-row>
        <table:table-row table:style-name="ro1">
          <table:table-cell/>
          <table:table-cell table:style-name="ce12" office:value-type="float" office:value="30">
            <text:p>30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11">
            <text:p>11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32">
            <text:p>32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43">
            <text:p>4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9658">
            <text:p>9658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5285">
            <text:p>5285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4943">
            <text:p>14943</text:p>
          </table:table-cell>
        </table:table-row>
        <table:table-row table:style-name="ro1">
          <table:table-cell/>
          <table:table-cell table:style-name="ce12" office:value-type="float" office:value="32">
            <text:p>3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58">
            <text:p>58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58">
            <text:p>5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8006">
            <text:p>8006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8006">
            <text:p>8006</text:p>
          </table:table-cell>
        </table:table-row>
        <table:table-row table:style-name="ro1">
          <table:table-cell/>
          <table:table-cell table:style-name="ce12" office:value-type="float" office:value="33">
            <text:p>33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66">
            <text:p>66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6">
            <text:p>6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3378">
            <text:p>3378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3378">
            <text:p>3378</text:p>
          </table:table-cell>
        </table:table-row>
        <table:table-row table:style-name="ro1">
          <table:table-cell/>
          <table:table-cell table:style-name="ce12" office:value-type="float" office:value="34">
            <text:p>34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25">
            <text:p>25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64">
            <text:p>64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89">
            <text:p>8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8423">
            <text:p>8423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3000">
            <text:p>3000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11423">
            <text:p>11423</text:p>
          </table:table-cell>
        </table:table-row>
        <table:table-row table:style-name="ro1">
          <table:table-cell/>
          <table:table-cell table:style-name="ce12" office:value-type="float" office:value="37">
            <text:p>3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7">
            <text:p>7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98">
            <text:p>98</text:p>
          </table:table-cell>
          <table:table-cell table:style-name="ce26"/>
          <table:table-cell table:style-name="ce24"/>
          <table:table-cell table:style-name="ce26" office:value-type="float" office:value="73">
            <text:p>73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178">
            <text:p>178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5464">
            <text:p>5464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7891">
            <text:p>7891</text:p>
          </table:table-cell>
          <table:table-cell table:style-name="ce27"/>
          <table:table-cell table:style-name="ce25"/>
          <table:table-cell table:style-name="ce27" office:value-type="float" office:value="655">
            <text:p>655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4010">
            <text:p>14010</text:p>
          </table:table-cell>
        </table:table-row>
        <table:table-row table:style-name="ro1">
          <table:table-cell/>
          <table:table-cell table:style-name="ce12" office:value-type="float" office:value="38">
            <text:p>38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26">
            <text:p>26</text:p>
          </table:table-cell>
          <table:table-cell table:style-name="ce24"/>
          <table:table-cell table:style-name="ce26"/>
          <table:table-cell table:style-name="ce34"/>
          <table:table-cell table:style-name="ce43" office:value-type="float" office:value="26">
            <text:p>2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1124">
            <text:p>1124</text:p>
          </table:table-cell>
          <table:table-cell table:style-name="ce25"/>
          <table:table-cell table:style-name="ce27"/>
          <table:table-cell table:style-name="ce35"/>
          <table:table-cell table:style-name="ce44" office:value-type="float" office:value="1124">
            <text:p>1124</text:p>
          </table:table-cell>
        </table:table-row>
        <table:table-row table:style-name="ro1">
          <table:table-cell/>
          <table:table-cell table:style-name="ce12" office:value-type="float" office:value="40">
            <text:p>40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21">
            <text:p>21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21">
            <text:p>21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1504">
            <text:p>1504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504">
            <text:p>1504</text:p>
          </table:table-cell>
        </table:table-row>
        <table:table-row table:style-name="ro1">
          <table:table-cell/>
          <table:table-cell table:style-name="ce12" office:value-type="float" office:value="42">
            <text:p>42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14">
            <text:p>14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4">
            <text:p>1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723">
            <text:p>723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723">
            <text:p>723</text:p>
          </table:table-cell>
        </table:table-row>
        <table:table-row table:style-name="ro1">
          <table:table-cell/>
          <table:table-cell table:style-name="ce12" office:value-type="float" office:value="43">
            <text:p>43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65">
            <text:p>65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5">
            <text:p>6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1287">
            <text:p>1287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1287">
            <text:p>1287</text:p>
          </table:table-cell>
        </table:table-row>
        <table:table-row table:style-name="ro1">
          <table:table-cell/>
          <table:table-cell table:style-name="ce12" office:value-type="float" office:value="45">
            <text:p>45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91">
            <text:p>91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office:value-type="float" office:value="61">
            <text:p>61</text:p>
          </table:table-cell>
          <table:table-cell table:style-name="ce26" table:number-columns-repeated="2"/>
          <table:table-cell table:style-name="ce24"/>
          <table:table-cell table:style-name="ce26"/>
          <table:table-cell table:style-name="ce34"/>
          <table:table-cell table:style-name="ce43" office:value-type="float" office:value="152">
            <text:p>152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1254">
            <text:p>1254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office:value-type="float" office:value="69">
            <text:p>69</text:p>
          </table:table-cell>
          <table:table-cell table:style-name="ce27" table:number-columns-repeated="2"/>
          <table:table-cell table:style-name="ce25"/>
          <table:table-cell table:style-name="ce27"/>
          <table:table-cell table:style-name="ce35"/>
          <table:table-cell table:style-name="ce44" office:value-type="float" office:value="1323">
            <text:p>1323</text:p>
          </table:table-cell>
        </table:table-row>
        <table:table-row table:style-name="ro1">
          <table:table-cell/>
          <table:table-cell table:style-name="ce12" office:value-type="float" office:value="46">
            <text:p>46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87">
            <text:p>87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20">
            <text:p>20</text:p>
          </table:table-cell>
          <table:table-cell table:style-name="ce34"/>
          <table:table-cell table:style-name="ce26" table:number-columns-repeated="3"/>
          <table:table-cell table:style-name="ce43" office:value-type="float" office:value="107">
            <text:p>10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9889">
            <text:p>9889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7271">
            <text:p>7271</text:p>
          </table:table-cell>
          <table:table-cell table:style-name="ce35"/>
          <table:table-cell table:style-name="ce27" table:number-columns-repeated="3"/>
          <table:table-cell table:style-name="ce44" office:value-type="float" office:value="17160">
            <text:p>17160</text:p>
          </table:table-cell>
        </table:table-row>
        <table:table-row table:style-name="ro1">
          <table:table-cell/>
          <table:table-cell table:style-name="ce12" office:value-type="float" office:value="55">
            <text:p>55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22">
            <text:p>22</text:p>
          </table:table-cell>
          <table:table-cell table:style-name="ce26"/>
          <table:table-cell table:style-name="ce34"/>
          <table:table-cell table:style-name="ce43" office:value-type="float" office:value="22">
            <text:p>22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3020">
            <text:p>3020</text:p>
          </table:table-cell>
          <table:table-cell table:style-name="ce27"/>
          <table:table-cell table:style-name="ce35"/>
          <table:table-cell table:style-name="ce44" office:value-type="float" office:value="3020">
            <text:p>3020</text:p>
          </table:table-cell>
        </table:table-row>
        <table:table-row table:style-name="ro1">
          <table:table-cell/>
          <table:table-cell table:style-name="ce12" office:value-type="float" office:value="59">
            <text:p>59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66">
            <text:p>66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6">
            <text:p>6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6070">
            <text:p>6070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6070">
            <text:p>6070</text:p>
          </table:table-cell>
        </table:table-row>
        <table:table-row table:style-name="ro1">
          <table:table-cell/>
          <table:table-cell table:style-name="ce12" office:value-type="float" office:value="60">
            <text:p>60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65">
            <text:p>65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65">
            <text:p>65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7672">
            <text:p>7672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7672">
            <text:p>7672</text:p>
          </table:table-cell>
        </table:table-row>
        <table:table-row table:style-name="ro1">
          <table:table-cell/>
          <table:table-cell table:style-name="ce12" office:value-type="float" office:value="63">
            <text:p>63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52">
            <text:p>52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52">
            <text:p>52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7472">
            <text:p>7472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7472">
            <text:p>7472</text:p>
          </table:table-cell>
        </table:table-row>
        <table:table-row table:style-name="ro1">
          <table:table-cell/>
          <table:table-cell table:style-name="ce12" office:value-type="float" office:value="67">
            <text:p>67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54">
            <text:p>54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54">
            <text:p>5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9657">
            <text:p>9657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9657">
            <text:p>9657</text:p>
          </table:table-cell>
        </table:table-row>
        <table:table-row table:style-name="ro1">
          <table:table-cell/>
          <table:table-cell table:style-name="ce12" office:value-type="float" office:value="75">
            <text:p>75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84">
            <text:p>84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84">
            <text:p>8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6203">
            <text:p>6203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6203">
            <text:p>6203</text:p>
          </table:table-cell>
        </table:table-row>
        <table:table-row table:style-name="ro1">
          <table:table-cell/>
          <table:table-cell table:style-name="ce12" office:value-type="float" office:value="76">
            <text:p>76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50">
            <text:p>50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50">
            <text:p>5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7773">
            <text:p>7773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7773">
            <text:p>7773</text:p>
          </table:table-cell>
        </table:table-row>
        <table:table-row table:style-name="ro1">
          <table:table-cell/>
          <table:table-cell table:style-name="ce12" office:value-type="float" office:value="77">
            <text:p>77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67">
            <text:p>67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67">
            <text:p>6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3604">
            <text:p>3604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3604">
            <text:p>3604</text:p>
          </table:table-cell>
        </table:table-row>
        <table:table-row table:style-name="ro1">
          <table:table-cell/>
          <table:table-cell table:style-name="ce12" office:value-type="float" office:value="79">
            <text:p>7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74">
            <text:p>74</text:p>
          </table:table-cell>
          <table:table-cell table:style-name="ce26"/>
          <table:table-cell table:style-name="ce24"/>
          <table:table-cell table:style-name="ce26"/>
          <table:table-cell table:style-name="ce34" office:value-type="float" office:value="78">
            <text:p>78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52">
            <text:p>152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3898">
            <text:p>3898</text:p>
          </table:table-cell>
          <table:table-cell table:style-name="ce27"/>
          <table:table-cell table:style-name="ce25"/>
          <table:table-cell table:style-name="ce27"/>
          <table:table-cell table:style-name="ce35" office:value-type="float" office:value="3595">
            <text:p>3595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7493">
            <text:p>7493</text:p>
          </table:table-cell>
        </table:table-row>
        <table:table-row table:style-name="ro1">
          <table:table-cell/>
          <table:table-cell table:style-name="ce12" office:value-type="float" office:value="80">
            <text:p>80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2"/>
          <table:table-cell table:style-name="ce26" office:value-type="float" office:value="94">
            <text:p>94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94">
            <text:p>94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2"/>
          <table:table-cell table:style-name="ce27" office:value-type="float" office:value="5598">
            <text:p>5598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5598">
            <text:p>5598</text:p>
          </table:table-cell>
        </table:table-row>
        <table:table-row table:style-name="ro1">
          <table:table-cell/>
          <table:table-cell table:style-name="ce12" office:value-type="float" office:value="85">
            <text:p>85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 office:value-type="float" office:value="29">
            <text:p>29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29">
            <text:p>29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 office:value-type="float" office:value="2913">
            <text:p>2913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2913">
            <text:p>2913</text:p>
          </table:table-cell>
        </table:table-row>
        <table:table-row table:style-name="ro1">
          <table:table-cell/>
          <table:table-cell table:style-name="ce12" office:value-type="float" office:value="88">
            <text:p>88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37">
            <text:p>37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37">
            <text:p>37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373">
            <text:p>373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373">
            <text:p>373</text:p>
          </table:table-cell>
        </table:table-row>
        <table:table-row table:style-name="ro1">
          <table:table-cell/>
          <table:table-cell table:style-name="ce12" office:value-type="float" office:value="89">
            <text:p>89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 office:value-type="float" office:value="29">
            <text:p>29</text:p>
          </table:table-cell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 office:value-type="float" office:value="12">
            <text:p>12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85">
            <text:p>85</text:p>
          </table:table-cell>
          <table:table-cell table:style-name="ce26" table:number-columns-repeated="3"/>
          <table:table-cell table:style-name="ce24" office:value-type="float" office:value="20">
            <text:p>20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146">
            <text:p>146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 office:value-type="float" office:value="4880">
            <text:p>4880</text:p>
          </table:table-cell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 office:value-type="float" office:value="8138">
            <text:p>8138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9826">
            <text:p>9826</text:p>
          </table:table-cell>
          <table:table-cell table:style-name="ce27" table:number-columns-repeated="3"/>
          <table:table-cell table:style-name="ce25" office:value-type="float" office:value="2768">
            <text:p>2768</text:p>
          </table:table-cell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25612">
            <text:p>25612</text:p>
          </table:table-cell>
        </table:table-row>
        <table:table-row table:style-name="ro1">
          <table:table-cell/>
          <table:table-cell table:style-name="ce12" office:value-type="float" office:value="95">
            <text:p>95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80">
            <text:p>80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80">
            <text:p>80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2279">
            <text:p>2279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2279">
            <text:p>2279</text:p>
          </table:table-cell>
        </table:table-row>
        <table:table-row table:style-name="ro1">
          <table:table-cell/>
          <table:table-cell table:style-name="ce12" office:value-type="float" office:value="98">
            <text:p>98</text:p>
          </table:table-cell>
          <table:table-cell table:style-name="ce12" office:value-type="string">
            <text:p>Somme - Sales</text:p>
          </table:table-cell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 office:value-type="float" office:value="43">
            <text:p>43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43" office:value-type="float" office:value="43">
            <text:p>43</text:p>
          </table:table-cell>
        </table:table-row>
        <table:table-row table:style-name="ro1">
          <table:table-cell/>
          <table:table-cell table:style-name="ce13"/>
          <table:table-cell table:style-name="ce13" office:value-type="string">
            <text:p>Somme - Total</text:p>
          </table:table-cell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 office:value-type="float" office:value="4668">
            <text:p>4668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44" office:value-type="float" office:value="4668">
            <text:p>4668</text:p>
          </table:table-cell>
        </table:table-row>
        <table:table-row table:style-name="ro1">
          <table:table-cell/>
          <table:table-cell table:style-name="ce12" office:value-type="float" office:value="99">
            <text:p>99</text:p>
          </table:table-cell>
          <table:table-cell table:style-name="ce12" office:value-type="string">
            <text:p>Somme - Sales</text:p>
          </table:table-cell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/>
          <table:table-cell table:style-name="ce26" office:value-type="float" office:value="90">
            <text:p>90</text:p>
          </table:table-cell>
          <table:table-cell table:style-name="ce26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24"/>
          <table:table-cell table:style-name="ce26"/>
          <table:table-cell table:style-name="ce34"/>
          <table:table-cell table:style-name="ce26" table:number-columns-repeated="3"/>
          <table:table-cell table:style-name="ce43" office:value-type="float" office:value="90">
            <text:p>90</text:p>
          </table:table-cell>
        </table:table-row>
        <table:table-row table:style-name="ro1">
          <table:table-cell table:style-name="ce6"/>
          <table:table-cell table:style-name="ce13"/>
          <table:table-cell table:style-name="ce13" office:value-type="string">
            <text:p>Somme - Total</text:p>
          </table:table-cell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/>
          <table:table-cell table:style-name="ce27" office:value-type="float" office:value="5468">
            <text:p>5468</text:p>
          </table:table-cell>
          <table:table-cell table:style-name="ce27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25"/>
          <table:table-cell table:style-name="ce27"/>
          <table:table-cell table:style-name="ce35"/>
          <table:table-cell table:style-name="ce27" table:number-columns-repeated="3"/>
          <table:table-cell table:style-name="ce44" office:value-type="float" office:value="5468">
            <text:p>5468</text:p>
          </table:table-cell>
        </table:table-row>
        <table:table-row table:style-name="ro1">
          <table:table-cell table:style-name="ce7" office:value-type="string">
            <text:p>Total Somme - Sales</text:p>
          </table:table-cell>
          <table:table-cell table:style-name="ce14"/>
          <table:table-cell table:style-name="ce18"/>
          <table:table-cell table:style-name="ce28" office:value-type="float" office:value="270">
            <text:p>270</text:p>
          </table:table-cell>
          <table:table-cell table:style-name="ce32" office:value-type="float" office:value="434">
            <text:p>434</text:p>
          </table:table-cell>
          <table:table-cell table:style-name="ce36" office:value-type="float" office:value="278">
            <text:p>278</text:p>
          </table:table-cell>
          <table:table-cell table:style-name="Résultat_20_du_20_tableau_20_croisé" office:value-type="float" office:value="174">
            <text:p>174</text:p>
          </table:table-cell>
          <table:table-cell table:style-name="Résultat_20_du_20_tableau_20_croisé" office:value-type="float" office:value="252">
            <text:p>252</text:p>
          </table:table-cell>
          <table:table-cell table:style-name="Résultat_20_du_20_tableau_20_croisé" office:value-type="float" office:value="250">
            <text:p>250</text:p>
          </table:table-cell>
          <table:table-cell table:style-name="ce28" office:value-type="float" office:value="156">
            <text:p>156</text:p>
          </table:table-cell>
          <table:table-cell table:style-name="ce32" office:value-type="float" office:value="222">
            <text:p>222</text:p>
          </table:table-cell>
          <table:table-cell table:style-name="ce36" office:value-type="float" office:value="368">
            <text:p>368</text:p>
          </table:table-cell>
          <table:table-cell table:style-name="Résultat_20_du_20_tableau_20_croisé" office:value-type="float" office:value="319">
            <text:p>319</text:p>
          </table:table-cell>
          <table:table-cell table:style-name="Résultat_20_du_20_tableau_20_croisé" office:value-type="float" office:value="341">
            <text:p>341</text:p>
          </table:table-cell>
          <table:table-cell table:style-name="Résultat_20_du_20_tableau_20_croisé" office:value-type="float" office:value="300">
            <text:p>300</text:p>
          </table:table-cell>
          <table:table-cell table:style-name="ce28" office:value-type="float" office:value="193">
            <text:p>193</text:p>
          </table:table-cell>
          <table:table-cell table:style-name="ce32" office:value-type="float" office:value="279">
            <text:p>279</text:p>
          </table:table-cell>
          <table:table-cell table:style-name="ce36" office:value-type="float" office:value="332">
            <text:p>332</text:p>
          </table:table-cell>
          <table:table-cell table:style-name="Résultat_20_du_20_tableau_20_croisé" office:value-type="float" office:value="291">
            <text:p>291</text:p>
          </table:table-cell>
          <table:table-cell table:style-name="Résultat_20_du_20_tableau_20_croisé" office:value-type="float" office:value="342">
            <text:p>342</text:p>
          </table:table-cell>
          <table:table-cell table:style-name="Résultat_20_du_20_tableau_20_croisé" office:value-type="float" office:value="153">
            <text:p>153</text:p>
          </table:table-cell>
          <table:table-cell table:style-name="ce28" office:value-type="float" office:value="234">
            <text:p>234</text:p>
          </table:table-cell>
          <table:table-cell table:style-name="ce32" office:value-type="float" office:value="478">
            <text:p>478</text:p>
          </table:table-cell>
          <table:table-cell table:style-name="ce36" office:value-type="float" office:value="326">
            <text:p>326</text:p>
          </table:table-cell>
          <table:table-cell table:style-name="Résultat_20_du_20_tableau_20_croisé" office:value-type="float" office:value="341">
            <text:p>341</text:p>
          </table:table-cell>
          <table:table-cell table:style-name="Résultat_20_du_20_tableau_20_croisé" office:value-type="float" office:value="186">
            <text:p>186</text:p>
          </table:table-cell>
          <table:table-cell table:style-name="Résultat_20_du_20_tableau_20_croisé" office:value-type="float" office:value="414">
            <text:p>414</text:p>
          </table:table-cell>
          <table:table-cell table:style-name="ce28" office:value-type="float" office:value="271">
            <text:p>271</text:p>
          </table:table-cell>
          <table:table-cell table:style-name="ce32" office:value-type="float" office:value="392">
            <text:p>392</text:p>
          </table:table-cell>
          <table:table-cell table:style-name="ce36" office:value-type="float" office:value="328">
            <text:p>328</text:p>
          </table:table-cell>
          <table:table-cell table:style-name="Résultat_20_du_20_tableau_20_croisé" office:value-type="float" office:value="267">
            <text:p>267</text:p>
          </table:table-cell>
          <table:table-cell table:style-name="Résultat_20_du_20_tableau_20_croisé" office:value-type="float" office:value="371">
            <text:p>371</text:p>
          </table:table-cell>
          <table:table-cell table:style-name="Résultat_20_du_20_tableau_20_croisé" office:value-type="float" office:value="284">
            <text:p>284</text:p>
          </table:table-cell>
          <table:table-cell table:style-name="ce28" office:value-type="float" office:value="288">
            <text:p>288</text:p>
          </table:table-cell>
          <table:table-cell table:style-name="ce32" office:value-type="float" office:value="339">
            <text:p>339</text:p>
          </table:table-cell>
          <table:table-cell table:style-name="ce36" office:value-type="float" office:value="347">
            <text:p>347</text:p>
          </table:table-cell>
          <table:table-cell table:style-name="Résultat_20_du_20_tableau_20_croisé" office:value-type="float" office:value="276">
            <text:p>276</text:p>
          </table:table-cell>
          <table:table-cell table:style-name="Résultat_20_du_20_tableau_20_croisé" office:value-type="float" office:value="378">
            <text:p>378</text:p>
          </table:table-cell>
          <table:table-cell table:style-name="Résultat_20_du_20_tableau_20_croisé" office:value-type="float" office:value="329">
            <text:p>329</text:p>
          </table:table-cell>
          <table:table-cell table:style-name="ce28" office:value-type="float" office:value="347">
            <text:p>347</text:p>
          </table:table-cell>
          <table:table-cell table:style-name="ce32" office:value-type="float" office:value="343">
            <text:p>343</text:p>
          </table:table-cell>
          <table:table-cell table:style-name="ce36" office:value-type="float" office:value="252">
            <text:p>252</text:p>
          </table:table-cell>
          <table:table-cell table:style-name="Résultat_20_du_20_tableau_20_croisé" office:value-type="float" office:value="292">
            <text:p>292</text:p>
          </table:table-cell>
          <table:table-cell table:style-name="Résultat_20_du_20_tableau_20_croisé" office:value-type="float" office:value="239">
            <text:p>239</text:p>
          </table:table-cell>
          <table:table-cell table:style-name="Résultat_20_du_20_tableau_20_croisé" office:value-type="float" office:value="316">
            <text:p>316</text:p>
          </table:table-cell>
          <table:table-cell table:style-name="ce28" office:value-type="float" office:value="442">
            <text:p>442</text:p>
          </table:table-cell>
          <table:table-cell table:style-name="ce32" office:value-type="float" office:value="356">
            <text:p>356</text:p>
          </table:table-cell>
          <table:table-cell table:style-name="ce36" office:value-type="float" office:value="377">
            <text:p>377</text:p>
          </table:table-cell>
          <table:table-cell table:style-name="Résultat_20_du_20_tableau_20_croisé" office:value-type="float" office:value="340">
            <text:p>340</text:p>
          </table:table-cell>
          <table:table-cell table:style-name="Résultat_20_du_20_tableau_20_croisé" office:value-type="float" office:value="294">
            <text:p>294</text:p>
          </table:table-cell>
          <table:table-cell table:style-name="Résultat_20_du_20_tableau_20_croisé" office:value-type="float" office:value="338">
            <text:p>338</text:p>
          </table:table-cell>
          <table:table-cell table:style-name="ce28" office:value-type="float" office:value="208">
            <text:p>208</text:p>
          </table:table-cell>
          <table:table-cell table:style-name="ce32" office:value-type="float" office:value="417">
            <text:p>417</text:p>
          </table:table-cell>
          <table:table-cell table:style-name="ce36" office:value-type="float" office:value="334">
            <text:p>334</text:p>
          </table:table-cell>
          <table:table-cell table:style-name="ce45" office:value-type="float" office:value="15698">
            <text:p>15698</text:p>
          </table:table-cell>
        </table:table-row>
        <table:table-row table:style-name="ro1">
          <table:table-cell table:style-name="ce8" office:value-type="string">
            <text:p>Total Somme - Total</text:p>
          </table:table-cell>
          <table:table-cell table:style-name="ce15"/>
          <table:table-cell table:style-name="ce19"/>
          <table:table-cell table:style-name="ce29" office:value-type="float" office:value="24282">
            <text:p>24282</text:p>
          </table:table-cell>
          <table:table-cell table:style-name="ce33" office:value-type="float" office:value="34962">
            <text:p>34962</text:p>
          </table:table-cell>
          <table:table-cell table:style-name="ce37" office:value-type="float" office:value="22192">
            <text:p>22192</text:p>
          </table:table-cell>
          <table:table-cell table:style-name="ce29" office:value-type="float" office:value="36322">
            <text:p>36322</text:p>
          </table:table-cell>
          <table:table-cell table:style-name="ce33" office:value-type="float" office:value="26222">
            <text:p>26222</text:p>
          </table:table-cell>
          <table:table-cell table:style-name="ce37" office:value-type="float" office:value="33863">
            <text:p>33863</text:p>
          </table:table-cell>
          <table:table-cell table:style-name="ce29" office:value-type="float" office:value="26964">
            <text:p>26964</text:p>
          </table:table-cell>
          <table:table-cell table:style-name="ce33" office:value-type="float" office:value="32452">
            <text:p>32452</text:p>
          </table:table-cell>
          <table:table-cell table:style-name="ce37" office:value-type="float" office:value="50738">
            <text:p>50738</text:p>
          </table:table-cell>
          <table:table-cell table:style-name="ce29" office:value-type="float" office:value="14919">
            <text:p>14919</text:p>
          </table:table-cell>
          <table:table-cell table:style-name="ce33" office:value-type="float" office:value="22642">
            <text:p>22642</text:p>
          </table:table-cell>
          <table:table-cell table:style-name="ce37" office:value-type="float" office:value="31640">
            <text:p>31640</text:p>
          </table:table-cell>
          <table:table-cell table:style-name="ce29" office:value-type="float" office:value="30937">
            <text:p>30937</text:p>
          </table:table-cell>
          <table:table-cell table:style-name="ce33" office:value-type="float" office:value="28227">
            <text:p>28227</text:p>
          </table:table-cell>
          <table:table-cell table:style-name="ce37" office:value-type="float" office:value="26531">
            <text:p>26531</text:p>
          </table:table-cell>
          <table:table-cell table:style-name="ce29" office:value-type="float" office:value="22450">
            <text:p>22450</text:p>
          </table:table-cell>
          <table:table-cell table:style-name="ce33" office:value-type="float" office:value="31930">
            <text:p>31930</text:p>
          </table:table-cell>
          <table:table-cell table:style-name="ce37" office:value-type="float" office:value="41239">
            <text:p>41239</text:p>
          </table:table-cell>
          <table:table-cell table:style-name="ce29" office:value-type="float" office:value="30519">
            <text:p>30519</text:p>
          </table:table-cell>
          <table:table-cell table:style-name="ce33" office:value-type="float" office:value="24786">
            <text:p>24786</text:p>
          </table:table-cell>
          <table:table-cell table:style-name="ce37" office:value-type="float" office:value="33353">
            <text:p>33353</text:p>
          </table:table-cell>
          <table:table-cell table:style-name="ce29" office:value-type="float" office:value="34113">
            <text:p>34113</text:p>
          </table:table-cell>
          <table:table-cell table:style-name="ce33" office:value-type="float" office:value="35058">
            <text:p>35058</text:p>
          </table:table-cell>
          <table:table-cell table:style-name="ce37" office:value-type="float" office:value="16638">
            <text:p>16638</text:p>
          </table:table-cell>
          <table:table-cell table:style-name="ce29" office:value-type="float" office:value="35966">
            <text:p>35966</text:p>
          </table:table-cell>
          <table:table-cell table:style-name="ce33" office:value-type="float" office:value="44069">
            <text:p>44069</text:p>
          </table:table-cell>
          <table:table-cell table:style-name="ce37" office:value-type="float" office:value="36378">
            <text:p>36378</text:p>
          </table:table-cell>
          <table:table-cell table:style-name="ce29" office:value-type="float" office:value="37325">
            <text:p>37325</text:p>
          </table:table-cell>
          <table:table-cell table:style-name="ce33" office:value-type="float" office:value="29502">
            <text:p>29502</text:p>
          </table:table-cell>
          <table:table-cell table:style-name="ce37" office:value-type="float" office:value="28349">
            <text:p>28349</text:p>
          </table:table-cell>
          <table:table-cell table:style-name="ce29" office:value-type="float" office:value="34469">
            <text:p>34469</text:p>
          </table:table-cell>
          <table:table-cell table:style-name="ce33" office:value-type="float" office:value="31056">
            <text:p>31056</text:p>
          </table:table-cell>
          <table:table-cell table:style-name="ce37" office:value-type="float" office:value="30009">
            <text:p>30009</text:p>
          </table:table-cell>
          <table:table-cell table:style-name="ce29" office:value-type="float" office:value="31883">
            <text:p>31883</text:p>
          </table:table-cell>
          <table:table-cell table:style-name="ce33" office:value-type="float" office:value="25649">
            <text:p>25649</text:p>
          </table:table-cell>
          <table:table-cell table:style-name="ce37" office:value-type="float" office:value="26041">
            <text:p>26041</text:p>
          </table:table-cell>
          <table:table-cell table:style-name="ce29" office:value-type="float" office:value="26952">
            <text:p>26952</text:p>
          </table:table-cell>
          <table:table-cell table:style-name="ce33" office:value-type="float" office:value="27523">
            <text:p>27523</text:p>
          </table:table-cell>
          <table:table-cell table:style-name="ce37" office:value-type="float" office:value="31619">
            <text:p>31619</text:p>
          </table:table-cell>
          <table:table-cell table:style-name="ce29" office:value-type="float" office:value="35012">
            <text:p>35012</text:p>
          </table:table-cell>
          <table:table-cell table:style-name="ce33" office:value-type="float" office:value="40470">
            <text:p>40470</text:p>
          </table:table-cell>
          <table:table-cell table:style-name="ce37" office:value-type="float" office:value="28143">
            <text:p>28143</text:p>
          </table:table-cell>
          <table:table-cell table:style-name="ce29" office:value-type="float" office:value="22392">
            <text:p>22392</text:p>
          </table:table-cell>
          <table:table-cell table:style-name="ce33" office:value-type="float" office:value="27878">
            <text:p>27878</text:p>
          </table:table-cell>
          <table:table-cell table:style-name="ce37" office:value-type="float" office:value="23634">
            <text:p>23634</text:p>
          </table:table-cell>
          <table:table-cell table:style-name="ce29" office:value-type="float" office:value="28156">
            <text:p>28156</text:p>
          </table:table-cell>
          <table:table-cell table:style-name="ce33" office:value-type="float" office:value="42338">
            <text:p>42338</text:p>
          </table:table-cell>
          <table:table-cell table:style-name="ce37" office:value-type="float" office:value="21617">
            <text:p>21617</text:p>
          </table:table-cell>
          <table:table-cell table:style-name="ce29" office:value-type="float" office:value="17188">
            <text:p>17188</text:p>
          </table:table-cell>
          <table:table-cell table:style-name="ce33" office:value-type="float" office:value="44329">
            <text:p>44329</text:p>
          </table:table-cell>
          <table:table-cell table:style-name="ce37" office:value-type="float" office:value="29391">
            <text:p>29391</text:p>
          </table:table-cell>
          <table:table-cell table:style-name="ce46" office:value-type="float" office:value="1550317">
            <text:p>1550317</text:p>
          </table:table-cell>
        </table:table-row>
      </table:table>
      <table:data-pilot-tables>
        <table:data-pilot-table table:name="Pivot1" table:application-data="" table:target-range-address="Feuille1.A309:Feuille1.BC805" table:buttons="Feuille1.A309 Feuille1.A310 Feuille1.A315 Feuille1.B315 Feuille1.C315 Feuille1.D312 Feuille1.E312 Feuille1.F312">
          <table:source-cell-range table:cell-range-address="Feuille1.A1:Feuille1.I307"/>
          <table:data-pilot-field table:source-field-name="Region" table:orientation="page" table:used-hierarchy="0" table:function="auto">
            <table:data-pilot-level table:show-empty="false">
              <table:data-pilot-members>
                <table:data-pilot-member table:name="east" table:display="true" table:show-details="true"/>
                <table:data-pilot-member table:name="north" table:display="true" table:show-details="true"/>
                <table:data-pilot-member table:name="south" table:display="true" table:show-details="true"/>
                <table:data-pilot-member table:name="wes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hief" table:orientation="column" table:used-hierarchy="0" table:function="auto">
            <table:data-pilot-level table:show-empty="false">
              <table:data-pilot-members>
                <table:data-pilot-member table:name="Alice" table:display="true" table:show-details="true"/>
                <table:data-pilot-member table:name="Arnaud" table:display="true" table:show-details="true"/>
                <table:data-pilot-member table:name="Christophe" table:display="true" table:show-details="true"/>
                <table:data-pilot-member table:name="Denis" table:display="true" table:show-details="true"/>
                <table:data-pilot-member table:name="Hervé" table:display="true" table:show-details="true"/>
                <table:data-pilot-member table:name="Mathieu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mployee" table:orientation="column" table:used-hierarchy="0" table:function="auto">
            <table:data-pilot-level table:show-empty="false">
              <table:data-pilot-members>
                <table:data-pilot-member table:name="Adam" table:display="true" table:show-details="true"/>
                <table:data-pilot-member table:name="Adrian" table:display="true" table:show-details="true"/>
                <table:data-pilot-member table:name="Agathe" table:display="true" table:show-details="true"/>
                <table:data-pilot-member table:name="Agnes" table:display="true" table:show-details="true"/>
                <table:data-pilot-member table:name="Anna" table:display="true" table:show-details="true"/>
                <table:data-pilot-member table:name="Christain" table:display="true" table:show-details="true"/>
                <table:data-pilot-member table:name="Elisabeth" table:display="true" table:show-details="true"/>
                <table:data-pilot-member table:name="Fabrice" table:display="true" table:show-details="true"/>
                <table:data-pilot-member table:name="Jean" table:display="true" table:show-details="true"/>
                <table:data-pilot-member table:name="Jean-Pierre" table:display="true" table:show-details="true"/>
                <table:data-pilot-member table:name="Jules" table:display="true" table:show-details="true"/>
                <table:data-pilot-member table:name="Marie" table:display="true" table:show-details="true"/>
                <table:data-pilot-member table:name="Nathan" table:display="true" table:show-details="true"/>
                <table:data-pilot-member table:name="Pierre" table:display="true" table:show-details="true"/>
                <table:data-pilot-member table:name="Quan" table:display="true" table:show-details="true"/>
                <table:data-pilot-member table:name="Sacha" table:display="true" table:show-details="true"/>
                <table:data-pilot-member table:name="Xavi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y" table:orientation="column" table:used-hierarchy="0" table:function="auto">
            <table:data-pilot-level table:show-empty="false">
              <table:data-pilot-members>
                <table:data-pilot-member table:name="Kitchen" table:display="true" table:show-details="true"/>
                <table:data-pilot-member table:name="Phone" table:display="true" table:show-details="true"/>
                <table:data-pilot-member table:name="Spor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>
              <table:data-pilot-members>
                <table:data-pilot-member table:name="20/01/2015" table:display="true" table:show-details="true"/>
                <table:data-pilot-member table:name="21/01/2015" table:display="true" table:show-details="true"/>
                <table:data-pilot-member table:name="22/01/2015" table:display="true" table:show-details="true"/>
                <table:data-pilot-member table:name="23/01/2015" table:display="true" table:show-details="true"/>
                <table:data-pilot-member table:name="24/01/2015" table:display="true" table:show-details="true"/>
                <table:data-pilot-member table:name="25/01/20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b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Sales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  <table:data-pilot-member table:name="93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>
              <table:data-pilot-members>
                <table:data-pilot-member table:name="4" table:display="true" table:show-details="true"/>
                <table:data-pilot-member table:name="38" table:display="true" table:show-details="true"/>
                <table:data-pilot-member table:name="47" table:display="true" table:show-details="true"/>
                <table:data-pilot-member table:name="63" table:display="true" table:show-details="true"/>
                <table:data-pilot-member table:name="69" table:display="true" table:show-details="true"/>
                <table:data-pilot-member table:name="178" table:display="true" table:show-details="true"/>
                <table:data-pilot-member table:name="279" table:display="true" table:show-details="true"/>
                <table:data-pilot-member table:name="318" table:display="true" table:show-details="true"/>
                <table:data-pilot-member table:name="338" table:display="true" table:show-details="true"/>
                <table:data-pilot-member table:name="364" table:display="true" table:show-details="true"/>
                <table:data-pilot-member table:name="373" table:display="true" table:show-details="true"/>
                <table:data-pilot-member table:name="479" table:display="true" table:show-details="true"/>
                <table:data-pilot-member table:name="496" table:display="true" table:show-details="true"/>
                <table:data-pilot-member table:name="543" table:display="true" table:show-details="true"/>
                <table:data-pilot-member table:name="652" table:display="true" table:show-details="true"/>
                <table:data-pilot-member table:name="655" table:display="true" table:show-details="true"/>
                <table:data-pilot-member table:name="682" table:display="true" table:show-details="true"/>
                <table:data-pilot-member table:name="715" table:display="true" table:show-details="true"/>
                <table:data-pilot-member table:name="721" table:display="true" table:show-details="true"/>
                <table:data-pilot-member table:name="723" table:display="true" table:show-details="true"/>
                <table:data-pilot-member table:name="780" table:display="true" table:show-details="true"/>
                <table:data-pilot-member table:name="789" table:display="true" table:show-details="true"/>
                <table:data-pilot-member table:name="808" table:display="true" table:show-details="true"/>
                <table:data-pilot-member table:name="816" table:display="true" table:show-details="true"/>
                <table:data-pilot-member table:name="818" table:display="true" table:show-details="true"/>
                <table:data-pilot-member table:name="836" table:display="true" table:show-details="true"/>
                <table:data-pilot-member table:name="851" table:display="true" table:show-details="true"/>
                <table:data-pilot-member table:name="866" table:display="true" table:show-details="true"/>
                <table:data-pilot-member table:name="870" table:display="true" table:show-details="true"/>
                <table:data-pilot-member table:name="887" table:display="true" table:show-details="true"/>
                <table:data-pilot-member table:name="924" table:display="true" table:show-details="true"/>
                <table:data-pilot-member table:name="953" table:display="true" table:show-details="true"/>
                <table:data-pilot-member table:name="982" table:display="true" table:show-details="true"/>
                <table:data-pilot-member table:name="1001" table:display="true" table:show-details="true"/>
                <table:data-pilot-member table:name="1019" table:display="true" table:show-details="true"/>
                <table:data-pilot-member table:name="1022" table:display="true" table:show-details="true"/>
                <table:data-pilot-member table:name="1080" table:display="true" table:show-details="true"/>
                <table:data-pilot-member table:name="1096" table:display="true" table:show-details="true"/>
                <table:data-pilot-member table:name="1124" table:display="true" table:show-details="true"/>
                <table:data-pilot-member table:name="1155" table:display="true" table:show-details="true"/>
                <table:data-pilot-member table:name="1158" table:display="true" table:show-details="true"/>
                <table:data-pilot-member table:name="1181" table:display="true" table:show-details="true"/>
                <table:data-pilot-member table:name="1184" table:display="true" table:show-details="true"/>
                <table:data-pilot-member table:name="1190" table:display="true" table:show-details="true"/>
                <table:data-pilot-member table:name="1200" table:display="true" table:show-details="true"/>
                <table:data-pilot-member table:name="1254" table:display="true" table:show-details="true"/>
                <table:data-pilot-member table:name="1287" table:display="true" table:show-details="true"/>
                <table:data-pilot-member table:name="1354" table:display="true" table:show-details="true"/>
                <table:data-pilot-member table:name="1382" table:display="true" table:show-details="true"/>
                <table:data-pilot-member table:name="1433" table:display="true" table:show-details="true"/>
                <table:data-pilot-member table:name="1456" table:display="true" table:show-details="true"/>
                <table:data-pilot-member table:name="1481" table:display="true" table:show-details="true"/>
                <table:data-pilot-member table:name="1504" table:display="true" table:show-details="true"/>
                <table:data-pilot-member table:name="1577" table:display="true" table:show-details="true"/>
                <table:data-pilot-member table:name="1579" table:display="true" table:show-details="true"/>
                <table:data-pilot-member table:name="1619" table:display="true" table:show-details="true"/>
                <table:data-pilot-member table:name="1626" table:display="true" table:show-details="true"/>
                <table:data-pilot-member table:name="1634" table:display="true" table:show-details="true"/>
                <table:data-pilot-member table:name="1739" table:display="true" table:show-details="true"/>
                <table:data-pilot-member table:name="1751" table:display="true" table:show-details="true"/>
                <table:data-pilot-member table:name="1755" table:display="true" table:show-details="true"/>
                <table:data-pilot-member table:name="1768" table:display="true" table:show-details="true"/>
                <table:data-pilot-member table:name="1769" table:display="true" table:show-details="true"/>
                <table:data-pilot-member table:name="1818" table:display="true" table:show-details="true"/>
                <table:data-pilot-member table:name="1852" table:display="true" table:show-details="true"/>
                <table:data-pilot-member table:name="1861" table:display="true" table:show-details="true"/>
                <table:data-pilot-member table:name="1893" table:display="true" table:show-details="true"/>
                <table:data-pilot-member table:name="2011" table:display="true" table:show-details="true"/>
                <table:data-pilot-member table:name="2132" table:display="true" table:show-details="true"/>
                <table:data-pilot-member table:name="2216" table:display="true" table:show-details="true"/>
                <table:data-pilot-member table:name="2218" table:display="true" table:show-details="true"/>
                <table:data-pilot-member table:name="2241" table:display="true" table:show-details="true"/>
                <table:data-pilot-member table:name="2244" table:display="true" table:show-details="true"/>
                <table:data-pilot-member table:name="2279" table:display="true" table:show-details="true"/>
                <table:data-pilot-member table:name="2281" table:display="true" table:show-details="true"/>
                <table:data-pilot-member table:name="2293" table:display="true" table:show-details="true"/>
                <table:data-pilot-member table:name="2381" table:display="true" table:show-details="true"/>
                <table:data-pilot-member table:name="2408" table:display="true" table:show-details="true"/>
                <table:data-pilot-member table:name="2418" table:display="true" table:show-details="true"/>
                <table:data-pilot-member table:name="2438" table:display="true" table:show-details="true"/>
                <table:data-pilot-member table:name="2442" table:display="true" table:show-details="true"/>
                <table:data-pilot-member table:name="2456" table:display="true" table:show-details="true"/>
                <table:data-pilot-member table:name="2550" table:display="true" table:show-details="true"/>
                <table:data-pilot-member table:name="2563" table:display="true" table:show-details="true"/>
                <table:data-pilot-member table:name="2611" table:display="true" table:show-details="true"/>
                <table:data-pilot-member table:name="2613" table:display="true" table:show-details="true"/>
                <table:data-pilot-member table:name="2730" table:display="true" table:show-details="true"/>
                <table:data-pilot-member table:name="2768" table:display="true" table:show-details="true"/>
                <table:data-pilot-member table:name="2836" table:display="true" table:show-details="true"/>
                <table:data-pilot-member table:name="2868" table:display="true" table:show-details="true"/>
                <table:data-pilot-member table:name="2891" table:display="true" table:show-details="true"/>
                <table:data-pilot-member table:name="2901" table:display="true" table:show-details="true"/>
                <table:data-pilot-member table:name="2913" table:display="true" table:show-details="true"/>
                <table:data-pilot-member table:name="2921" table:display="true" table:show-details="true"/>
                <table:data-pilot-member table:name="2954" table:display="true" table:show-details="true"/>
                <table:data-pilot-member table:name="2956" table:display="true" table:show-details="true"/>
                <table:data-pilot-member table:name="2978" table:display="true" table:show-details="true"/>
                <table:data-pilot-member table:name="2998" table:display="true" table:show-details="true"/>
                <table:data-pilot-member table:name="3000" table:display="true" table:show-details="true"/>
                <table:data-pilot-member table:name="3020" table:display="true" table:show-details="true"/>
                <table:data-pilot-member table:name="3079" table:display="true" table:show-details="true"/>
                <table:data-pilot-member table:name="3132" table:display="true" table:show-details="true"/>
                <table:data-pilot-member table:name="3134" table:display="true" table:show-details="true"/>
                <table:data-pilot-member table:name="3160" table:display="true" table:show-details="true"/>
                <table:data-pilot-member table:name="3162" table:display="true" table:show-details="true"/>
                <table:data-pilot-member table:name="3181" table:display="true" table:show-details="true"/>
                <table:data-pilot-member table:name="3286" table:display="true" table:show-details="true"/>
                <table:data-pilot-member table:name="3307" table:display="true" table:show-details="true"/>
                <table:data-pilot-member table:name="3347" table:display="true" table:show-details="true"/>
                <table:data-pilot-member table:name="3378" table:display="true" table:show-details="true"/>
                <table:data-pilot-member table:name="3463" table:display="true" table:show-details="true"/>
                <table:data-pilot-member table:name="3472" table:display="true" table:show-details="true"/>
                <table:data-pilot-member table:name="3538" table:display="true" table:show-details="true"/>
                <table:data-pilot-member table:name="3595" table:display="true" table:show-details="true"/>
                <table:data-pilot-member table:name="3604" table:display="true" table:show-details="true"/>
                <table:data-pilot-member table:name="3688" table:display="true" table:show-details="true"/>
                <table:data-pilot-member table:name="3705" table:display="true" table:show-details="true"/>
                <table:data-pilot-member table:name="3718" table:display="true" table:show-details="true"/>
                <table:data-pilot-member table:name="3883" table:display="true" table:show-details="true"/>
                <table:data-pilot-member table:name="3898" table:display="true" table:show-details="true"/>
                <table:data-pilot-member table:name="3933" table:display="true" table:show-details="true"/>
                <table:data-pilot-member table:name="3975" table:display="true" table:show-details="true"/>
                <table:data-pilot-member table:name="4043" table:display="true" table:show-details="true"/>
                <table:data-pilot-member table:name="4106" table:display="true" table:show-details="true"/>
                <table:data-pilot-member table:name="4140" table:display="true" table:show-details="true"/>
                <table:data-pilot-member table:name="4187" table:display="true" table:show-details="true"/>
                <table:data-pilot-member table:name="4228" table:display="true" table:show-details="true"/>
                <table:data-pilot-member table:name="4247" table:display="true" table:show-details="true"/>
                <table:data-pilot-member table:name="4292" table:display="true" table:show-details="true"/>
                <table:data-pilot-member table:name="4435" table:display="true" table:show-details="true"/>
                <table:data-pilot-member table:name="4436" table:display="true" table:show-details="true"/>
                <table:data-pilot-member table:name="4463" table:display="true" table:show-details="true"/>
                <table:data-pilot-member table:name="4502" table:display="true" table:show-details="true"/>
                <table:data-pilot-member table:name="4566" table:display="true" table:show-details="true"/>
                <table:data-pilot-member table:name="4577" table:display="true" table:show-details="true"/>
                <table:data-pilot-member table:name="4663" table:display="true" table:show-details="true"/>
                <table:data-pilot-member table:name="4668" table:display="true" table:show-details="true"/>
                <table:data-pilot-member table:name="4693" table:display="true" table:show-details="true"/>
                <table:data-pilot-member table:name="4695" table:display="true" table:show-details="true"/>
                <table:data-pilot-member table:name="4711" table:display="true" table:show-details="true"/>
                <table:data-pilot-member table:name="4732" table:display="true" table:show-details="true"/>
                <table:data-pilot-member table:name="4733" table:display="true" table:show-details="true"/>
                <table:data-pilot-member table:name="4777" table:display="true" table:show-details="true"/>
                <table:data-pilot-member table:name="4797" table:display="true" table:show-details="true"/>
                <table:data-pilot-member table:name="4880" table:display="true" table:show-details="true"/>
                <table:data-pilot-member table:name="4912" table:display="true" table:show-details="true"/>
                <table:data-pilot-member table:name="4976" table:display="true" table:show-details="true"/>
                <table:data-pilot-member table:name="5001" table:display="true" table:show-details="true"/>
                <table:data-pilot-member table:name="5030" table:display="true" table:show-details="true"/>
                <table:data-pilot-member table:name="5031" table:display="true" table:show-details="true"/>
                <table:data-pilot-member table:name="5091" table:display="true" table:show-details="true"/>
                <table:data-pilot-member table:name="5104" table:display="true" table:show-details="true"/>
                <table:data-pilot-member table:name="5126" table:display="true" table:show-details="true"/>
                <table:data-pilot-member table:name="5167" table:display="true" table:show-details="true"/>
                <table:data-pilot-member table:name="5173" table:display="true" table:show-details="true"/>
                <table:data-pilot-member table:name="5211" table:display="true" table:show-details="true"/>
                <table:data-pilot-member table:name="5285" table:display="true" table:show-details="true"/>
                <table:data-pilot-member table:name="5299" table:display="true" table:show-details="true"/>
                <table:data-pilot-member table:name="5309" table:display="true" table:show-details="true"/>
                <table:data-pilot-member table:name="5311" table:display="true" table:show-details="true"/>
                <table:data-pilot-member table:name="5369" table:display="true" table:show-details="true"/>
                <table:data-pilot-member table:name="5372" table:display="true" table:show-details="true"/>
                <table:data-pilot-member table:name="5374" table:display="true" table:show-details="true"/>
                <table:data-pilot-member table:name="5464" table:display="true" table:show-details="true"/>
                <table:data-pilot-member table:name="5468" table:display="true" table:show-details="true"/>
                <table:data-pilot-member table:name="5493" table:display="true" table:show-details="true"/>
                <table:data-pilot-member table:name="5598" table:display="true" table:show-details="true"/>
                <table:data-pilot-member table:name="5619" table:display="true" table:show-details="true"/>
                <table:data-pilot-member table:name="5668" table:display="true" table:show-details="true"/>
                <table:data-pilot-member table:name="5680" table:display="true" table:show-details="true"/>
                <table:data-pilot-member table:name="5712" table:display="true" table:show-details="true"/>
                <table:data-pilot-member table:name="5727" table:display="true" table:show-details="true"/>
                <table:data-pilot-member table:name="5805" table:display="true" table:show-details="true"/>
                <table:data-pilot-member table:name="5807" table:display="true" table:show-details="true"/>
                <table:data-pilot-member table:name="5862" table:display="true" table:show-details="true"/>
                <table:data-pilot-member table:name="6011" table:display="true" table:show-details="true"/>
                <table:data-pilot-member table:name="6018" table:display="true" table:show-details="true"/>
                <table:data-pilot-member table:name="6023" table:display="true" table:show-details="true"/>
                <table:data-pilot-member table:name="6070" table:display="true" table:show-details="true"/>
                <table:data-pilot-member table:name="6102" table:display="true" table:show-details="true"/>
                <table:data-pilot-member table:name="6114" table:display="true" table:show-details="true"/>
                <table:data-pilot-member table:name="6127" table:display="true" table:show-details="true"/>
                <table:data-pilot-member table:name="6159" table:display="true" table:show-details="true"/>
                <table:data-pilot-member table:name="6203" table:display="true" table:show-details="true"/>
                <table:data-pilot-member table:name="6228" table:display="true" table:show-details="true"/>
                <table:data-pilot-member table:name="6235" table:display="true" table:show-details="true"/>
                <table:data-pilot-member table:name="6336" table:display="true" table:show-details="true"/>
                <table:data-pilot-member table:name="6371" table:display="true" table:show-details="true"/>
                <table:data-pilot-member table:name="6374" table:display="true" table:show-details="true"/>
                <table:data-pilot-member table:name="6442" table:display="true" table:show-details="true"/>
                <table:data-pilot-member table:name="6468" table:display="true" table:show-details="true"/>
                <table:data-pilot-member table:name="6481" table:display="true" table:show-details="true"/>
                <table:data-pilot-member table:name="6492" table:display="true" table:show-details="true"/>
                <table:data-pilot-member table:name="6541" table:display="true" table:show-details="true"/>
                <table:data-pilot-member table:name="6549" table:display="true" table:show-details="true"/>
                <table:data-pilot-member table:name="6581" table:display="true" table:show-details="true"/>
                <table:data-pilot-member table:name="6644" table:display="true" table:show-details="true"/>
                <table:data-pilot-member table:name="6657" table:display="true" table:show-details="true"/>
                <table:data-pilot-member table:name="6722" table:display="true" table:show-details="true"/>
                <table:data-pilot-member table:name="6903" table:display="true" table:show-details="true"/>
                <table:data-pilot-member table:name="6934" table:display="true" table:show-details="true"/>
                <table:data-pilot-member table:name="6945" table:display="true" table:show-details="true"/>
                <table:data-pilot-member table:name="7071" table:display="true" table:show-details="true"/>
                <table:data-pilot-member table:name="7093" table:display="true" table:show-details="true"/>
                <table:data-pilot-member table:name="7097" table:display="true" table:show-details="true"/>
                <table:data-pilot-member table:name="7120" table:display="true" table:show-details="true"/>
                <table:data-pilot-member table:name="7189" table:display="true" table:show-details="true"/>
                <table:data-pilot-member table:name="7200" table:display="true" table:show-details="true"/>
                <table:data-pilot-member table:name="7208" table:display="true" table:show-details="true"/>
                <table:data-pilot-member table:name="7256" table:display="true" table:show-details="true"/>
                <table:data-pilot-member table:name="7271" table:display="true" table:show-details="true"/>
                <table:data-pilot-member table:name="7289" table:display="true" table:show-details="true"/>
                <table:data-pilot-member table:name="7320" table:display="true" table:show-details="true"/>
                <table:data-pilot-member table:name="7332" table:display="true" table:show-details="true"/>
                <table:data-pilot-member table:name="7347" table:display="true" table:show-details="true"/>
                <table:data-pilot-member table:name="7396" table:display="true" table:show-details="true"/>
                <table:data-pilot-member table:name="7436" table:display="true" table:show-details="true"/>
                <table:data-pilot-member table:name="7472" table:display="true" table:show-details="true"/>
                <table:data-pilot-member table:name="7518" table:display="true" table:show-details="true"/>
                <table:data-pilot-member table:name="7588" table:display="true" table:show-details="true"/>
                <table:data-pilot-member table:name="7634" table:display="true" table:show-details="true"/>
                <table:data-pilot-member table:name="7657" table:display="true" table:show-details="true"/>
                <table:data-pilot-member table:name="7672" table:display="true" table:show-details="true"/>
                <table:data-pilot-member table:name="7708" table:display="true" table:show-details="true"/>
                <table:data-pilot-member table:name="7711" table:display="true" table:show-details="true"/>
                <table:data-pilot-member table:name="7734" table:display="true" table:show-details="true"/>
                <table:data-pilot-member table:name="7739" table:display="true" table:show-details="true"/>
                <table:data-pilot-member table:name="7751" table:display="true" table:show-details="true"/>
                <table:data-pilot-member table:name="7773" table:display="true" table:show-details="true"/>
                <table:data-pilot-member table:name="7800" table:display="true" table:show-details="true"/>
                <table:data-pilot-member table:name="7802" table:display="true" table:show-details="true"/>
                <table:data-pilot-member table:name="7891" table:display="true" table:show-details="true"/>
                <table:data-pilot-member table:name="7893" table:display="true" table:show-details="true"/>
                <table:data-pilot-member table:name="7920" table:display="true" table:show-details="true"/>
                <table:data-pilot-member table:name="8006" table:display="true" table:show-details="true"/>
                <table:data-pilot-member table:name="8019" table:display="true" table:show-details="true"/>
                <table:data-pilot-member table:name="8095" table:display="true" table:show-details="true"/>
                <table:data-pilot-member table:name="8138" table:display="true" table:show-details="true"/>
                <table:data-pilot-member table:name="8186" table:display="true" table:show-details="true"/>
                <table:data-pilot-member table:name="8344" table:display="true" table:show-details="true"/>
                <table:data-pilot-member table:name="8379" table:display="true" table:show-details="true"/>
                <table:data-pilot-member table:name="8423" table:display="true" table:show-details="true"/>
                <table:data-pilot-member table:name="8435" table:display="true" table:show-details="true"/>
                <table:data-pilot-member table:name="8499" table:display="true" table:show-details="true"/>
                <table:data-pilot-member table:name="8526" table:display="true" table:show-details="true"/>
                <table:data-pilot-member table:name="8541" table:display="true" table:show-details="true"/>
                <table:data-pilot-member table:name="8558" table:display="true" table:show-details="true"/>
                <table:data-pilot-member table:name="8575" table:display="true" table:show-details="true"/>
                <table:data-pilot-member table:name="8596" table:display="true" table:show-details="true"/>
                <table:data-pilot-member table:name="8600" table:display="true" table:show-details="true"/>
                <table:data-pilot-member table:name="8611" table:display="true" table:show-details="true"/>
                <table:data-pilot-member table:name="8616" table:display="true" table:show-details="true"/>
                <table:data-pilot-member table:name="8628" table:display="true" table:show-details="true"/>
                <table:data-pilot-member table:name="8676" table:display="true" table:show-details="true"/>
                <table:data-pilot-member table:name="8719" table:display="true" table:show-details="true"/>
                <table:data-pilot-member table:name="8885" table:display="true" table:show-details="true"/>
                <table:data-pilot-member table:name="8938" table:display="true" table:show-details="true"/>
                <table:data-pilot-member table:name="8939" table:display="true" table:show-details="true"/>
                <table:data-pilot-member table:name="8947" table:display="true" table:show-details="true"/>
                <table:data-pilot-member table:name="8967" table:display="true" table:show-details="true"/>
                <table:data-pilot-member table:name="8985" table:display="true" table:show-details="true"/>
                <table:data-pilot-member table:name="8986" table:display="true" table:show-details="true"/>
                <table:data-pilot-member table:name="9042" table:display="true" table:show-details="true"/>
                <table:data-pilot-member table:name="9124" table:display="true" table:show-details="true"/>
                <table:data-pilot-member table:name="9152" table:display="true" table:show-details="true"/>
                <table:data-pilot-member table:name="9224" table:display="true" table:show-details="true"/>
                <table:data-pilot-member table:name="9228" table:display="true" table:show-details="true"/>
                <table:data-pilot-member table:name="9301" table:display="true" table:show-details="true"/>
                <table:data-pilot-member table:name="9320" table:display="true" table:show-details="true"/>
                <table:data-pilot-member table:name="9332" table:display="true" table:show-details="true"/>
                <table:data-pilot-member table:name="9374" table:display="true" table:show-details="true"/>
                <table:data-pilot-member table:name="9405" table:display="true" table:show-details="true"/>
                <table:data-pilot-member table:name="9431" table:display="true" table:show-details="true"/>
                <table:data-pilot-member table:name="9451" table:display="true" table:show-details="true"/>
                <table:data-pilot-member table:name="9469" table:display="true" table:show-details="true"/>
                <table:data-pilot-member table:name="9518" table:display="true" table:show-details="true"/>
                <table:data-pilot-member table:name="9519" table:display="true" table:show-details="true"/>
                <table:data-pilot-member table:name="9521" table:display="true" table:show-details="true"/>
                <table:data-pilot-member table:name="9525" table:display="true" table:show-details="true"/>
                <table:data-pilot-member table:name="9533" table:display="true" table:show-details="true"/>
                <table:data-pilot-member table:name="9548" table:display="true" table:show-details="true"/>
                <table:data-pilot-member table:name="9611" table:display="true" table:show-details="true"/>
                <table:data-pilot-member table:name="9616" table:display="true" table:show-details="true"/>
                <table:data-pilot-member table:name="9637" table:display="true" table:show-details="true"/>
                <table:data-pilot-member table:name="9639" table:display="true" table:show-details="true"/>
                <table:data-pilot-member table:name="9657" table:display="true" table:show-details="true"/>
                <table:data-pilot-member table:name="9658" table:display="true" table:show-details="true"/>
                <table:data-pilot-member table:name="9667" table:display="true" table:show-details="true"/>
                <table:data-pilot-member table:name="9675" table:display="true" table:show-details="true"/>
                <table:data-pilot-member table:name="9706" table:display="true" table:show-details="true"/>
                <table:data-pilot-member table:name="9712" table:display="true" table:show-details="true"/>
                <table:data-pilot-member table:name="9749" table:display="true" table:show-details="true"/>
                <table:data-pilot-member table:name="9770" table:display="true" table:show-details="true"/>
                <table:data-pilot-member table:name="9804" table:display="true" table:show-details="true"/>
                <table:data-pilot-member table:name="9826" table:display="true" table:show-details="true"/>
                <table:data-pilot-member table:name="9842" table:display="true" table:show-details="true"/>
                <table:data-pilot-member table:name="9889" table:display="true" table:show-details="true"/>
                <table:data-pilot-member table:name="9921" table:display="true" table:show-details="true"/>
                <table:data-pilot-member table:name="9934" table:display="true" table:show-details="true"/>
                <table:data-pilot-member table:name="9961" table:display="true" table:show-details="true"/>
                <table:data-pilot-member table:name="9976" table:display="true" table:show-details="true"/>
                <table:data-pilot-member table:name="9980" table:display="true" table:show-details="true"/>
                <table:data-pilot-member table:name="998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amp_20_du_20_tableau_20_croisé" style:display-name="Champ du tableau croisé" style:family="table-cell" style:parent-style-name="Default"/>
    <style:style style:name="Coin_20_du_20_tableau_20_croisé" style:display-name="Coin du tableau croisé" style:family="table-cell" style:parent-style-name="Default"/>
    <style:style style:name="Valeur_20_du_20_tableau_20_croisé" style:display-name="Valeur du tableau croisé" style:family="table-cell" style:parent-style-name="Default"/>
    <style:style style:name="Catégorie_20_du_20_tableau_20_croisé" style:display-name="Catégorie du tableau croisé" style:family="table-cell" style:parent-style-name="Default">
      <style:table-cell-properties style:text-align-source="fix" style:repeat-content="false"/>
      <style:paragraph-properties fo:text-align="start"/>
    </style:style>
    <style:style style:name="Titre_20_du_20_tableau_20_croisé" style:display-name="Titre du tableau croisé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ésultat_20_du_20_tableau_20_croisé" style:display-name="Résultat du tableau croisé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15/12/2015</text:date>, <text:time>16:3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5T16:32:24</dc:date>
    <dc:creator>Denis Beurive</dc:creator>
    <meta:document-statistic meta:table-count="1" meta:cell-count="4791" meta:object-count="0"/>
    <meta:generator>OpenOffice/4.1.2$Unix OpenOffice.org_project/412m3$Build-9782</meta:generator>
  </office:meta>
</office:document-meta>
</file>